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1.0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9.45pt"/>
    </style:style>
    <style:style style:name="co4" style:family="table-column">
      <style:table-column-properties fo:break-before="auto" style:column-width="72.54pt"/>
    </style:style>
    <style:style style:name="co5" style:family="table-column">
      <style:table-column-properties fo:break-before="auto" style:column-width="61.74pt"/>
    </style:style>
    <style:style style:name="co6" style:family="table-column">
      <style:table-column-properties fo:break-before="auto" style:column-width="73.3pt"/>
    </style:style>
    <style:style style:name="co7" style:family="table-column">
      <style:table-column-properties fo:break-before="auto" style:column-width="57.09pt"/>
    </style:style>
    <style:style style:name="co8" style:family="table-column">
      <style:table-column-properties fo:break-before="auto" style:column-width="49.66pt"/>
    </style:style>
    <style:style style:name="co9" style:family="table-column">
      <style:table-column-properties fo:break-before="auto" style:column-width="71.01pt"/>
    </style:style>
    <style:style style:name="co10" style:family="table-column">
      <style:table-column-properties fo:break-before="auto" style:column-width="57.86pt"/>
    </style:style>
    <style:style style:name="co11" style:family="table-column">
      <style:table-column-properties fo:break-before="auto" style:column-width="84.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6.26pt" fo:break-before="auto" style:use-optimal-row-height="true"/>
    </style:style>
    <style:style style:name="ro3" style:family="table-row">
      <style:table-row-properties style:row-height="23.95pt" fo:break-before="auto" style:use-optimal-row-height="true"/>
    </style:style>
    <style:style style:name="ro4" style:family="table-row">
      <style:table-row-properties style:row-height="35.04pt" fo:break-before="auto" style:use-optimal-row-height="true"/>
    </style:style>
    <style:style style:name="ro5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 style:vertical-align="middle"/>
      <style:paragraph-properties fo:text-align="center" fo:margin-left="0pt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3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3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13"/>
    </style:style>
    <style:style style:name="ce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13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23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23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33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33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.B43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.B43"/>
    </style:style>
    <style:style style:name="ce1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3"/>
    </style:style>
    <style:style style:name="ce15" style:family="table-cell" style:parent-style-name="Default">
      <style:table-cell-properties fo:border="0.74pt solid #000000"/>
      <style:map style:condition="is-true-formula(ISEVEN(ROW()))" style:apply-style-name="GrayRow" style:base-cell-address="SummaryData.B3"/>
    </style:style>
    <style:style style:name="ce1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13"/>
    </style:style>
    <style:style style:name="ce17" style:family="table-cell" style:parent-style-name="Default">
      <style:table-cell-properties fo:border="0.74pt solid #000000"/>
      <style:map style:condition="is-true-formula(ISEVEN(ROW()))" style:apply-style-name="GrayRow" style:base-cell-address="SummaryData.B13"/>
    </style:style>
    <style:style style:name="ce1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23"/>
    </style:style>
    <style:style style:name="ce19" style:family="table-cell" style:parent-style-name="Default">
      <style:table-cell-properties fo:border="0.74pt solid #000000"/>
      <style:map style:condition="is-true-formula(ISEVEN(ROW()))" style:apply-style-name="GrayRow" style:base-cell-address="SummaryData.C23"/>
    </style:style>
    <style:style style:name="ce20" style:family="table-cell" style:parent-style-name="Default">
      <style:table-cell-properties fo:border="0.74pt solid #000000"/>
      <style:map style:condition="is-true-formula(ISEVEN(ROW()))" style:apply-style-name="GrayRow" style:base-cell-address="SummaryData.C23"/>
    </style:style>
    <style:style style:name="ce2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33"/>
    </style:style>
    <style:style style:name="ce22" style:family="table-cell" style:parent-style-name="Default">
      <style:table-cell-properties fo:border="0.74pt solid #000000"/>
      <style:map style:condition="is-true-formula(ISEVEN(ROW()))" style:apply-style-name="GrayRow" style:base-cell-address="SummaryData.B33"/>
    </style:style>
    <style:style style:name="ce2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43"/>
    </style:style>
    <style:style style:name="ce24" style:family="table-cell" style:parent-style-name="Default">
      <style:table-cell-properties fo:border="0.74pt solid #000000"/>
      <style:map style:condition="is-true-formula(ISEVEN(ROW()))" style:apply-style-name="GrayRow" style:base-cell-address="SummaryData.B43"/>
    </style:style>
    <style:style style:name="ce2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B13"/>
    </style:style>
    <style:style style:name="ce2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C23"/>
    </style:style>
    <style:style style:name="ce2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3"/>
    </style:style>
    <style:style style:name="ce28" style:family="table-cell" style:parent-style-name="Default">
      <style:table-cell-properties fo:border="0.74pt solid #000000"/>
      <style:map style:condition="is-true-formula(ISEVEN(ROW()))" style:apply-style-name="GrayRow" style:base-cell-address="SummaryData.F3"/>
    </style:style>
    <style:style style:name="ce29" style:family="table-cell" style:parent-style-name="Default">
      <style:table-cell-properties fo:border="0.74pt solid #000000"/>
      <style:map style:condition="is-true-formula(ISEVEN(ROW()))" style:apply-style-name="GrayRow" style:base-cell-address="SummaryData.B3"/>
    </style:style>
    <style:style style:name="ce30" style:family="table-cell" style:parent-style-name="Default">
      <style:table-cell-properties fo:border="0.74pt solid #000000"/>
      <style:map style:condition="is-true-formula(ISEVEN(ROW()))" style:apply-style-name="GrayRow" style:base-cell-address="SummaryData.F12"/>
    </style:style>
    <style:style style:name="ce3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13"/>
    </style:style>
    <style:style style:name="ce32" style:family="table-cell" style:parent-style-name="Default">
      <style:table-cell-properties fo:border="0.74pt solid #000000"/>
      <style:map style:condition="is-true-formula(ISEVEN(ROW()))" style:apply-style-name="GrayRow" style:base-cell-address="SummaryData.F14"/>
    </style:style>
    <style:style style:name="ce33" style:family="table-cell" style:parent-style-name="Default">
      <style:table-cell-properties fo:border="0.74pt solid #000000"/>
      <style:map style:condition="is-true-formula(ISEVEN(ROW()))" style:apply-style-name="GrayRow" style:base-cell-address="SummaryData.B13"/>
    </style:style>
    <style:style style:name="ce3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23"/>
    </style:style>
    <style:style style:name="ce35" style:family="table-cell" style:parent-style-name="Default">
      <style:table-cell-properties fo:border="0.74pt solid #000000"/>
      <style:map style:condition="is-true-formula(ISEVEN(ROW()))" style:apply-style-name="GrayRow" style:base-cell-address="SummaryData.F23"/>
    </style:style>
    <style:style style:name="ce36" style:family="table-cell" style:parent-style-name="Default">
      <style:table-cell-properties fo:border="0.74pt solid #000000"/>
      <style:map style:condition="is-true-formula(ISEVEN(ROW()))" style:apply-style-name="GrayRow" style:base-cell-address="SummaryData.B23"/>
    </style:style>
    <style:style style:name="ce37" style:family="table-cell" style:parent-style-name="Default">
      <style:table-cell-properties fo:border="0.74pt solid #000000"/>
      <style:map style:condition="is-true-formula(ISEVEN(ROW()))" style:apply-style-name="GrayRow" style:base-cell-address="SummaryData.F32"/>
    </style:style>
    <style:style style:name="ce3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.F33"/>
    </style:style>
    <style:style style:name="ce39" style:family="table-cell" style:parent-style-name="Default">
      <style:table-cell-properties fo:border="0.74pt solid #000000"/>
      <style:map style:condition="is-true-formula(ISEVEN(ROW()))" style:apply-style-name="GrayRow" style:base-cell-address="SummaryData.F33"/>
    </style:style>
    <style:style style:name="ce40" style:family="table-cell" style:parent-style-name="Default">
      <style:table-cell-properties fo:border="0.74pt solid #000000"/>
      <style:map style:condition="is-true-formula(ISEVEN(ROW()))" style:apply-style-name="GrayRow" style:base-cell-address="SummaryData.B33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42" style:family="table-cell" style:parent-style-name="Default" style:data-style-name="N1"/>
    <style:style style:name="ce43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.G37"/>
    </style:style>
    <style:style style:name="ce4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text-properties fo:font-weight="bold" style:font-weight-asian="bold" style:font-weight-complex="bold"/>
    </style:style>
    <style:style style:name="ce45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order-left="2.01pt solid #000000" fo:border-right="none" fo:border-top="none" style:vertical-align="middle"/>
      <style:paragraph-properties fo:text-align="center" fo:margin-left="0pt"/>
    </style:style>
    <style:style style:name="ce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"/>
    </style:style>
    <style:style style:name="ce4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"/>
    </style:style>
    <style:style style:name="ce5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9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10"/>
    </style:style>
    <style:style style:name="ce5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0"/>
    </style:style>
    <style:style style:name="ce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5"/>
    </style:style>
    <style:style style:name="ce5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16"/>
    </style:style>
    <style:style style:name="ce5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16"/>
    </style:style>
    <style:style style:name="ce5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1"/>
    </style:style>
    <style:style style:name="ce5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22"/>
    </style:style>
    <style:style style:name="ce5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2"/>
    </style:style>
    <style:style style:name="ce5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7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28"/>
    </style:style>
    <style:style style:name="ce6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28"/>
    </style:style>
    <style:style style:name="ce6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3"/>
    </style:style>
    <style:style style:name="ce6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34"/>
    </style:style>
    <style:style style:name="ce6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4"/>
    </style:style>
    <style:style style:name="ce6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39"/>
    </style:style>
    <style:style style:name="ce6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0"/>
    </style:style>
    <style:style style:name="ce6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0"/>
    </style:style>
    <style:style style:name="ce6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5"/>
    </style:style>
    <style:style style:name="ce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46"/>
    </style:style>
    <style:style style:name="ce7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46"/>
    </style:style>
    <style:style style:name="ce7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1"/>
    </style:style>
    <style:style style:name="ce7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52"/>
    </style:style>
    <style:style style:name="ce7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2"/>
    </style:style>
    <style:style style:name="ce7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7"/>
    </style:style>
    <style:style style:name="ce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B58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58"/>
    </style:style>
    <style:style style:name="ce7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B63"/>
    </style:style>
    <style:style style:name="ce78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2.01pt solid #000000"/>
      <style:paragraph-properties fo:text-align="center" fo:margin-left="0pt"/>
      <style:text-properties fo:font-weight="bold" style:font-weight-asian="bold" style:font-weight-complex="bold"/>
    </style:style>
    <style:style style:name="ce7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"/>
    </style:style>
    <style:style style:name="ce80" style:family="table-cell" style:parent-style-name="Default">
      <style:table-cell-properties fo:border="0.74pt solid #000000"/>
      <style:map style:condition="is-true-formula(ISEVEN(ROW()))" style:apply-style-name="GrayRow" style:base-cell-address="TargetData.B4"/>
    </style:style>
    <style:style style:name="ce81" style:family="table-cell" style:parent-style-name="Default">
      <style:table-cell-properties fo:border="0.74pt solid #000000"/>
      <style:map style:condition="is-true-formula(ISEVEN(ROW()))" style:apply-style-name="GrayRow" style:base-cell-address="TargetData.B9"/>
    </style:style>
    <style:style style:name="ce8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10"/>
    </style:style>
    <style:style style:name="ce83" style:family="table-cell" style:parent-style-name="Default">
      <style:table-cell-properties fo:border="0.74pt solid #000000"/>
      <style:map style:condition="is-true-formula(ISEVEN(ROW()))" style:apply-style-name="GrayRow" style:base-cell-address="TargetData.B10"/>
    </style:style>
    <style:style style:name="ce84" style:family="table-cell" style:parent-style-name="Default">
      <style:table-cell-properties fo:border="0.74pt solid #000000"/>
      <style:map style:condition="is-true-formula(ISEVEN(ROW()))" style:apply-style-name="GrayRow" style:base-cell-address="TargetData.B15"/>
    </style:style>
    <style:style style:name="ce85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16"/>
    </style:style>
    <style:style style:name="ce86" style:family="table-cell" style:parent-style-name="Default">
      <style:table-cell-properties fo:border="0.74pt solid #000000"/>
      <style:map style:condition="is-true-formula(ISEVEN(ROW()))" style:apply-style-name="GrayRow" style:base-cell-address="TargetData.B16"/>
    </style:style>
    <style:style style:name="ce87" style:family="table-cell" style:parent-style-name="Default">
      <style:table-cell-properties fo:border="0.74pt solid #000000"/>
      <style:map style:condition="is-true-formula(ISEVEN(ROW()))" style:apply-style-name="GrayRow" style:base-cell-address="TargetData.B21"/>
    </style:style>
    <style:style style:name="ce8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22"/>
    </style:style>
    <style:style style:name="ce89" style:family="table-cell" style:parent-style-name="Default">
      <style:table-cell-properties fo:border="0.74pt solid #000000"/>
      <style:map style:condition="is-true-formula(ISEVEN(ROW()))" style:apply-style-name="GrayRow" style:base-cell-address="TargetData.B22"/>
    </style:style>
    <style:style style:name="ce90" style:family="table-cell" style:parent-style-name="Default">
      <style:table-cell-properties fo:border="0.74pt solid #000000"/>
      <style:map style:condition="is-true-formula(ISEVEN(ROW()))" style:apply-style-name="GrayRow" style:base-cell-address="TargetData.B27"/>
    </style:style>
    <style:style style:name="ce9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28"/>
    </style:style>
    <style:style style:name="ce92" style:family="table-cell" style:parent-style-name="Default">
      <style:table-cell-properties fo:border="0.74pt solid #000000"/>
      <style:map style:condition="is-true-formula(ISEVEN(ROW()))" style:apply-style-name="GrayRow" style:base-cell-address="TargetData.B28"/>
    </style:style>
    <style:style style:name="ce93" style:family="table-cell" style:parent-style-name="Default">
      <style:table-cell-properties fo:border="0.74pt solid #000000"/>
      <style:map style:condition="is-true-formula(ISEVEN(ROW()))" style:apply-style-name="GrayRow" style:base-cell-address="TargetData.B33"/>
    </style:style>
    <style:style style:name="ce9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34"/>
    </style:style>
    <style:style style:name="ce95" style:family="table-cell" style:parent-style-name="Default">
      <style:table-cell-properties fo:border="0.74pt solid #000000"/>
      <style:map style:condition="is-true-formula(ISEVEN(ROW()))" style:apply-style-name="GrayRow" style:base-cell-address="TargetData.B34"/>
    </style:style>
    <style:style style:name="ce96" style:family="table-cell" style:parent-style-name="Default">
      <style:table-cell-properties fo:border="0.74pt solid #000000"/>
      <style:map style:condition="is-true-formula(ISEVEN(ROW()))" style:apply-style-name="GrayRow" style:base-cell-address="TargetData.B39"/>
    </style:style>
    <style:style style:name="ce9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0"/>
    </style:style>
    <style:style style:name="ce98" style:family="table-cell" style:parent-style-name="Default">
      <style:table-cell-properties fo:border="0.74pt solid #000000"/>
      <style:map style:condition="is-true-formula(ISEVEN(ROW()))" style:apply-style-name="GrayRow" style:base-cell-address="TargetData.B40"/>
    </style:style>
    <style:style style:name="ce99" style:family="table-cell" style:parent-style-name="Default">
      <style:table-cell-properties fo:border="0.74pt solid #000000"/>
      <style:map style:condition="is-true-formula(ISEVEN(ROW()))" style:apply-style-name="GrayRow" style:base-cell-address="TargetData.B45"/>
    </style:style>
    <style:style style:name="ce10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46"/>
    </style:style>
    <style:style style:name="ce101" style:family="table-cell" style:parent-style-name="Default">
      <style:table-cell-properties fo:border="0.74pt solid #000000"/>
      <style:map style:condition="is-true-formula(ISEVEN(ROW()))" style:apply-style-name="GrayRow" style:base-cell-address="TargetData.B46"/>
    </style:style>
    <style:style style:name="ce102" style:family="table-cell" style:parent-style-name="Default">
      <style:table-cell-properties fo:border="0.74pt solid #000000"/>
      <style:map style:condition="is-true-formula(ISEVEN(ROW()))" style:apply-style-name="GrayRow" style:base-cell-address="TargetData.B51"/>
    </style:style>
    <style:style style:name="ce103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B52"/>
    </style:style>
    <style:style style:name="ce104" style:family="table-cell" style:parent-style-name="Default">
      <style:table-cell-properties fo:border="0.74pt solid #000000"/>
      <style:map style:condition="is-true-formula(ISEVEN(ROW()))" style:apply-style-name="GrayRow" style:base-cell-address="TargetData.B52"/>
    </style:style>
    <style:style style:name="ce105" style:family="table-cell" style:parent-style-name="Default">
      <style:table-cell-properties fo:border="0.74pt solid #000000"/>
      <style:map style:condition="is-true-formula(ISEVEN(ROW()))" style:apply-style-name="GrayRow" style:base-cell-address="TargetData.B57"/>
    </style:style>
    <style:style style:name="ce10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C58"/>
    </style:style>
    <style:style style:name="ce107" style:family="table-cell" style:parent-style-name="Default">
      <style:table-cell-properties fo:border="0.74pt solid #000000"/>
      <style:map style:condition="is-true-formula(ISEVEN(ROW()))" style:apply-style-name="GrayRow" style:base-cell-address="TargetData.C59"/>
    </style:style>
    <style:style style:name="ce10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"/>
    </style:style>
    <style:style style:name="ce109" style:family="table-cell" style:parent-style-name="Default">
      <style:table-cell-properties fo:border="0.74pt solid #000000"/>
      <style:map style:condition="is-true-formula(ISEVEN(ROW()))" style:apply-style-name="GrayRow" style:base-cell-address="TargetData.D4"/>
    </style:style>
    <style:style style:name="ce11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10"/>
    </style:style>
    <style:style style:name="ce111" style:family="table-cell" style:parent-style-name="Default">
      <style:table-cell-properties fo:border="0.74pt solid #000000"/>
      <style:map style:condition="is-true-formula(ISEVEN(ROW()))" style:apply-style-name="GrayRow" style:base-cell-address="TargetData.D10"/>
    </style:style>
    <style:style style:name="ce11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16"/>
    </style:style>
    <style:style style:name="ce113" style:family="table-cell" style:parent-style-name="Default">
      <style:table-cell-properties fo:border="0.74pt solid #000000"/>
      <style:map style:condition="is-true-formula(ISEVEN(ROW()))" style:apply-style-name="GrayRow" style:base-cell-address="TargetData.D16"/>
    </style:style>
    <style:style style:name="ce11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22"/>
    </style:style>
    <style:style style:name="ce115" style:family="table-cell" style:parent-style-name="Default">
      <style:table-cell-properties fo:border="0.74pt solid #000000"/>
      <style:map style:condition="is-true-formula(ISEVEN(ROW()))" style:apply-style-name="GrayRow" style:base-cell-address="TargetData.D22"/>
    </style:style>
    <style:style style:name="ce11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28"/>
    </style:style>
    <style:style style:name="ce117" style:family="table-cell" style:parent-style-name="Default">
      <style:table-cell-properties fo:border="0.74pt solid #000000"/>
      <style:map style:condition="is-true-formula(ISEVEN(ROW()))" style:apply-style-name="GrayRow" style:base-cell-address="TargetData.D28"/>
    </style:style>
    <style:style style:name="ce11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34"/>
    </style:style>
    <style:style style:name="ce119" style:family="table-cell" style:parent-style-name="Default">
      <style:table-cell-properties fo:border="0.74pt solid #000000"/>
      <style:map style:condition="is-true-formula(ISEVEN(ROW()))" style:apply-style-name="GrayRow" style:base-cell-address="TargetData.D34"/>
    </style:style>
    <style:style style:name="ce12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0"/>
    </style:style>
    <style:style style:name="ce121" style:family="table-cell" style:parent-style-name="Default">
      <style:table-cell-properties fo:border="0.74pt solid #000000"/>
      <style:map style:condition="is-true-formula(ISEVEN(ROW()))" style:apply-style-name="GrayRow" style:base-cell-address="TargetData.D40"/>
    </style:style>
    <style:style style:name="ce12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46"/>
    </style:style>
    <style:style style:name="ce123" style:family="table-cell" style:parent-style-name="Default">
      <style:table-cell-properties fo:border="0.74pt solid #000000"/>
      <style:map style:condition="is-true-formula(ISEVEN(ROW()))" style:apply-style-name="GrayRow" style:base-cell-address="TargetData.D46"/>
    </style:style>
    <style:style style:name="ce12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52"/>
    </style:style>
    <style:style style:name="ce125" style:family="table-cell" style:parent-style-name="Default">
      <style:table-cell-properties fo:border="0.74pt solid #000000"/>
      <style:map style:condition="is-true-formula(ISEVEN(ROW()))" style:apply-style-name="GrayRow" style:base-cell-address="TargetData.D52"/>
    </style:style>
    <style:style style:name="ce12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D58"/>
    </style:style>
    <style:style style:name="ce1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"/>
    </style:style>
    <style:style style:name="ce12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"/>
    </style:style>
    <style:style style:name="ce1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9"/>
    </style:style>
    <style:style style:name="ce1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10"/>
    </style:style>
    <style:style style:name="ce13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0"/>
    </style:style>
    <style:style style:name="ce13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5"/>
    </style:style>
    <style:style style:name="ce1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16"/>
    </style:style>
    <style:style style:name="ce13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16"/>
    </style:style>
    <style:style style:name="ce1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1"/>
    </style:style>
    <style:style style:name="ce13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22"/>
    </style:style>
    <style:style style:name="ce13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2"/>
    </style:style>
    <style:style style:name="ce13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7"/>
    </style:style>
    <style:style style:name="ce1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28"/>
    </style:style>
    <style:style style:name="ce14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28"/>
    </style:style>
    <style:style style:name="ce14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3"/>
    </style:style>
    <style:style style:name="ce14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34"/>
    </style:style>
    <style:style style:name="ce14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4"/>
    </style:style>
    <style:style style:name="ce14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39"/>
    </style:style>
    <style:style style:name="ce14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0"/>
    </style:style>
    <style:style style:name="ce14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0"/>
    </style:style>
    <style:style style:name="ce14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5"/>
    </style:style>
    <style:style style:name="ce14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46"/>
    </style:style>
    <style:style style:name="ce14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46"/>
    </style:style>
    <style:style style:name="ce15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1"/>
    </style:style>
    <style:style style:name="ce15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2"/>
    </style:style>
    <style:style style:name="ce15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7"/>
    </style:style>
    <style:style style:name="ce1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E58"/>
    </style:style>
    <style:style style:name="ce15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58"/>
    </style:style>
    <style:style style:name="ce15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E63"/>
    </style:style>
    <style:style style:name="ce15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"/>
    </style:style>
    <style:style style:name="ce159" style:family="table-cell" style:parent-style-name="Default">
      <style:table-cell-properties fo:border="0.74pt solid #000000"/>
      <style:map style:condition="is-true-formula(ISEVEN(ROW()))" style:apply-style-name="GrayRow" style:base-cell-address="TargetData.E4"/>
    </style:style>
    <style:style style:name="ce160" style:family="table-cell" style:parent-style-name="Default">
      <style:table-cell-properties fo:border="0.74pt solid #000000"/>
      <style:map style:condition="is-true-formula(ISEVEN(ROW()))" style:apply-style-name="GrayRow" style:base-cell-address="TargetData.E9"/>
    </style:style>
    <style:style style:name="ce16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10"/>
    </style:style>
    <style:style style:name="ce162" style:family="table-cell" style:parent-style-name="Default">
      <style:table-cell-properties fo:border="0.74pt solid #000000"/>
      <style:map style:condition="is-true-formula(ISEVEN(ROW()))" style:apply-style-name="GrayRow" style:base-cell-address="TargetData.E10"/>
    </style:style>
    <style:style style:name="ce163" style:family="table-cell" style:parent-style-name="Default">
      <style:table-cell-properties fo:border="0.74pt solid #000000"/>
      <style:map style:condition="is-true-formula(ISEVEN(ROW()))" style:apply-style-name="GrayRow" style:base-cell-address="TargetData.E15"/>
    </style:style>
    <style:style style:name="ce16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16"/>
    </style:style>
    <style:style style:name="ce165" style:family="table-cell" style:parent-style-name="Default">
      <style:table-cell-properties fo:border="0.74pt solid #000000"/>
      <style:map style:condition="is-true-formula(ISEVEN(ROW()))" style:apply-style-name="GrayRow" style:base-cell-address="TargetData.E16"/>
    </style:style>
    <style:style style:name="ce166" style:family="table-cell" style:parent-style-name="Default">
      <style:table-cell-properties fo:border="0.74pt solid #000000"/>
      <style:map style:condition="is-true-formula(ISEVEN(ROW()))" style:apply-style-name="GrayRow" style:base-cell-address="TargetData.E21"/>
    </style:style>
    <style:style style:name="ce16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22"/>
    </style:style>
    <style:style style:name="ce168" style:family="table-cell" style:parent-style-name="Default">
      <style:table-cell-properties fo:border="0.74pt solid #000000"/>
      <style:map style:condition="is-true-formula(ISEVEN(ROW()))" style:apply-style-name="GrayRow" style:base-cell-address="TargetData.E22"/>
    </style:style>
    <style:style style:name="ce169" style:family="table-cell" style:parent-style-name="Default">
      <style:table-cell-properties fo:border="0.74pt solid #000000"/>
      <style:map style:condition="is-true-formula(ISEVEN(ROW()))" style:apply-style-name="GrayRow" style:base-cell-address="TargetData.E27"/>
    </style:style>
    <style:style style:name="ce17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28"/>
    </style:style>
    <style:style style:name="ce171" style:family="table-cell" style:parent-style-name="Default">
      <style:table-cell-properties fo:border="0.74pt solid #000000"/>
      <style:map style:condition="is-true-formula(ISEVEN(ROW()))" style:apply-style-name="GrayRow" style:base-cell-address="TargetData.E28"/>
    </style:style>
    <style:style style:name="ce172" style:family="table-cell" style:parent-style-name="Default">
      <style:table-cell-properties fo:border="0.74pt solid #000000"/>
      <style:map style:condition="is-true-formula(ISEVEN(ROW()))" style:apply-style-name="GrayRow" style:base-cell-address="TargetData.E33"/>
    </style:style>
    <style:style style:name="ce173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34"/>
    </style:style>
    <style:style style:name="ce174" style:family="table-cell" style:parent-style-name="Default">
      <style:table-cell-properties fo:border="0.74pt solid #000000"/>
      <style:map style:condition="is-true-formula(ISEVEN(ROW()))" style:apply-style-name="GrayRow" style:base-cell-address="TargetData.E34"/>
    </style:style>
    <style:style style:name="ce175" style:family="table-cell" style:parent-style-name="Default">
      <style:table-cell-properties fo:border="0.74pt solid #000000"/>
      <style:map style:condition="is-true-formula(ISEVEN(ROW()))" style:apply-style-name="GrayRow" style:base-cell-address="TargetData.E39"/>
    </style:style>
    <style:style style:name="ce17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0"/>
    </style:style>
    <style:style style:name="ce177" style:family="table-cell" style:parent-style-name="Default">
      <style:table-cell-properties fo:border="0.74pt solid #000000"/>
      <style:map style:condition="is-true-formula(ISEVEN(ROW()))" style:apply-style-name="GrayRow" style:base-cell-address="TargetData.E40"/>
    </style:style>
    <style:style style:name="ce178" style:family="table-cell" style:parent-style-name="Default">
      <style:table-cell-properties fo:border="0.74pt solid #000000"/>
      <style:map style:condition="is-true-formula(ISEVEN(ROW()))" style:apply-style-name="GrayRow" style:base-cell-address="TargetData.E45"/>
    </style:style>
    <style:style style:name="ce17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E46"/>
    </style:style>
    <style:style style:name="ce180" style:family="table-cell" style:parent-style-name="Default">
      <style:table-cell-properties fo:border="0.74pt solid #000000"/>
      <style:map style:condition="is-true-formula(ISEVEN(ROW()))" style:apply-style-name="GrayRow" style:base-cell-address="TargetData.E46"/>
    </style:style>
    <style:style style:name="ce181" style:family="table-cell" style:parent-style-name="Default">
      <style:table-cell-properties fo:border="0.74pt solid #000000"/>
      <style:map style:condition="is-true-formula(ISEVEN(ROW()))" style:apply-style-name="GrayRow" style:base-cell-address="TargetData.E51"/>
    </style:style>
    <style:style style:name="ce18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F52"/>
    </style:style>
    <style:style style:name="ce183" style:family="table-cell" style:parent-style-name="Default">
      <style:table-cell-properties fo:border="0.74pt solid #000000"/>
      <style:map style:condition="is-true-formula(ISEVEN(ROW()))" style:apply-style-name="GrayRow" style:base-cell-address="TargetData.F52"/>
    </style:style>
    <style:style style:name="ce184" style:family="table-cell" style:parent-style-name="Default">
      <style:table-cell-properties fo:border="0.74pt solid #000000"/>
      <style:map style:condition="is-true-formula(ISEVEN(ROW()))" style:apply-style-name="GrayRow" style:base-cell-address="TargetData.E52"/>
    </style:style>
    <style:style style:name="ce185" style:family="table-cell" style:parent-style-name="Default">
      <style:table-cell-properties fo:border="0.74pt solid #000000"/>
      <style:map style:condition="is-true-formula(ISEVEN(ROW()))" style:apply-style-name="GrayRow" style:base-cell-address="TargetData.E57"/>
    </style:style>
    <style:style style:name="ce18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F58"/>
    </style:style>
    <style:style style:name="ce187" style:family="table-cell" style:parent-style-name="Default">
      <style:table-cell-properties fo:border="0.74pt solid #000000"/>
      <style:map style:condition="is-true-formula(ISEVEN(ROW()))" style:apply-style-name="GrayRow" style:base-cell-address="TargetData.F58"/>
    </style:style>
    <style:style style:name="ce188" style:family="table-cell" style:parent-style-name="Default">
      <style:table-cell-properties fo:border="0.74pt solid #000000"/>
      <style:map style:condition="is-true-formula(ISEVEN(ROW()))" style:apply-style-name="GrayRow" style:base-cell-address="TargetData.G4"/>
    </style:style>
    <style:style style:name="ce189" style:family="table-cell" style:parent-style-name="Default">
      <style:table-cell-properties fo:border="0.74pt solid #000000"/>
      <style:map style:condition="is-true-formula(ISEVEN(ROW()))" style:apply-style-name="GrayRow" style:base-cell-address="TargetData.G5"/>
    </style:style>
    <style:style style:name="ce19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10"/>
    </style:style>
    <style:style style:name="ce191" style:family="table-cell" style:parent-style-name="Default">
      <style:table-cell-properties fo:border="0.74pt solid #000000"/>
      <style:map style:condition="is-true-formula(ISEVEN(ROW()))" style:apply-style-name="GrayRow" style:base-cell-address="TargetData.G10"/>
    </style:style>
    <style:style style:name="ce19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16"/>
    </style:style>
    <style:style style:name="ce193" style:family="table-cell" style:parent-style-name="Default">
      <style:table-cell-properties fo:border="0.74pt solid #000000"/>
      <style:map style:condition="is-true-formula(ISEVEN(ROW()))" style:apply-style-name="GrayRow" style:base-cell-address="TargetData.G16"/>
    </style:style>
    <style:style style:name="ce19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22"/>
    </style:style>
    <style:style style:name="ce195" style:family="table-cell" style:parent-style-name="Default">
      <style:table-cell-properties fo:border="0.74pt solid #000000"/>
      <style:map style:condition="is-true-formula(ISEVEN(ROW()))" style:apply-style-name="GrayRow" style:base-cell-address="TargetData.G22"/>
    </style:style>
    <style:style style:name="ce196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28"/>
    </style:style>
    <style:style style:name="ce197" style:family="table-cell" style:parent-style-name="Default">
      <style:table-cell-properties fo:border="0.74pt solid #000000"/>
      <style:map style:condition="is-true-formula(ISEVEN(ROW()))" style:apply-style-name="GrayRow" style:base-cell-address="TargetData.G28"/>
    </style:style>
    <style:style style:name="ce198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34"/>
    </style:style>
    <style:style style:name="ce199" style:family="table-cell" style:parent-style-name="Default">
      <style:table-cell-properties fo:border="0.74pt solid #000000"/>
      <style:map style:condition="is-true-formula(ISEVEN(ROW()))" style:apply-style-name="GrayRow" style:base-cell-address="TargetData.G34"/>
    </style:style>
    <style:style style:name="ce200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40"/>
    </style:style>
    <style:style style:name="ce201" style:family="table-cell" style:parent-style-name="Default">
      <style:table-cell-properties fo:border="0.74pt solid #000000"/>
      <style:map style:condition="is-true-formula(ISEVEN(ROW()))" style:apply-style-name="GrayRow" style:base-cell-address="TargetData.G40"/>
    </style:style>
    <style:style style:name="ce202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46"/>
    </style:style>
    <style:style style:name="ce203" style:family="table-cell" style:parent-style-name="Default">
      <style:table-cell-properties fo:border="0.74pt solid #000000"/>
      <style:map style:condition="is-true-formula(ISEVEN(ROW()))" style:apply-style-name="GrayRow" style:base-cell-address="TargetData.G46"/>
    </style:style>
    <style:style style:name="ce204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G52"/>
    </style:style>
    <style:style style:name="ce205" style:family="table-cell" style:parent-style-name="Default">
      <style:table-cell-properties fo:border="0.74pt solid #000000"/>
      <style:map style:condition="is-true-formula(ISEVEN(ROW()))" style:apply-style-name="GrayRow" style:base-cell-address="TargetData.G52"/>
    </style:style>
    <style:style style:name="ce206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"/>
    </style:style>
    <style:style style:name="ce20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"/>
    </style:style>
    <style:style style:name="ce20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9"/>
    </style:style>
    <style:style style:name="ce20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10"/>
    </style:style>
    <style:style style:name="ce21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0"/>
    </style:style>
    <style:style style:name="ce21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5"/>
    </style:style>
    <style:style style:name="ce2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16"/>
    </style:style>
    <style:style style:name="ce21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16"/>
    </style:style>
    <style:style style:name="ce21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1"/>
    </style:style>
    <style:style style:name="ce21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22"/>
    </style:style>
    <style:style style:name="ce21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2"/>
    </style:style>
    <style:style style:name="ce21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7"/>
    </style:style>
    <style:style style:name="ce21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28"/>
    </style:style>
    <style:style style:name="ce21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28"/>
    </style:style>
    <style:style style:name="ce220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3"/>
    </style:style>
    <style:style style:name="ce2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34"/>
    </style:style>
    <style:style style:name="ce22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4"/>
    </style:style>
    <style:style style:name="ce22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39"/>
    </style:style>
    <style:style style:name="ce22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0"/>
    </style:style>
    <style:style style:name="ce22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0"/>
    </style:style>
    <style:style style:name="ce226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5"/>
    </style:style>
    <style:style style:name="ce22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46"/>
    </style:style>
    <style:style style:name="ce228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46"/>
    </style:style>
    <style:style style:name="ce22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1"/>
    </style:style>
    <style:style style:name="ce23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52"/>
    </style:style>
    <style:style style:name="ce23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2"/>
    </style:style>
    <style:style style:name="ce23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7"/>
    </style:style>
    <style:style style:name="ce23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01pt solid #000000"/>
      <style:paragraph-properties fo:text-align="center" fo:margin-left="0pt"/>
      <style:map style:condition="is-true-formula(ISEVEN(ROW()))" style:apply-style-name="GrayRow" style:base-cell-address="TargetData.H58"/>
    </style:style>
    <style:style style:name="ce234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58"/>
    </style:style>
    <style:style style:name="ce23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TargetData.H63"/>
    </style:style>
    <style:style style:name="ce236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"/>
    </style:style>
    <style:style style:name="ce237" style:family="table-cell" style:parent-style-name="Default">
      <style:table-cell-properties fo:border="0.74pt solid #000000"/>
      <style:map style:condition="is-true-formula(ISEVEN(ROW()))" style:apply-style-name="GrayRow" style:base-cell-address="TargetData.H4"/>
    </style:style>
    <style:style style:name="ce238" style:family="table-cell" style:parent-style-name="Default">
      <style:table-cell-properties fo:border="0.74pt solid #000000"/>
      <style:map style:condition="is-true-formula(ISEVEN(ROW()))" style:apply-style-name="GrayRow" style:base-cell-address="TargetData.H9"/>
    </style:style>
    <style:style style:name="ce239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10"/>
    </style:style>
    <style:style style:name="ce240" style:family="table-cell" style:parent-style-name="Default">
      <style:table-cell-properties fo:border="0.74pt solid #000000"/>
      <style:map style:condition="is-true-formula(ISEVEN(ROW()))" style:apply-style-name="GrayRow" style:base-cell-address="TargetData.H10"/>
    </style:style>
    <style:style style:name="ce241" style:family="table-cell" style:parent-style-name="Default">
      <style:table-cell-properties fo:border="0.74pt solid #000000"/>
      <style:map style:condition="is-true-formula(ISEVEN(ROW()))" style:apply-style-name="GrayRow" style:base-cell-address="TargetData.H15"/>
    </style:style>
    <style:style style:name="ce242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16"/>
    </style:style>
    <style:style style:name="ce243" style:family="table-cell" style:parent-style-name="Default">
      <style:table-cell-properties fo:border="0.74pt solid #000000"/>
      <style:map style:condition="is-true-formula(ISEVEN(ROW()))" style:apply-style-name="GrayRow" style:base-cell-address="TargetData.H16"/>
    </style:style>
    <style:style style:name="ce244" style:family="table-cell" style:parent-style-name="Default">
      <style:table-cell-properties fo:border="0.74pt solid #000000"/>
      <style:map style:condition="is-true-formula(ISEVEN(ROW()))" style:apply-style-name="GrayRow" style:base-cell-address="TargetData.H21"/>
    </style:style>
    <style:style style:name="ce245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22"/>
    </style:style>
    <style:style style:name="ce246" style:family="table-cell" style:parent-style-name="Default">
      <style:table-cell-properties fo:border="0.74pt solid #000000"/>
      <style:map style:condition="is-true-formula(ISEVEN(ROW()))" style:apply-style-name="GrayRow" style:base-cell-address="TargetData.H22"/>
    </style:style>
    <style:style style:name="ce247" style:family="table-cell" style:parent-style-name="Default">
      <style:table-cell-properties fo:border="0.74pt solid #000000"/>
      <style:map style:condition="is-true-formula(ISEVEN(ROW()))" style:apply-style-name="GrayRow" style:base-cell-address="TargetData.H27"/>
    </style:style>
    <style:style style:name="ce248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28"/>
    </style:style>
    <style:style style:name="ce249" style:family="table-cell" style:parent-style-name="Default">
      <style:table-cell-properties fo:border="0.74pt solid #000000"/>
      <style:map style:condition="is-true-formula(ISEVEN(ROW()))" style:apply-style-name="GrayRow" style:base-cell-address="TargetData.H28"/>
    </style:style>
    <style:style style:name="ce250" style:family="table-cell" style:parent-style-name="Default">
      <style:table-cell-properties fo:border="0.74pt solid #000000"/>
      <style:map style:condition="is-true-formula(ISEVEN(ROW()))" style:apply-style-name="GrayRow" style:base-cell-address="TargetData.H33"/>
    </style:style>
    <style:style style:name="ce251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34"/>
    </style:style>
    <style:style style:name="ce252" style:family="table-cell" style:parent-style-name="Default">
      <style:table-cell-properties fo:border="0.74pt solid #000000"/>
      <style:map style:condition="is-true-formula(ISEVEN(ROW()))" style:apply-style-name="GrayRow" style:base-cell-address="TargetData.H34"/>
    </style:style>
    <style:style style:name="ce253" style:family="table-cell" style:parent-style-name="Default">
      <style:table-cell-properties fo:border="0.74pt solid #000000"/>
      <style:map style:condition="is-true-formula(ISEVEN(ROW()))" style:apply-style-name="GrayRow" style:base-cell-address="TargetData.H39"/>
    </style:style>
    <style:style style:name="ce254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0"/>
    </style:style>
    <style:style style:name="ce255" style:family="table-cell" style:parent-style-name="Default">
      <style:table-cell-properties fo:border="0.74pt solid #000000"/>
      <style:map style:condition="is-true-formula(ISEVEN(ROW()))" style:apply-style-name="GrayRow" style:base-cell-address="TargetData.H40"/>
    </style:style>
    <style:style style:name="ce256" style:family="table-cell" style:parent-style-name="Default">
      <style:table-cell-properties fo:border="0.74pt solid #000000"/>
      <style:map style:condition="is-true-formula(ISEVEN(ROW()))" style:apply-style-name="GrayRow" style:base-cell-address="TargetData.H45"/>
    </style:style>
    <style:style style:name="ce257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46"/>
    </style:style>
    <style:style style:name="ce258" style:family="table-cell" style:parent-style-name="Default">
      <style:table-cell-properties fo:border="0.74pt solid #000000"/>
      <style:map style:condition="is-true-formula(ISEVEN(ROW()))" style:apply-style-name="GrayRow" style:base-cell-address="TargetData.H46"/>
    </style:style>
    <style:style style:name="ce259" style:family="table-cell" style:parent-style-name="Default">
      <style:table-cell-properties fo:border="0.74pt solid #000000"/>
      <style:map style:condition="is-true-formula(ISEVEN(ROW()))" style:apply-style-name="GrayRow" style:base-cell-address="TargetData.H51"/>
    </style:style>
    <style:style style:name="ce260" style:family="table-cell" style:parent-style-name="Default">
      <style:table-cell-properties fo:border-bottom="0.74pt solid #000000" fo:border-left="0.74pt solid #000000" fo:border-right="0.74pt solid #000000" fo:border-top="2.01pt solid #000000"/>
      <style:map style:condition="is-true-formula(ISEVEN(ROW()))" style:apply-style-name="GrayRow" style:base-cell-address="TargetData.H52"/>
    </style:style>
    <style:style style:name="ce261" style:family="table-cell" style:parent-style-name="Default">
      <style:table-cell-properties fo:border="0.74pt solid #000000"/>
      <style:map style:condition="is-true-formula(ISEVEN(ROW()))" style:apply-style-name="GrayRow" style:base-cell-address="TargetData.H52"/>
    </style:style>
    <style:style style:name="ce262" style:family="table-cell" style:parent-style-name="Default">
      <style:table-cell-properties fo:border="0.74pt solid #000000"/>
      <style:map style:condition="is-true-formula(ISEVEN(ROW()))" style:apply-style-name="GrayRow" style:base-cell-address="TargetData.H57"/>
    </style:style>
    <style:style style:name="ce26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I58"/>
    </style:style>
    <style:style style:name="ce264" style:family="table-cell" style:parent-style-name="Default">
      <style:table-cell-properties fo:border="0.74pt solid #000000"/>
      <style:map style:condition="is-true-formula(ISEVEN(ROW()))" style:apply-style-name="GrayRow" style:base-cell-address="TargetData.I58"/>
    </style:style>
    <style:style style:name="ce26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"/>
    </style:style>
    <style:style style:name="ce266" style:family="table-cell" style:parent-style-name="Default">
      <style:table-cell-properties fo:border="0.74pt solid #000000"/>
      <style:map style:condition="is-true-formula(ISEVEN(ROW()))" style:apply-style-name="GrayRow" style:base-cell-address="TargetData.J4"/>
    </style:style>
    <style:style style:name="ce26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10"/>
    </style:style>
    <style:style style:name="ce268" style:family="table-cell" style:parent-style-name="Default">
      <style:table-cell-properties fo:border="0.74pt solid #000000"/>
      <style:map style:condition="is-true-formula(ISEVEN(ROW()))" style:apply-style-name="GrayRow" style:base-cell-address="TargetData.J10"/>
    </style:style>
    <style:style style:name="ce269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16"/>
    </style:style>
    <style:style style:name="ce270" style:family="table-cell" style:parent-style-name="Default">
      <style:table-cell-properties fo:border="0.74pt solid #000000"/>
      <style:map style:condition="is-true-formula(ISEVEN(ROW()))" style:apply-style-name="GrayRow" style:base-cell-address="TargetData.J16"/>
    </style:style>
    <style:style style:name="ce27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22"/>
    </style:style>
    <style:style style:name="ce272" style:family="table-cell" style:parent-style-name="Default">
      <style:table-cell-properties fo:border="0.74pt solid #000000"/>
      <style:map style:condition="is-true-formula(ISEVEN(ROW()))" style:apply-style-name="GrayRow" style:base-cell-address="TargetData.J22"/>
    </style:style>
    <style:style style:name="ce273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28"/>
    </style:style>
    <style:style style:name="ce274" style:family="table-cell" style:parent-style-name="Default">
      <style:table-cell-properties fo:border="0.74pt solid #000000"/>
      <style:map style:condition="is-true-formula(ISEVEN(ROW()))" style:apply-style-name="GrayRow" style:base-cell-address="TargetData.J28"/>
    </style:style>
    <style:style style:name="ce275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34"/>
    </style:style>
    <style:style style:name="ce276" style:family="table-cell" style:parent-style-name="Default">
      <style:table-cell-properties fo:border="0.74pt solid #000000"/>
      <style:map style:condition="is-true-formula(ISEVEN(ROW()))" style:apply-style-name="GrayRow" style:base-cell-address="TargetData.J34"/>
    </style:style>
    <style:style style:name="ce277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0"/>
    </style:style>
    <style:style style:name="ce278" style:family="table-cell" style:parent-style-name="Default">
      <style:table-cell-properties fo:border="0.74pt solid #000000"/>
      <style:map style:condition="is-true-formula(ISEVEN(ROW()))" style:apply-style-name="GrayRow" style:base-cell-address="TargetData.J40"/>
    </style:style>
    <style:style style:name="ce279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46"/>
    </style:style>
    <style:style style:name="ce280" style:family="table-cell" style:parent-style-name="Default">
      <style:table-cell-properties fo:border="0.74pt solid #000000"/>
      <style:map style:condition="is-true-formula(ISEVEN(ROW()))" style:apply-style-name="GrayRow" style:base-cell-address="TargetData.J46"/>
    </style:style>
    <style:style style:name="ce281" style:family="table-cell" style:parent-style-name="Default">
      <style:table-cell-properties fo:border-bottom="none" fo:border-left="none" fo:border-right="none" fo:border-top="2.01pt solid #000000"/>
      <style:map style:condition="is-true-formula(ISEVEN(ROW()))" style:apply-style-name="GrayRow" style:base-cell-address="TargetData.J52"/>
    </style:style>
    <style:style style:name="ce282" style:family="table-cell" style:parent-style-name="Default">
      <style:table-cell-properties fo:border="0.74pt solid #000000"/>
      <style:map style:condition="is-true-formula(ISEVEN(ROW()))" style:apply-style-name="GrayRow" style:base-cell-address="TargetData.J52"/>
    </style:style>
    <style:style style:name="ce283" style:family="table-cell" style:parent-style-name="Default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TargetData.I58"/>
    </style:style>
    <style:style style:name="ce284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2"/>
    </style:style>
    <style:style style:name="ce285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2"/>
    </style:style>
    <style:style style:name="ce28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12"/>
    </style:style>
    <style:style style:name="ce287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12"/>
    </style:style>
    <style:style style:name="ce28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22"/>
    </style:style>
    <style:style style:name="ce289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22"/>
    </style:style>
    <style:style style:name="ce290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32"/>
    </style:style>
    <style:style style:name="ce291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32"/>
    </style:style>
    <style:style style:name="ce292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pt"/>
      <style:map style:condition="is-true-formula(ISEVEN(ROW()))" style:apply-style-name="GrayRow" style:base-cell-address="SummaryDataUnits.B42"/>
    </style:style>
    <style:style style:name="ce293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map style:condition="is-true-formula(ISEVEN(ROW()))" style:apply-style-name="GrayRow" style:base-cell-address="SummaryDataUnits.B42"/>
    </style:style>
    <style:style style:name="ce294" style:family="table-cell" style:parent-style-name="Default" style:data-style-name="N1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SummaryDataUnits.C2"/>
    </style:style>
    <style:style style:name="ce295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C2"/>
    </style:style>
    <style:style style:name="ce296" style:family="table-cell" style:parent-style-name="Default" style:data-style-name="N1">
      <style:table-cell-properties fo:border-bottom="none" fo:border-left="none" fo:border-right="none" fo:border-top="0.74pt solid #000000"/>
      <style:map style:condition="is-true-formula(ISEVEN(ROW()))" style:apply-style-name="GrayRow" style:base-cell-address="SummaryDataUnits.C2"/>
    </style:style>
    <style:style style:name="ce297" style:family="table-cell" style:parent-style-name="Default" style:data-style-name="N1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SummaryDataUnits.C32"/>
    </style:style>
    <style:style style:name="ce298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C32"/>
    </style:style>
    <style:style style:name="ce299" style:family="table-cell" style:parent-style-name="Default" style:data-style-name="N1">
      <style:table-cell-properties fo:border-bottom="none" fo:border-left="0.74pt solid #000000" fo:border-right="none" fo:border-top="2.01pt solid #000000"/>
      <style:map style:condition="is-true-formula(ISEVEN(ROW()))" style:apply-style-name="GrayRow" style:base-cell-address="SummaryDataUnits.C42"/>
    </style:style>
    <style:style style:name="ce300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C42"/>
    </style:style>
    <style:style style:name="ce301" style:family="table-cell" style:parent-style-name="Default" style:data-style-name="N1">
      <style:table-cell-properties fo:border-bottom="none" fo:border-left="none" fo:border-right="none" fo:border-top="2.01pt solid #000000"/>
      <style:map style:condition="is-true-formula(ISEVEN(ROW()))" style:apply-style-name="GrayRow" style:base-cell-address="SummaryDataUnits.B2"/>
    </style:style>
    <style:style style:name="ce302" style:family="table-cell" style:parent-style-name="Default" style:data-style-name="N1">
      <style:table-cell-properties fo:border="0.74pt solid #000000"/>
      <style:map style:condition="is-true-formula(ISEVEN(ROW()))" style:apply-style-name="GrayRow" style:base-cell-address="SummaryDataUnits.B2"/>
    </style:style>
    <style:style style:name="ce303" style:family="table-cell" style:parent-style-name="Default" style:data-style-name="N1">
      <style:table-cell-properties fo:border-bottom="none" fo:border-left="none" fo:border-right="none" fo:border-top="0.74pt solid #000000"/>
      <style:map style:condition="is-true-formula(ISEVEN(ROW()))" style:apply-style-name="GrayRow" style:base-cell-address="SummaryDataUnits.B2"/>
    </style:style>
    <style:style style:name="ce304" style:family="table-cell" style:parent-style-name="Default" style:data-style-name="N1">
      <style:text-properties style:font-name="Liberation Sans" style:font-name-asian="Noto Sans CJK SC Regular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yData" table:style-name="ta1">
        <table:shapes>
          <draw:frame draw:z-index="0" draw:style-name="gr1" draw:text-style-name="P1" svg:width="453.37pt" svg:height="254.61pt" svg:x="631.3pt" svg:y="45.95pt">
            <loext:p draw:notify-on-update-of-ranges="SummaryData.F43:SummaryData.F52 SummaryData.B3:SummaryData.B12 SummaryData.F3:SummaryData.F12 SummaryData.B43:SummaryData.B52 SummaryData.F43:SummaryData.F52 SummaryData.B33:SummaryData.B42 SummaryData.F33:SummaryData.F42 SummaryData.B13:SummaryData.B22 SummaryData.F13:SummaryData.F22 SummaryData.B23:SummaryData.B32 SummaryData.F23:SummaryData.F3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37pt" svg:height="254.61pt" svg:x="626.63pt" svg:y="313.34pt">
            <loext:p draw:notify-on-update-of-ranges="SummaryData.B3:SummaryData.B12 SummaryData.C3:SummaryData.C12 SummaryData.B43:SummaryData.B52 SummaryData.C43:SummaryData.C52 SummaryData.B33:SummaryData.B42 SummaryData.C33:SummaryData.C42 SummaryData.B13:SummaryData.B22 SummaryData.C13:SummaryData.C22 SummaryData.B23:SummaryData.B32 SummaryData.C23:SummaryData.C3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37pt" svg:height="254.61pt" svg:x="609.48pt" svg:y="605.62pt">
            <loext:p draw:notify-on-update-of-ranges="SummaryData.B3:SummaryData.B12 SummaryData.D3:SummaryData.D12 SummaryData.B43:SummaryData.B52 SummaryData.D43:SummaryData.D52 SummaryData.B33:SummaryData.B42 SummaryData.D33:SummaryData.D42 SummaryData.B13:SummaryData.B22 SummaryData.D13:SummaryData.D22 SummaryData.B23:SummaryData.B32 SummaryData.D23:SummaryData.D32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37pt" svg:height="254.61pt" svg:x="605.54pt" svg:y="891.13pt">
            <loext:p draw:notify-on-update-of-ranges="SummaryData.B3:SummaryData.B12 SummaryData.E3:SummaryData.E12 SummaryData.B43:SummaryData.B52 SummaryData.E43:SummaryData.E52 SummaryData.B33:SummaryData.B42 SummaryData.E33:SummaryData.E42 SummaryData.B13:SummaryData.B22 SummaryData.E13:SummaryData.E22 SummaryData.B23:SummaryData.B32 SummaryData.E23:SummaryData.E32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24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Default"/>
        <table:table-row table:style-name="ro1">
          <table:table-cell table:style-name="Default" table:number-columns-repeated="9"/>
          <table:table-cell/>
        </table:table-row>
        <table:table-row table:style-name="ro2">
          <table:table-cell table:style-name="ce1" office:value-type="string" calcext:value-type="string">
            <text:p>Communication Range %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Time all detected (ms)</text:p>
          </table:table-cell>
          <table:table-cell table:style-name="ce1" office:value-type="string" calcext:value-type="string">
            <text:p>Time all destroyed (ms)</text:p>
          </table:table-cell>
          <table:table-cell table:style-name="ce1" office:value-type="string" calcext:value-type="string">
            <text:p>Time world known (ms)</text:p>
          </table:table-cell>
          <table:table-cell table:style-name="ce1" office:value-type="string" calcext:value-type="string">
            <text:p>Time mission complete (ms)</text:p>
          </table:table-cell>
          <table:table-cell table:style-name="ce41" office:value-type="string" calcext:value-type="string">
            <text:p>Avg time all detected (ms)</text:p>
          </table:table-cell>
          <table:table-cell table:style-name="ce41" office:value-type="string" calcext:value-type="string">
            <text:p>Avg time all destroyed (ms)</text:p>
          </table:table-cell>
          <table:table-cell table:style-name="ce41" office:value-type="string" calcext:value-type="string">
            <text:p>Average time world known (ms)</text:p>
          </table:table-cell>
          <table:table-cell/>
        </table:table-row>
        <table:table-row table:style-name="ro1">
          <table:table-cell table:style-name="ce2" office:value-type="float" office:value="100" calcext:value-type="float" table:number-columns-spanned="1" table:number-rows-spanned="10">
            <text:p>100</text:p>
          </table:table-cell>
          <table:table-cell table:style-name="ce4" office:value-type="float" office:value="0" calcext:value-type="float">
            <text:p>0</text:p>
          </table:table-cell>
          <table:table-cell table:style-name="ce14" office:value-type="float" office:value="86496" calcext:value-type="float">
            <text:p>86496</text:p>
          </table:table-cell>
          <table:table-cell table:style-name="ce14" office:value-type="float" office:value="171952" calcext:value-type="float">
            <text:p>171952</text:p>
          </table:table-cell>
          <table:table-cell table:style-name="ce14" office:value-type="float" office:value="85120" calcext:value-type="float">
            <text:p>85120</text:p>
          </table:table-cell>
          <table:table-cell table:style-name="ce27" table:formula="of:=MAX([.C3:.E3])" office:value-type="float" office:value="171952" calcext:value-type="float">
            <text:p>171952</text:p>
          </table:table-cell>
          <table:table-cell table:formula="of:=AVERAGE([.C3:.C12])" office:value-type="float" office:value="115974.4" calcext:value-type="float">
            <text:p>115974</text:p>
          </table:table-cell>
          <table:table-cell table:formula="of:=AVERAGE([.D3:.D12])" office:value-type="float" office:value="205649.777777778" calcext:value-type="float">
            <text:p>205650</text:p>
          </table:table-cell>
          <table:table-cell table:formula="of:=AVERAGE([.E3:.E12])" office:value-type="float" office:value="61107.2" calcext:value-type="float">
            <text:p>61107</text:p>
          </table:table-cell>
          <table:table-cell/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office:value-type="float" office:value="73760" calcext:value-type="float">
            <text:p>73760</text:p>
          </table:table-cell>
          <table:table-cell office:value-type="float" office:value="159136" calcext:value-type="float">
            <text:p>159136</text:p>
          </table:table-cell>
          <table:table-cell office:value-type="float" office:value="67632" calcext:value-type="float">
            <text:p>67632</text:p>
          </table:table-cell>
          <table:table-cell table:style-name="ce28" table:formula="of:=MAX([.C4:.E4])" office:value-type="float" office:value="159136" calcext:value-type="float">
            <text:p>15913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11408" calcext:value-type="float">
            <text:p>111408</text:p>
          </table:table-cell>
          <table:table-cell office:value-type="float" office:value="159536" calcext:value-type="float">
            <text:p>159536</text:p>
          </table:table-cell>
          <table:table-cell office:value-type="float" office:value="82272" calcext:value-type="float">
            <text:p>82272</text:p>
          </table:table-cell>
          <table:table-cell table:style-name="ce29" table:formula="of:=MAX([.C5:.E5])" office:value-type="float" office:value="159536" calcext:value-type="float">
            <text:p>159536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64752" calcext:value-type="float">
            <text:p>64752</text:p>
          </table:table-cell>
          <table:table-cell/>
          <table:table-cell office:value-type="float" office:value="95200" calcext:value-type="float">
            <text:p>95200</text:p>
          </table:table-cell>
          <table:table-cell table:style-name="ce29"/>
          <table:table-cell table:number-columns-repeated="4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190768" calcext:value-type="float">
            <text:p>190768</text:p>
          </table:table-cell>
          <table:table-cell office:value-type="float" office:value="247504" calcext:value-type="float">
            <text:p>247504</text:p>
          </table:table-cell>
          <table:table-cell office:value-type="float" office:value="16256" calcext:value-type="float">
            <text:p>16256</text:p>
          </table:table-cell>
          <table:table-cell table:style-name="ce29" table:formula="of:=MAX([.C7:.E7])" office:value-type="float" office:value="247504" calcext:value-type="float">
            <text:p>24750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63856" calcext:value-type="float">
            <text:p>63856</text:p>
          </table:table-cell>
          <table:table-cell office:value-type="float" office:value="174992" calcext:value-type="float">
            <text:p>174992</text:p>
          </table:table-cell>
          <table:table-cell office:value-type="float" office:value="57744" calcext:value-type="float">
            <text:p>57744</text:p>
          </table:table-cell>
          <table:table-cell table:style-name="ce29" table:formula="of:=MAX([.C8:.E8])" office:value-type="float" office:value="174992" calcext:value-type="float">
            <text:p>17499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205056" calcext:value-type="float">
            <text:p>205056</text:p>
          </table:table-cell>
          <table:table-cell office:value-type="float" office:value="306624" calcext:value-type="float">
            <text:p>306624</text:p>
          </table:table-cell>
          <table:table-cell office:value-type="float" office:value="95008" calcext:value-type="float">
            <text:p>95008</text:p>
          </table:table-cell>
          <table:table-cell table:style-name="ce29" table:formula="of:=MAX([.C9:.E9])" office:value-type="float" office:value="306624" calcext:value-type="float">
            <text:p>306624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70592" calcext:value-type="float">
            <text:p>70592</text:p>
          </table:table-cell>
          <table:table-cell office:value-type="float" office:value="129648" calcext:value-type="float">
            <text:p>129648</text:p>
          </table:table-cell>
          <table:table-cell office:value-type="float" office:value="19648" calcext:value-type="float">
            <text:p>19648</text:p>
          </table:table-cell>
          <table:table-cell table:style-name="ce29" table:formula="of:=MAX([.C10:.E10])" office:value-type="float" office:value="129648" calcext:value-type="float">
            <text:p>129648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18064" calcext:value-type="float">
            <text:p>118064</text:p>
          </table:table-cell>
          <table:table-cell office:value-type="float" office:value="280352" calcext:value-type="float">
            <text:p>280352</text:p>
          </table:table-cell>
          <table:table-cell office:value-type="float" office:value="63168" calcext:value-type="float">
            <text:p>63168</text:p>
          </table:table-cell>
          <table:table-cell table:style-name="ce29" table:formula="of:=MAX([.C11:.E11])" office:value-type="float" office:value="280352" calcext:value-type="float">
            <text:p>280352</text:p>
          </table:table-cell>
          <table:table-cell table:number-columns-repeated="4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174992" calcext:value-type="float">
            <text:p>174992</text:p>
          </table:table-cell>
          <table:table-cell office:value-type="float" office:value="221104" calcext:value-type="float">
            <text:p>221104</text:p>
          </table:table-cell>
          <table:table-cell office:value-type="float" office:value="29024" calcext:value-type="float">
            <text:p>29024</text:p>
          </table:table-cell>
          <table:table-cell table:style-name="ce30" table:formula="of:=MAX([.C12:.E12])" office:value-type="float" office:value="221104" calcext:value-type="float">
            <text:p>221104</text:p>
          </table:table-cell>
          <table:table-cell table:number-columns-repeated="4"/>
        </table:table-row>
        <table:table-row table:style-name="ro1">
          <table:table-cell table:style-name="ce2" office:value-type="float" office:value="20" calcext:value-type="float" table:number-columns-spanned="1" table:number-rows-spanned="10">
            <text:p>20</text:p>
          </table:table-cell>
          <table:table-cell table:style-name="ce6" office:value-type="float" office:value="0" calcext:value-type="float">
            <text:p>0</text:p>
          </table:table-cell>
          <table:table-cell table:style-name="ce16" office:value-type="float" office:value="121632" calcext:value-type="float">
            <text:p>121632</text:p>
          </table:table-cell>
          <table:table-cell table:style-name="ce25" office:value-type="float" office:value="348464" calcext:value-type="float">
            <text:p>348464</text:p>
          </table:table-cell>
          <table:table-cell table:style-name="ce25" office:value-type="float" office:value="104016" calcext:value-type="float">
            <text:p>104016</text:p>
          </table:table-cell>
          <table:table-cell table:style-name="ce31" table:formula="of:=MAX([.C13:.E13])" office:value-type="float" office:value="348464" calcext:value-type="float">
            <text:p>348464</text:p>
          </table:table-cell>
          <table:table-cell table:formula="of:=AVERAGE([.C13:.C22])" office:value-type="float" office:value="150668.8" calcext:value-type="float">
            <text:p>150669</text:p>
          </table:table-cell>
          <table:table-cell table:formula="of:=AVERAGE([.D13:.D22])" office:value-type="float" office:value="239368" calcext:value-type="float">
            <text:p>239368</text:p>
          </table:table-cell>
          <table:table-cell table:formula="of:=AVERAGE([.E13:.E22])" office:value-type="float" office:value="90489.6" calcext:value-type="float">
            <text:p>90490</text:p>
          </table:table-cell>
          <table:table-cell/>
        </table:table-row>
        <table:table-row table:style-name="ro1">
          <table:covered-table-cell/>
          <table:table-cell table:style-name="ce7" office:value-type="float" office:value="1" calcext:value-type="float">
            <text:p>1</text:p>
          </table:table-cell>
          <table:table-cell table:style-name="ce17" office:value-type="float" office:value="65792" calcext:value-type="float">
            <text:p>65792</text:p>
          </table:table-cell>
          <table:table-cell table:style-name="ce17" office:value-type="float" office:value="167744" calcext:value-type="float">
            <text:p>167744</text:p>
          </table:table-cell>
          <table:table-cell table:style-name="ce17" office:value-type="float" office:value="76320" calcext:value-type="float">
            <text:p>76320</text:p>
          </table:table-cell>
          <table:table-cell table:style-name="ce32" table:formula="of:=MAX([.C14:.E14])" office:value-type="float" office:value="167744" calcext:value-type="float">
            <text:p>16774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2" calcext:value-type="float">
            <text:p>2</text:p>
          </table:table-cell>
          <table:table-cell table:style-name="ce17" office:value-type="float" office:value="175776" calcext:value-type="float">
            <text:p>175776</text:p>
          </table:table-cell>
          <table:table-cell table:style-name="ce17" office:value-type="float" office:value="196304" calcext:value-type="float">
            <text:p>196304</text:p>
          </table:table-cell>
          <table:table-cell table:style-name="ce17" office:value-type="float" office:value="40576" calcext:value-type="float">
            <text:p>40576</text:p>
          </table:table-cell>
          <table:table-cell table:style-name="ce33" table:formula="of:=MAX([.C15:.E15])" office:value-type="float" office:value="196304" calcext:value-type="float">
            <text:p>19630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3" calcext:value-type="float">
            <text:p>3</text:p>
          </table:table-cell>
          <table:table-cell table:style-name="ce17" office:value-type="float" office:value="60656" calcext:value-type="float">
            <text:p>60656</text:p>
          </table:table-cell>
          <table:table-cell table:style-name="ce17" office:value-type="float" office:value="179024" calcext:value-type="float">
            <text:p>179024</text:p>
          </table:table-cell>
          <table:table-cell table:style-name="ce17" office:value-type="float" office:value="22400" calcext:value-type="float">
            <text:p>22400</text:p>
          </table:table-cell>
          <table:table-cell table:style-name="ce33" table:formula="of:=MAX([.C16:.E16])" office:value-type="float" office:value="179024" calcext:value-type="float">
            <text:p>179024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4" calcext:value-type="float">
            <text:p>4</text:p>
          </table:table-cell>
          <table:table-cell table:style-name="ce17" office:value-type="float" office:value="144224" calcext:value-type="float">
            <text:p>144224</text:p>
          </table:table-cell>
          <table:table-cell table:style-name="ce17" office:value-type="float" office:value="243968" calcext:value-type="float">
            <text:p>243968</text:p>
          </table:table-cell>
          <table:table-cell table:style-name="ce17" office:value-type="float" office:value="20416" calcext:value-type="float">
            <text:p>20416</text:p>
          </table:table-cell>
          <table:table-cell table:style-name="ce33" table:formula="of:=MAX([.C17:.E17])" office:value-type="float" office:value="243968" calcext:value-type="float">
            <text:p>243968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5" calcext:value-type="float">
            <text:p>5</text:p>
          </table:table-cell>
          <table:table-cell table:style-name="ce17" office:value-type="float" office:value="117136" calcext:value-type="float">
            <text:p>117136</text:p>
          </table:table-cell>
          <table:table-cell table:style-name="ce17" office:value-type="float" office:value="238080" calcext:value-type="float">
            <text:p>238080</text:p>
          </table:table-cell>
          <table:table-cell table:style-name="ce17" office:value-type="float" office:value="106944" calcext:value-type="float">
            <text:p>106944</text:p>
          </table:table-cell>
          <table:table-cell table:style-name="ce33" table:formula="of:=MAX([.C18:.E18])" office:value-type="float" office:value="238080" calcext:value-type="float">
            <text:p>238080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6" calcext:value-type="float">
            <text:p>6</text:p>
          </table:table-cell>
          <table:table-cell table:style-name="ce17" office:value-type="float" office:value="238336" calcext:value-type="float">
            <text:p>238336</text:p>
          </table:table-cell>
          <table:table-cell table:style-name="ce17" office:value-type="float" office:value="259936" calcext:value-type="float">
            <text:p>259936</text:p>
          </table:table-cell>
          <table:table-cell table:style-name="ce17" office:value-type="float" office:value="73728" calcext:value-type="float">
            <text:p>73728</text:p>
          </table:table-cell>
          <table:table-cell table:style-name="ce33" table:formula="of:=MAX([.C19:.E19])" office:value-type="float" office:value="259936" calcext:value-type="float">
            <text:p>259936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7" calcext:value-type="float">
            <text:p>7</text:p>
          </table:table-cell>
          <table:table-cell table:style-name="ce17" office:value-type="float" office:value="165984" calcext:value-type="float">
            <text:p>165984</text:p>
          </table:table-cell>
          <table:table-cell table:style-name="ce17" office:value-type="float" office:value="209072" calcext:value-type="float">
            <text:p>209072</text:p>
          </table:table-cell>
          <table:table-cell table:style-name="ce17" office:value-type="float" office:value="157200" calcext:value-type="float">
            <text:p>157200</text:p>
          </table:table-cell>
          <table:table-cell table:style-name="ce33" table:formula="of:=MAX([.C20:.E20])" office:value-type="float" office:value="209072" calcext:value-type="float">
            <text:p>209072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8" calcext:value-type="float">
            <text:p>8</text:p>
          </table:table-cell>
          <table:table-cell table:style-name="ce17" office:value-type="float" office:value="261072" calcext:value-type="float">
            <text:p>261072</text:p>
          </table:table-cell>
          <table:table-cell table:style-name="ce17" office:value-type="float" office:value="299840" calcext:value-type="float">
            <text:p>299840</text:p>
          </table:table-cell>
          <table:table-cell table:style-name="ce17" office:value-type="float" office:value="256416" calcext:value-type="float">
            <text:p>256416</text:p>
          </table:table-cell>
          <table:table-cell table:style-name="ce33" table:formula="of:=MAX([.C21:.E21])" office:value-type="float" office:value="299840" calcext:value-type="float">
            <text:p>299840</text:p>
          </table:table-cell>
          <table:table-cell table:number-columns-repeated="4"/>
        </table:table-row>
        <table:table-row table:style-name="ro1">
          <table:covered-table-cell/>
          <table:table-cell table:style-name="ce7" office:value-type="float" office:value="9" calcext:value-type="float">
            <text:p>9</text:p>
          </table:table-cell>
          <table:table-cell table:style-name="ce17" office:value-type="float" office:value="156080" calcext:value-type="float">
            <text:p>156080</text:p>
          </table:table-cell>
          <table:table-cell table:style-name="ce17" office:value-type="float" office:value="251248" calcext:value-type="float">
            <text:p>251248</text:p>
          </table:table-cell>
          <table:table-cell table:style-name="ce17" office:value-type="float" office:value="46880" calcext:value-type="float">
            <text:p>46880</text:p>
          </table:table-cell>
          <table:table-cell table:style-name="ce33" table:formula="of:=MAX([.C22:.E22])" office:value-type="float" office:value="251248" calcext:value-type="float">
            <text:p>251248</text:p>
          </table:table-cell>
          <table:table-cell table:number-columns-repeated="4"/>
        </table:table-row>
        <table:table-row table:style-name="ro1">
          <table:table-cell table:style-name="ce2" office:value-type="float" office:value="10" calcext:value-type="float" table:number-columns-spanned="1" table:number-rows-spanned="10">
            <text:p>10</text:p>
          </table:table-cell>
          <table:table-cell table:style-name="ce8" office:value-type="float" office:value="0" calcext:value-type="float">
            <text:p>0</text:p>
          </table:table-cell>
          <table:table-cell table:style-name="ce18" office:value-type="float" office:value="118960" calcext:value-type="float">
            <text:p>118960</text:p>
          </table:table-cell>
          <table:table-cell table:style-name="ce26" office:value-type="float" office:value="305152" calcext:value-type="float">
            <text:p>305152</text:p>
          </table:table-cell>
          <table:table-cell table:style-name="ce26" office:value-type="float" office:value="117408" calcext:value-type="float">
            <text:p>117408</text:p>
          </table:table-cell>
          <table:table-cell table:style-name="ce34" table:formula="of:=MAX([.C23:.E23])" office:value-type="float" office:value="305152" calcext:value-type="float">
            <text:p>305152</text:p>
          </table:table-cell>
          <table:table-cell table:formula="of:=AVERAGE([.C23:.C32])" office:value-type="float" office:value="116059.2" calcext:value-type="float">
            <text:p>116059</text:p>
          </table:table-cell>
          <table:table-cell table:formula="of:=AVERAGE([.D23:.D32])" office:value-type="float" office:value="230714.666666667" calcext:value-type="float">
            <text:p>230715</text:p>
          </table:table-cell>
          <table:table-cell table:formula="of:=AVERAGE([.E23:.E32])" office:value-type="float" office:value="94515.2" calcext:value-type="float">
            <text:p>94515</text:p>
          </table:table-cell>
          <table:table-cell/>
        </table:table-row>
        <table:table-row table:style-name="ro1">
          <table:covered-table-cell/>
          <table:table-cell table:style-name="ce9" office:value-type="float" office:value="1" calcext:value-type="float">
            <text:p>1</text:p>
          </table:table-cell>
          <table:table-cell table:style-name="ce19" office:value-type="float" office:value="101696" calcext:value-type="float">
            <text:p>101696</text:p>
          </table:table-cell>
          <table:table-cell table:style-name="ce20" office:value-type="float" office:value="377984" calcext:value-type="float">
            <text:p>377984</text:p>
          </table:table-cell>
          <table:table-cell table:style-name="ce20" office:value-type="float" office:value="143872" calcext:value-type="float">
            <text:p>143872</text:p>
          </table:table-cell>
          <table:table-cell table:style-name="ce35" table:formula="of:=MAX([.C24:.E24])" office:value-type="float" office:value="377984" calcext:value-type="float">
            <text:p>377984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2" calcext:value-type="float">
            <text:p>2</text:p>
          </table:table-cell>
          <table:table-cell table:style-name="ce19" office:value-type="float" office:value="217104" calcext:value-type="float">
            <text:p>217104</text:p>
          </table:table-cell>
          <table:table-cell table:style-name="ce20" office:value-type="float" office:value="293792" calcext:value-type="float">
            <text:p>293792</text:p>
          </table:table-cell>
          <table:table-cell table:style-name="ce20" office:value-type="float" office:value="103776" calcext:value-type="float">
            <text:p>103776</text:p>
          </table:table-cell>
          <table:table-cell table:style-name="ce36" table:formula="of:=MAX([.C25:.E25])" office:value-type="float" office:value="293792" calcext:value-type="float">
            <text:p>293792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3" calcext:value-type="float">
            <text:p>3</text:p>
          </table:table-cell>
          <table:table-cell table:style-name="ce19" office:value-type="float" office:value="54912" calcext:value-type="float">
            <text:p>54912</text:p>
          </table:table-cell>
          <table:table-cell table:style-name="ce20"/>
          <table:table-cell table:style-name="ce20" office:value-type="float" office:value="40624" calcext:value-type="float">
            <text:p>40624</text:p>
          </table:table-cell>
          <table:table-cell table:style-name="ce36"/>
          <table:table-cell table:number-columns-repeated="4"/>
        </table:table-row>
        <table:table-row table:style-name="ro1">
          <table:covered-table-cell/>
          <table:table-cell table:style-name="ce9" office:value-type="float" office:value="4" calcext:value-type="float">
            <text:p>4</text:p>
          </table:table-cell>
          <table:table-cell table:style-name="ce20" office:value-type="float" office:value="74112" calcext:value-type="float">
            <text:p>74112</text:p>
          </table:table-cell>
          <table:table-cell table:style-name="ce20" office:value-type="float" office:value="173920" calcext:value-type="float">
            <text:p>173920</text:p>
          </table:table-cell>
          <table:table-cell table:style-name="ce20" office:value-type="float" office:value="18784" calcext:value-type="float">
            <text:p>18784</text:p>
          </table:table-cell>
          <table:table-cell table:style-name="ce36" table:formula="of:=MAX([.C27:.E27])" office:value-type="float" office:value="173920" calcext:value-type="float">
            <text:p>173920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5" calcext:value-type="float">
            <text:p>5</text:p>
          </table:table-cell>
          <table:table-cell table:style-name="ce20" office:value-type="float" office:value="197888" calcext:value-type="float">
            <text:p>197888</text:p>
          </table:table-cell>
          <table:table-cell table:style-name="ce20" office:value-type="float" office:value="243744" calcext:value-type="float">
            <text:p>243744</text:p>
          </table:table-cell>
          <table:table-cell table:style-name="ce20" office:value-type="float" office:value="183536" calcext:value-type="float">
            <text:p>183536</text:p>
          </table:table-cell>
          <table:table-cell table:style-name="ce36" table:formula="of:=MAX([.C28:.E28])" office:value-type="float" office:value="243744" calcext:value-type="float">
            <text:p>243744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6" calcext:value-type="float">
            <text:p>6</text:p>
          </table:table-cell>
          <table:table-cell table:style-name="ce20" office:value-type="float" office:value="119072" calcext:value-type="float">
            <text:p>119072</text:p>
          </table:table-cell>
          <table:table-cell table:style-name="ce20" office:value-type="float" office:value="169568" calcext:value-type="float">
            <text:p>169568</text:p>
          </table:table-cell>
          <table:table-cell table:style-name="ce20" office:value-type="float" office:value="91392" calcext:value-type="float">
            <text:p>91392</text:p>
          </table:table-cell>
          <table:table-cell table:style-name="ce36" table:formula="of:=MAX([.C29:.E29])" office:value-type="float" office:value="169568" calcext:value-type="float">
            <text:p>169568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7" calcext:value-type="float">
            <text:p>7</text:p>
          </table:table-cell>
          <table:table-cell table:style-name="ce20" office:value-type="float" office:value="109344" calcext:value-type="float">
            <text:p>109344</text:p>
          </table:table-cell>
          <table:table-cell table:style-name="ce20" office:value-type="float" office:value="222000" calcext:value-type="float">
            <text:p>222000</text:p>
          </table:table-cell>
          <table:table-cell table:style-name="ce20" office:value-type="float" office:value="52624" calcext:value-type="float">
            <text:p>52624</text:p>
          </table:table-cell>
          <table:table-cell table:style-name="ce36" table:formula="of:=MAX([.C30:.E30])" office:value-type="float" office:value="222000" calcext:value-type="float">
            <text:p>222000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8" calcext:value-type="float">
            <text:p>8</text:p>
          </table:table-cell>
          <table:table-cell table:style-name="ce20" office:value-type="float" office:value="123488" calcext:value-type="float">
            <text:p>123488</text:p>
          </table:table-cell>
          <table:table-cell table:style-name="ce20" office:value-type="float" office:value="164912" calcext:value-type="float">
            <text:p>164912</text:p>
          </table:table-cell>
          <table:table-cell table:style-name="ce20" office:value-type="float" office:value="124336" calcext:value-type="float">
            <text:p>124336</text:p>
          </table:table-cell>
          <table:table-cell table:style-name="ce36" table:formula="of:=MAX([.C31:.E31])" office:value-type="float" office:value="164912" calcext:value-type="float">
            <text:p>164912</text:p>
          </table:table-cell>
          <table:table-cell table:number-columns-repeated="4"/>
        </table:table-row>
        <table:table-row table:style-name="ro1">
          <table:covered-table-cell/>
          <table:table-cell table:style-name="ce9" office:value-type="float" office:value="9" calcext:value-type="float">
            <text:p>9</text:p>
          </table:table-cell>
          <table:table-cell table:style-name="ce20" office:value-type="float" office:value="44016" calcext:value-type="float">
            <text:p>44016</text:p>
          </table:table-cell>
          <table:table-cell table:style-name="ce20" office:value-type="float" office:value="125360" calcext:value-type="float">
            <text:p>125360</text:p>
          </table:table-cell>
          <table:table-cell table:style-name="ce20" office:value-type="float" office:value="68800" calcext:value-type="float">
            <text:p>68800</text:p>
          </table:table-cell>
          <table:table-cell table:style-name="ce37" table:formula="of:=MAX([.C32:.E32])" office:value-type="float" office:value="125360" calcext:value-type="float">
            <text:p>125360</text:p>
          </table:table-cell>
          <table:table-cell table:number-columns-repeated="4"/>
        </table:table-row>
        <table:table-row table:style-name="ro1">
          <table:table-cell table:style-name="ce2" office:value-type="float" office:value="5" calcext:value-type="float" table:number-columns-spanned="1" table:number-rows-spanned="10">
            <text:p>5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238208" calcext:value-type="float">
            <text:p>238208</text:p>
          </table:table-cell>
          <table:table-cell table:style-name="ce21" office:value-type="float" office:value="278608" calcext:value-type="float">
            <text:p>278608</text:p>
          </table:table-cell>
          <table:table-cell table:style-name="ce21" office:value-type="float" office:value="241632" calcext:value-type="float">
            <text:p>241632</text:p>
          </table:table-cell>
          <table:table-cell table:style-name="ce38" table:formula="of:=MAX([.C33:.E33])" office:value-type="float" office:value="278608" calcext:value-type="float">
            <text:p>278608</text:p>
          </table:table-cell>
          <table:table-cell table:formula="of:=AVERAGE([.C33:.C42])" office:value-type="float" office:value="161499.2" calcext:value-type="float">
            <text:p>161499</text:p>
          </table:table-cell>
          <table:table-cell table:formula="of:=AVERAGE([.D33:.D42])" office:value-type="float" office:value="294037.333333333" calcext:value-type="float">
            <text:p>294037</text:p>
          </table:table-cell>
          <table:table-cell table:formula="of:=AVERAGE([.E33:.E42])" office:value-type="float" office:value="129076.8" calcext:value-type="float">
            <text:p>129077</text:p>
          </table:table-cell>
          <table:table-cell/>
        </table:table-row>
        <table:table-row table:style-name="ro1">
          <table:covered-table-cell/>
          <table:table-cell table:style-name="ce11" office:value-type="float" office:value="1" calcext:value-type="float">
            <text:p>1</text:p>
          </table:table-cell>
          <table:table-cell table:style-name="ce22" office:value-type="float" office:value="112016" calcext:value-type="float">
            <text:p>112016</text:p>
          </table:table-cell>
          <table:table-cell table:style-name="ce22" office:value-type="float" office:value="236784" calcext:value-type="float">
            <text:p>236784</text:p>
          </table:table-cell>
          <table:table-cell table:style-name="ce22" office:value-type="float" office:value="123168" calcext:value-type="float">
            <text:p>123168</text:p>
          </table:table-cell>
          <table:table-cell table:style-name="ce39" table:formula="of:=MAX([.C34:.E34])" office:value-type="float" office:value="236784" calcext:value-type="float">
            <text:p>236784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2" calcext:value-type="float">
            <text:p>2</text:p>
          </table:table-cell>
          <table:table-cell table:style-name="ce22" office:value-type="float" office:value="163824" calcext:value-type="float">
            <text:p>163824</text:p>
          </table:table-cell>
          <table:table-cell table:style-name="ce22" office:value-type="float" office:value="198560" calcext:value-type="float">
            <text:p>198560</text:p>
          </table:table-cell>
          <table:table-cell table:style-name="ce22" office:value-type="float" office:value="85136" calcext:value-type="float">
            <text:p>85136</text:p>
          </table:table-cell>
          <table:table-cell table:style-name="ce40" table:formula="of:=MAX([.C35:.E35])" office:value-type="float" office:value="198560" calcext:value-type="float">
            <text:p>198560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3" calcext:value-type="float">
            <text:p>3</text:p>
          </table:table-cell>
          <table:table-cell table:style-name="ce22" office:value-type="float" office:value="54912" calcext:value-type="float">
            <text:p>54912</text:p>
          </table:table-cell>
          <table:table-cell table:style-name="ce22" office:value-type="float" office:value="350944" calcext:value-type="float">
            <text:p>350944</text:p>
          </table:table-cell>
          <table:table-cell table:style-name="ce22" office:value-type="float" office:value="65152" calcext:value-type="float">
            <text:p>65152</text:p>
          </table:table-cell>
          <table:table-cell table:style-name="ce40" table:formula="of:=MAX([.C36:.E36])" office:value-type="float" office:value="350944" calcext:value-type="float">
            <text:p>350944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4" calcext:value-type="float">
            <text:p>4</text:p>
          </table:table-cell>
          <table:table-cell table:style-name="ce22" office:value-type="float" office:value="76320" calcext:value-type="float">
            <text:p>76320</text:p>
          </table:table-cell>
          <table:table-cell table:style-name="ce22"/>
          <table:table-cell table:style-name="ce22" office:value-type="float" office:value="65840" calcext:value-type="float">
            <text:p>65840</text:p>
          </table:table-cell>
          <table:table-cell table:style-name="ce40"/>
          <table:table-cell table:style-name="ce43"/>
          <table:table-cell table:number-columns-repeated="3"/>
        </table:table-row>
        <table:table-row table:style-name="ro1">
          <table:covered-table-cell/>
          <table:table-cell table:style-name="ce11" office:value-type="float" office:value="5" calcext:value-type="float">
            <text:p>5</text:p>
          </table:table-cell>
          <table:table-cell table:style-name="ce22" office:value-type="float" office:value="170768" calcext:value-type="float">
            <text:p>170768</text:p>
          </table:table-cell>
          <table:table-cell table:style-name="ce22" office:value-type="float" office:value="263088" calcext:value-type="float">
            <text:p>263088</text:p>
          </table:table-cell>
          <table:table-cell table:style-name="ce22" office:value-type="float" office:value="136192" calcext:value-type="float">
            <text:p>136192</text:p>
          </table:table-cell>
          <table:table-cell table:style-name="ce40" table:formula="of:=MAX([.C38:.E38])" office:value-type="float" office:value="263088" calcext:value-type="float">
            <text:p>263088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6" calcext:value-type="float">
            <text:p>6</text:p>
          </table:table-cell>
          <table:table-cell table:style-name="ce22" office:value-type="float" office:value="394016" calcext:value-type="float">
            <text:p>394016</text:p>
          </table:table-cell>
          <table:table-cell table:style-name="ce22" office:value-type="float" office:value="424416" calcext:value-type="float">
            <text:p>424416</text:p>
          </table:table-cell>
          <table:table-cell table:style-name="ce22" office:value-type="float" office:value="161056" calcext:value-type="float">
            <text:p>161056</text:p>
          </table:table-cell>
          <table:table-cell table:style-name="ce40" table:formula="of:=MAX([.C39:.E39])" office:value-type="float" office:value="424416" calcext:value-type="float">
            <text:p>424416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7" calcext:value-type="float">
            <text:p>7</text:p>
          </table:table-cell>
          <table:table-cell table:style-name="ce22" office:value-type="float" office:value="171920" calcext:value-type="float">
            <text:p>171920</text:p>
          </table:table-cell>
          <table:table-cell table:style-name="ce22" office:value-type="float" office:value="439712" calcext:value-type="float">
            <text:p>439712</text:p>
          </table:table-cell>
          <table:table-cell table:style-name="ce22" office:value-type="float" office:value="141680" calcext:value-type="float">
            <text:p>141680</text:p>
          </table:table-cell>
          <table:table-cell table:style-name="ce40" table:formula="of:=MAX([.C40:.E40])" office:value-type="float" office:value="439712" calcext:value-type="float">
            <text:p>439712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8" calcext:value-type="float">
            <text:p>8</text:p>
          </table:table-cell>
          <table:table-cell table:style-name="ce22" office:value-type="float" office:value="132592" calcext:value-type="float">
            <text:p>132592</text:p>
          </table:table-cell>
          <table:table-cell table:style-name="ce22" office:value-type="float" office:value="244176" calcext:value-type="float">
            <text:p>244176</text:p>
          </table:table-cell>
          <table:table-cell table:style-name="ce22" office:value-type="float" office:value="156048" calcext:value-type="float">
            <text:p>156048</text:p>
          </table:table-cell>
          <table:table-cell table:style-name="ce40" table:formula="of:=MAX([.C41:.E41])" office:value-type="float" office:value="244176" calcext:value-type="float">
            <text:p>244176</text:p>
          </table:table-cell>
          <table:table-cell table:number-columns-repeated="4"/>
        </table:table-row>
        <table:table-row table:style-name="ro1">
          <table:covered-table-cell/>
          <table:table-cell table:style-name="ce11" office:value-type="float" office:value="9" calcext:value-type="float">
            <text:p>9</text:p>
          </table:table-cell>
          <table:table-cell table:style-name="ce22" office:value-type="float" office:value="100416" calcext:value-type="float">
            <text:p>100416</text:p>
          </table:table-cell>
          <table:table-cell table:style-name="ce22" office:value-type="float" office:value="210048" calcext:value-type="float">
            <text:p>210048</text:p>
          </table:table-cell>
          <table:table-cell table:style-name="ce22" office:value-type="float" office:value="114864" calcext:value-type="float">
            <text:p>114864</text:p>
          </table:table-cell>
          <table:table-cell table:style-name="ce40" table:formula="of:=MAX([.C42:.E42])" office:value-type="float" office:value="210048" calcext:value-type="float">
            <text:p>210048</text:p>
          </table:table-cell>
          <table:table-cell table:number-columns-repeated="4"/>
        </table:table-row>
        <table:table-row table:style-name="ro1">
          <table:table-cell table:style-name="ce2" office:value-type="float" office:value="2" calcext:value-type="float" table:number-columns-spanned="1" table:number-rows-spanned="10">
            <text:p>2</text:p>
          </table:table-cell>
          <table:table-cell table:style-name="ce12" office:value-type="float" office:value="0" calcext:value-type="float">
            <text:p>0</text:p>
          </table:table-cell>
          <table:table-cell table:style-name="ce23" office:value-type="float" office:value="379904" calcext:value-type="float">
            <text:p>379904</text:p>
          </table:table-cell>
          <table:table-cell table:style-name="ce23" office:value-type="float" office:value="554368" calcext:value-type="float">
            <text:p>554368</text:p>
          </table:table-cell>
          <table:table-cell table:style-name="ce23" office:value-type="float" office:value="338880" calcext:value-type="float">
            <text:p>338880</text:p>
          </table:table-cell>
          <table:table-cell table:style-name="ce23" table:formula="of:=MAX([.C43:.E43])" office:value-type="float" office:value="554368" calcext:value-type="float">
            <text:p>554368</text:p>
          </table:table-cell>
          <table:table-cell table:formula="of:=AVERAGE([.C43:.C52])" office:value-type="float" office:value="220628.8" calcext:value-type="float">
            <text:p>220629</text:p>
          </table:table-cell>
          <table:table-cell table:formula="of:=AVERAGE([.D43:.D52])" office:value-type="float" office:value="433804" calcext:value-type="float">
            <text:p>433804</text:p>
          </table:table-cell>
          <table:table-cell table:formula="of:=AVERAGE([.E43:.E52])" office:value-type="float" office:value="238030.4" calcext:value-type="float">
            <text:p>238030</text:p>
          </table:table-cell>
          <table:table-cell/>
        </table:table-row>
        <table:table-row table:style-name="ro1">
          <table:covered-table-cell/>
          <table:table-cell table:style-name="ce13" office:value-type="float" office:value="1" calcext:value-type="float">
            <text:p>1</text:p>
          </table:table-cell>
          <table:table-cell table:style-name="ce24" office:value-type="float" office:value="167184" calcext:value-type="float">
            <text:p>167184</text:p>
          </table:table-cell>
          <table:table-cell table:style-name="ce24" office:value-type="float" office:value="497616" calcext:value-type="float">
            <text:p>497616</text:p>
          </table:table-cell>
          <table:table-cell table:style-name="ce24" office:value-type="float" office:value="468192" calcext:value-type="float">
            <text:p>468192</text:p>
          </table:table-cell>
          <table:table-cell table:formula="of:=MAX([.C44:.E44])" office:value-type="float" office:value="497616" calcext:value-type="float">
            <text:p>497616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2" calcext:value-type="float">
            <text:p>2</text:p>
          </table:table-cell>
          <table:table-cell table:style-name="ce24" office:value-type="float" office:value="287584" calcext:value-type="float">
            <text:p>287584</text:p>
          </table:table-cell>
          <table:table-cell table:style-name="ce24" office:value-type="float" office:value="596320" calcext:value-type="float">
            <text:p>596320</text:p>
          </table:table-cell>
          <table:table-cell table:style-name="ce24" office:value-type="float" office:value="233264" calcext:value-type="float">
            <text:p>233264</text:p>
          </table:table-cell>
          <table:table-cell table:formula="of:=MAX([.C45:.E45])" office:value-type="float" office:value="596320" calcext:value-type="float">
            <text:p>596320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3" calcext:value-type="float">
            <text:p>3</text:p>
          </table:table-cell>
          <table:table-cell table:style-name="ce24" office:value-type="float" office:value="50144" calcext:value-type="float">
            <text:p>50144</text:p>
          </table:table-cell>
          <table:table-cell table:style-name="ce24"/>
          <table:table-cell table:style-name="ce24" office:value-type="float" office:value="164352" calcext:value-type="float">
            <text:p>164352</text:p>
          </table:table-cell>
          <table:table-cell table:number-columns-repeated="5"/>
        </table:table-row>
        <table:table-row table:style-name="ro1">
          <table:covered-table-cell/>
          <table:table-cell table:style-name="ce13" office:value-type="float" office:value="4" calcext:value-type="float">
            <text:p>4</text:p>
          </table:table-cell>
          <table:table-cell table:style-name="ce24" office:value-type="float" office:value="269056" calcext:value-type="float">
            <text:p>269056</text:p>
          </table:table-cell>
          <table:table-cell table:style-name="ce24" office:value-type="float" office:value="336528" calcext:value-type="float">
            <text:p>336528</text:p>
          </table:table-cell>
          <table:table-cell table:style-name="ce24" office:value-type="float" office:value="92544" calcext:value-type="float">
            <text:p>92544</text:p>
          </table:table-cell>
          <table:table-cell table:formula="of:=MAX([.C47:.E47])" office:value-type="float" office:value="336528" calcext:value-type="float">
            <text:p>336528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5" calcext:value-type="float">
            <text:p>5</text:p>
          </table:table-cell>
          <table:table-cell table:style-name="ce24" office:value-type="float" office:value="260816" calcext:value-type="float">
            <text:p>260816</text:p>
          </table:table-cell>
          <table:table-cell table:style-name="ce24" office:value-type="float" office:value="298864" calcext:value-type="float">
            <text:p>298864</text:p>
          </table:table-cell>
          <table:table-cell table:style-name="ce24" office:value-type="float" office:value="165744" calcext:value-type="float">
            <text:p>165744</text:p>
          </table:table-cell>
          <table:table-cell table:formula="of:=MAX([.C48:.E48])" office:value-type="float" office:value="298864" calcext:value-type="float">
            <text:p>298864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6" calcext:value-type="float">
            <text:p>6</text:p>
          </table:table-cell>
          <table:table-cell table:style-name="ce24" office:value-type="float" office:value="198576" calcext:value-type="float">
            <text:p>198576</text:p>
          </table:table-cell>
          <table:table-cell table:style-name="ce24" office:value-type="float" office:value="395376" calcext:value-type="float">
            <text:p>395376</text:p>
          </table:table-cell>
          <table:table-cell table:style-name="ce24" office:value-type="float" office:value="331568" calcext:value-type="float">
            <text:p>331568</text:p>
          </table:table-cell>
          <table:table-cell table:formula="of:=MAX([.C49:.E49])" office:value-type="float" office:value="395376" calcext:value-type="float">
            <text:p>395376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7" calcext:value-type="float">
            <text:p>7</text:p>
          </table:table-cell>
          <table:table-cell table:style-name="ce24" office:value-type="float" office:value="256624" calcext:value-type="float">
            <text:p>256624</text:p>
          </table:table-cell>
          <table:table-cell table:style-name="ce24" office:value-type="float" office:value="467952" calcext:value-type="float">
            <text:p>467952</text:p>
          </table:table-cell>
          <table:table-cell table:style-name="ce24" office:value-type="float" office:value="183040" calcext:value-type="float">
            <text:p>183040</text:p>
          </table:table-cell>
          <table:table-cell table:formula="of:=MAX([.C50:.E50])" office:value-type="float" office:value="467952" calcext:value-type="float">
            <text:p>467952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8" calcext:value-type="float">
            <text:p>8</text:p>
          </table:table-cell>
          <table:table-cell table:style-name="ce24" office:value-type="float" office:value="233520" calcext:value-type="float">
            <text:p>233520</text:p>
          </table:table-cell>
          <table:table-cell table:style-name="ce24" office:value-type="float" office:value="323408" calcext:value-type="float">
            <text:p>323408</text:p>
          </table:table-cell>
          <table:table-cell table:style-name="ce24" office:value-type="float" office:value="293008" calcext:value-type="float">
            <text:p>293008</text:p>
          </table:table-cell>
          <table:table-cell table:formula="of:=MAX([.C51:.E51])" office:value-type="float" office:value="323408" calcext:value-type="float">
            <text:p>323408</text:p>
          </table:table-cell>
          <table:table-cell table:number-columns-repeated="4"/>
        </table:table-row>
        <table:table-row table:style-name="ro1">
          <table:covered-table-cell/>
          <table:table-cell table:style-name="ce13" office:value-type="float" office:value="9" calcext:value-type="float">
            <text:p>9</text:p>
          </table:table-cell>
          <table:table-cell table:style-name="ce24" office:value-type="float" office:value="102880" calcext:value-type="float">
            <text:p>102880</text:p>
          </table:table-cell>
          <table:table-cell table:style-name="ce24"/>
          <table:table-cell table:style-name="ce24" office:value-type="float" office:value="109712" calcext:value-type="float">
            <text:p>109712</text:p>
          </table:table-cell>
          <table:table-cell table:number-columns-repeated="5"/>
        </table:table-row>
        <calcext:conditional-formats>
          <calcext:conditional-format calcext:target-range-address="SummaryData.B14:SummaryData.E22 SummaryData.B13:SummaryData.B13 SummaryData.D13:SummaryData.E13 SummaryData.F15:SummaryData.F22">
            <calcext:condition calcext:apply-style-name="GrayRow" calcext:value="formula-is(ISEVEN(ROW()))" calcext:base-cell-address="SummaryData.B13"/>
          </calcext:conditional-format>
          <calcext:conditional-format calcext:target-range-address="SummaryData.B27:SummaryData.B32 SummaryData.B23:SummaryData.B26 SummaryData.F25:SummaryData.F31">
            <calcext:condition calcext:apply-style-name="GrayRow" calcext:value="formula-is(ISEVEN(ROW()))" calcext:base-cell-address="SummaryData.B23"/>
          </calcext:conditional-format>
          <calcext:conditional-format calcext:target-range-address="SummaryData.B33:SummaryData.E42 SummaryData.F35:SummaryData.F42">
            <calcext:condition calcext:apply-style-name="GrayRow" calcext:value="formula-is(ISEVEN(ROW()))" calcext:base-cell-address="SummaryData.B33"/>
          </calcext:conditional-format>
          <calcext:conditional-format calcext:target-range-address="SummaryData.B43:SummaryData.F52">
            <calcext:condition calcext:apply-style-name="GrayRow" calcext:value="formula-is(ISEVEN(ROW()))" calcext:base-cell-address="SummaryData.B43"/>
          </calcext:conditional-format>
          <calcext:conditional-format calcext:target-range-address="SummaryData.B3:SummaryData.E3 SummaryData.B4:SummaryData.E12 SummaryData.F5:SummaryData.F11">
            <calcext:condition calcext:apply-style-name="GrayRow" calcext:value="formula-is(ISEVEN(ROW()))" calcext:base-cell-address="SummaryData.B3"/>
          </calcext:conditional-format>
          <calcext:conditional-format calcext:target-range-address="SummaryData.C13:SummaryData.C13">
            <calcext:condition calcext:apply-style-name="GrayRow" calcext:value="formula-is(ISEVEN(ROW()))" calcext:base-cell-address="SummaryData.C13"/>
          </calcext:conditional-format>
          <calcext:conditional-format calcext:target-range-address="SummaryData.C27:SummaryData.E32 SummaryData.D23:SummaryData.E26 SummaryData.F25:SummaryData.F31">
            <calcext:condition calcext:apply-style-name="GrayRow" calcext:value="formula-is(ISEVEN(ROW()))" calcext:base-cell-address="SummaryData.C23"/>
          </calcext:conditional-format>
          <calcext:conditional-format calcext:target-range-address="SummaryData.C23:SummaryData.C26">
            <calcext:condition calcext:apply-style-name="GrayRow" calcext:value="formula-is(ISEVEN(ROW()))" calcext:base-cell-address="SummaryData.C23"/>
          </calcext:conditional-format>
          <calcext:conditional-format calcext:target-range-address="SummaryData.F3:SummaryData.F11">
            <calcext:condition calcext:apply-style-name="GrayRow" calcext:value="formula-is(ISEVEN(ROW()))" calcext:base-cell-address="SummaryData.F3"/>
          </calcext:conditional-format>
          <calcext:conditional-format calcext:target-range-address="SummaryData.F23:SummaryData.F31">
            <calcext:condition calcext:apply-style-name="GrayRow" calcext:value="formula-is(ISEVEN(ROW()))" calcext:base-cell-address="SummaryData.F23"/>
          </calcext:conditional-format>
          <calcext:conditional-format calcext:target-range-address="SummaryData.F12:SummaryData.F12">
            <calcext:condition calcext:apply-style-name="GrayRow" calcext:value="formula-is(ISEVEN(ROW()))" calcext:base-cell-address="SummaryData.F12"/>
          </calcext:conditional-format>
          <calcext:conditional-format calcext:target-range-address="SummaryData.F12:SummaryData.F12">
            <calcext:condition calcext:apply-style-name="GrayRow" calcext:value="formula-is(ISEVEN(ROW()))" calcext:base-cell-address="SummaryData.F12"/>
          </calcext:conditional-format>
          <calcext:conditional-format calcext:target-range-address="SummaryData.F14:SummaryData.F22">
            <calcext:condition calcext:apply-style-name="GrayRow" calcext:value="formula-is(ISEVEN(ROW()))" calcext:base-cell-address="SummaryData.F14"/>
          </calcext:conditional-format>
          <calcext:conditional-format calcext:target-range-address="SummaryData.F13:SummaryData.F13">
            <calcext:condition calcext:apply-style-name="GrayRow" calcext:value="formula-is(ISEVEN(ROW()))" calcext:base-cell-address="SummaryData.F13"/>
          </calcext:conditional-format>
          <calcext:conditional-format calcext:target-range-address="SummaryData.F13:SummaryData.F13">
            <calcext:condition calcext:apply-style-name="GrayRow" calcext:value="formula-is(ISEVEN(ROW()))" calcext:base-cell-address="SummaryData.F13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2:SummaryData.F32">
            <calcext:condition calcext:apply-style-name="GrayRow" calcext:value="formula-is(ISEVEN(ROW()))" calcext:base-cell-address="SummaryData.F32"/>
          </calcext:conditional-format>
          <calcext:conditional-format calcext:target-range-address="SummaryData.F33:SummaryData.F42">
            <calcext:condition calcext:apply-style-name="GrayRow" calcext:value="formula-is(ISEVEN(ROW()))" calcext:base-cell-address="SummaryData.F33"/>
          </calcext:conditional-format>
          <calcext:conditional-format calcext:target-range-address="SummaryData.G37:SummaryData.G37">
            <calcext:condition calcext:apply-style-name="GrayRow" calcext:value="formula-is(ISEVEN(ROW()))" calcext:base-cell-address="SummaryData.G37"/>
          </calcext:conditional-format>
          <calcext:conditional-format calcext:target-range-address="SummaryData.G37:SummaryData.G37">
            <calcext:condition calcext:apply-style-name="GrayRow" calcext:value="formula-is(ISEVEN(ROW()))" calcext:base-cell-address="SummaryData.G37"/>
          </calcext:conditional-format>
        </calcext:conditional-formats>
      </table:table>
      <table:table table:name="TargetData" table:style-name="ta1">
        <table:table-column table:style-name="co11" table:default-cell-style-name="ce46"/>
        <table:table-column table:style-name="co2" table:default-cell-style-name="ce49"/>
        <table:table-column table:style-name="co2" table:default-cell-style-name="ce107"/>
        <table:table-column table:style-name="co2" table:default-cell-style-name="ce109"/>
        <table:table-column table:style-name="co2" table:default-cell-style-name="ce128"/>
        <table:table-column table:style-name="co2" table:default-cell-style-name="ce187"/>
        <table:table-column table:style-name="co2" table:default-cell-style-name="ce189"/>
        <table:table-column table:style-name="co2" table:default-cell-style-name="ce207"/>
        <table:table-column table:style-name="co2" table:default-cell-style-name="ce264"/>
        <table:table-column table:style-name="co2" table:default-cell-style-name="ce266"/>
        <table:table-row table:style-name="ro1">
          <table:table-cell table:style-name="Default" table:number-columns-repeated="10"/>
        </table:table-row>
        <table:table-row table:style-name="ro3">
          <table:table-cell table:style-name="ce1" office:value-type="string" calcext:value-type="string">
            <text:p>Communication Range %</text:p>
          </table:table-cell>
          <table:table-cell table:style-name="ce47" office:value-type="float" office:value="100" calcext:value-type="float" table:number-columns-spanned="3" table:number-rows-spanned="1">
            <text:p>100</text:p>
          </table:table-cell>
          <table:covered-table-cell table:number-columns-repeated="2" table:style-name="ce3"/>
          <table:table-cell table:style-name="ce47" office:value-type="float" office:value="20" calcext:value-type="float" table:number-columns-spanned="3" table:number-rows-spanned="1">
            <text:p>20</text:p>
          </table:table-cell>
          <table:covered-table-cell table:number-columns-repeated="2" table:style-name="ce3"/>
          <table:table-cell table:style-name="ce47" office:value-type="float" office:value="10" calcext:value-type="float" table:number-columns-spanned="3" table:number-rows-spanned="1">
            <text:p>10</text:p>
          </table:table-cell>
          <table:covered-table-cell table:number-columns-repeated="2" table:style-name="ce3"/>
        </table:table-row>
        <table:table-row table:style-name="ro4">
          <table:table-cell table:style-name="ce44" office:value-type="string" calcext:value-type="string">
            <text:p>World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  <table:table-cell table:style-name="ce44" office:value-type="string" calcext:value-type="string">
            <text:p>Target</text:p>
          </table:table-cell>
          <table:table-cell table:style-name="ce78" office:value-type="string" calcext:value-type="string">
            <text:p>Time first detected (ms)</text:p>
          </table:table-cell>
          <table:table-cell table:style-name="ce78" office:value-type="string" calcext:value-type="string">
            <text:p>Time destroyed (ms)</text:p>
          </table:table-cell>
        </table:table-row>
        <table:table-row table:style-name="ro1">
          <table:table-cell table:style-name="ce45" office:value-type="float" office:value="0" calcext:value-type="float" table:number-columns-spanned="1" table:number-rows-spanned="6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79"/>
          <table:table-cell table:style-name="ce108"/>
          <table:table-cell table:style-name="ce127" office:value-type="float" office:value="0" calcext:value-type="float">
            <text:p>0</text:p>
          </table:table-cell>
          <table:table-cell table:style-name="ce158" office:value-type="float" office:value="98704" calcext:value-type="float">
            <text:p>98704</text:p>
          </table:table-cell>
          <table:table-cell table:style-name="ce188" office:value-type="float" office:value="131216" calcext:value-type="float">
            <text:p>131216</text:p>
          </table:table-cell>
          <table:table-cell table:style-name="ce206" office:value-type="float" office:value="0" calcext:value-type="float">
            <text:p>0</text:p>
          </table:table-cell>
          <table:table-cell table:style-name="ce236" office:value-type="float" office:value="136992" calcext:value-type="float">
            <text:p>136992</text:p>
          </table:table-cell>
          <table:table-cell table:style-name="ce265" office:value-type="float" office:value="173712" calcext:value-type="float">
            <text:p>173712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style-name="ce80"/>
          <table:table-cell/>
          <table:table-cell office:value-type="float" office:value="1" calcext:value-type="float">
            <text:p>1</text:p>
          </table:table-cell>
          <table:table-cell table:style-name="Default" office:value-type="float" office:value="160" calcext:value-type="float">
            <text:p>160</text:p>
          </table:table-cell>
          <table:table-cell office:value-type="float" office:value="42784" calcext:value-type="float">
            <text:p>42784</text:p>
          </table:table-cell>
          <table:table-cell office:value-type="float" office:value="1" calcext:value-type="float">
            <text:p>1</text:p>
          </table:table-cell>
          <table:table-cell table:style-name="ce237" office:value-type="float" office:value="160" calcext:value-type="float">
            <text:p>160</text:p>
          </table:table-cell>
          <table:table-cell office:value-type="float" office:value="18832" calcext:value-type="float">
            <text:p>18832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style-name="ce80"/>
          <table:table-cell/>
          <table:table-cell office:value-type="float" office:value="2" calcext:value-type="float">
            <text:p>2</text:p>
          </table:table-cell>
          <table:table-cell table:style-name="ce159" office:value-type="float" office:value="25696" calcext:value-type="float">
            <text:p>25696</text:p>
          </table:table-cell>
          <table:table-cell office:value-type="float" office:value="65088" calcext:value-type="float">
            <text:p>65088</text:p>
          </table:table-cell>
          <table:table-cell office:value-type="float" office:value="2" calcext:value-type="float">
            <text:p>2</text:p>
          </table:table-cell>
          <table:table-cell table:style-name="ce237" office:value-type="float" office:value="25776" calcext:value-type="float">
            <text:p>25776</text:p>
          </table:table-cell>
          <table:table-cell office:value-type="float" office:value="83312" calcext:value-type="float">
            <text:p>83312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style-name="ce80"/>
          <table:table-cell/>
          <table:table-cell office:value-type="float" office:value="3" calcext:value-type="float">
            <text:p>3</text:p>
          </table:table-cell>
          <table:table-cell table:style-name="ce159" office:value-type="float" office:value="5600" calcext:value-type="float">
            <text:p>5600</text:p>
          </table:table-cell>
          <table:table-cell office:value-type="float" office:value="26560" calcext:value-type="float">
            <text:p>26560</text:p>
          </table:table-cell>
          <table:table-cell office:value-type="float" office:value="3" calcext:value-type="float">
            <text:p>3</text:p>
          </table:table-cell>
          <table:table-cell table:style-name="ce237" office:value-type="float" office:value="7984" calcext:value-type="float">
            <text:p>7984</text:p>
          </table:table-cell>
          <table:table-cell office:value-type="float" office:value="27472" calcext:value-type="float">
            <text:p>2747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style-name="ce80"/>
          <table:table-cell/>
          <table:table-cell office:value-type="float" office:value="4" calcext:value-type="float">
            <text:p>4</text:p>
          </table:table-cell>
          <table:table-cell table:style-name="ce159" office:value-type="float" office:value="28768" calcext:value-type="float">
            <text:p>28768</text:p>
          </table:table-cell>
          <table:table-cell office:value-type="float" office:value="94544" calcext:value-type="float">
            <text:p>94544</text:p>
          </table:table-cell>
          <table:table-cell office:value-type="float" office:value="4" calcext:value-type="float">
            <text:p>4</text:p>
          </table:table-cell>
          <table:table-cell table:style-name="ce237" office:value-type="float" office:value="13120" calcext:value-type="float">
            <text:p>13120</text:p>
          </table:table-cell>
          <table:table-cell office:value-type="float" office:value="112016" calcext:value-type="float">
            <text:p>112016</text:p>
          </table:table-cell>
        </table:table-row>
        <table:table-row table:style-name="ro1">
          <table:covered-table-cell/>
          <table:table-cell table:style-name="ce50" office:value-type="float" office:value="5" calcext:value-type="float">
            <text:p>5</text:p>
          </table:table-cell>
          <table:table-cell table:style-name="ce81"/>
          <table:table-cell/>
          <table:table-cell table:style-name="ce129" office:value-type="float" office:value="5" calcext:value-type="float">
            <text:p>5</text:p>
          </table:table-cell>
          <table:table-cell table:style-name="ce160" office:value-type="float" office:value="18160" calcext:value-type="float">
            <text:p>18160</text:p>
          </table:table-cell>
          <table:table-cell office:value-type="float" office:value="83888" calcext:value-type="float">
            <text:p>83888</text:p>
          </table:table-cell>
          <table:table-cell table:style-name="ce208" office:value-type="float" office:value="5" calcext:value-type="float">
            <text:p>5</text:p>
          </table:table-cell>
          <table:table-cell table:style-name="ce238" office:value-type="float" office:value="45952" calcext:value-type="float">
            <text:p>45952</text:p>
          </table:table-cell>
          <table:table-cell office:value-type="float" office:value="67728" calcext:value-type="float">
            <text:p>67728</text:p>
          </table:table-cell>
        </table:table-row>
        <table:table-row table:style-name="ro1">
          <table:table-cell table:style-name="ce45" office:value-type="float" office:value="1" calcext:value-type="float" table:number-columns-spanned="1" table:number-rows-spanned="6">
            <text:p>1</text:p>
          </table:table-cell>
          <table:table-cell table:style-name="ce51" office:value-type="float" office:value="0" calcext:value-type="float">
            <text:p>0</text:p>
          </table:table-cell>
          <table:table-cell table:style-name="ce82"/>
          <table:table-cell table:style-name="ce110"/>
          <table:table-cell table:style-name="ce130" office:value-type="float" office:value="0" calcext:value-type="float">
            <text:p>0</text:p>
          </table:table-cell>
          <table:table-cell table:style-name="ce161" office:value-type="float" office:value="1216" calcext:value-type="float">
            <text:p>1216</text:p>
          </table:table-cell>
          <table:table-cell table:style-name="ce190" office:value-type="float" office:value="59920" calcext:value-type="float">
            <text:p>59920</text:p>
          </table:table-cell>
          <table:table-cell table:style-name="ce209" office:value-type="float" office:value="0" calcext:value-type="float">
            <text:p>0</text:p>
          </table:table-cell>
          <table:table-cell table:style-name="ce239" office:value-type="float" office:value="1216" calcext:value-type="float">
            <text:p>1216</text:p>
          </table:table-cell>
          <table:table-cell table:style-name="ce267" office:value-type="float" office:value="91040" calcext:value-type="float">
            <text:p>91040</text:p>
          </table:table-cell>
        </table:table-row>
        <table:table-row table:style-name="ro1">
          <table:covered-table-cell/>
          <table:table-cell table:style-name="ce52" office:value-type="float" office:value="1" calcext:value-type="float">
            <text:p>1</text:p>
          </table:table-cell>
          <table:table-cell table:style-name="ce83"/>
          <table:table-cell table:style-name="ce111"/>
          <table:table-cell table:style-name="ce131" office:value-type="float" office:value="1" calcext:value-type="float">
            <text:p>1</text:p>
          </table:table-cell>
          <table:table-cell table:style-name="ce162" office:value-type="float" office:value="880" calcext:value-type="float">
            <text:p>880</text:p>
          </table:table-cell>
          <table:table-cell table:style-name="ce191" office:value-type="float" office:value="140272" calcext:value-type="float">
            <text:p>140272</text:p>
          </table:table-cell>
          <table:table-cell table:style-name="ce210" office:value-type="float" office:value="1" calcext:value-type="float">
            <text:p>1</text:p>
          </table:table-cell>
          <table:table-cell table:style-name="ce240" office:value-type="float" office:value="880" calcext:value-type="float">
            <text:p>880</text:p>
          </table:table-cell>
          <table:table-cell table:style-name="ce268" office:value-type="float" office:value="163696" calcext:value-type="float">
            <text:p>163696</text:p>
          </table:table-cell>
        </table:table-row>
        <table:table-row table:style-name="ro1">
          <table:covered-table-cell/>
          <table:table-cell table:style-name="ce52" office:value-type="float" office:value="2" calcext:value-type="float">
            <text:p>2</text:p>
          </table:table-cell>
          <table:table-cell table:style-name="ce83"/>
          <table:table-cell table:style-name="ce111"/>
          <table:table-cell table:style-name="ce131" office:value-type="float" office:value="2" calcext:value-type="float">
            <text:p>2</text:p>
          </table:table-cell>
          <table:table-cell table:style-name="ce162" office:value-type="float" office:value="15248" calcext:value-type="float">
            <text:p>15248</text:p>
          </table:table-cell>
          <table:table-cell table:style-name="ce191" office:value-type="float" office:value="78944" calcext:value-type="float">
            <text:p>78944</text:p>
          </table:table-cell>
          <table:table-cell table:style-name="ce210" office:value-type="float" office:value="2" calcext:value-type="float">
            <text:p>2</text:p>
          </table:table-cell>
          <table:table-cell table:style-name="ce240" office:value-type="float" office:value="15296" calcext:value-type="float">
            <text:p>15296</text:p>
          </table:table-cell>
          <table:table-cell table:style-name="ce268" office:value-type="float" office:value="110832" calcext:value-type="float">
            <text:p>110832</text:p>
          </table:table-cell>
        </table:table-row>
        <table:table-row table:style-name="ro1">
          <table:covered-table-cell/>
          <table:table-cell table:style-name="ce52" office:value-type="float" office:value="3" calcext:value-type="float">
            <text:p>3</text:p>
          </table:table-cell>
          <table:table-cell table:style-name="ce83"/>
          <table:table-cell table:style-name="ce111"/>
          <table:table-cell table:style-name="ce131" office:value-type="float" office:value="3" calcext:value-type="float">
            <text:p>3</text:p>
          </table:table-cell>
          <table:table-cell table:style-name="ce162" office:value-type="float" office:value="3584" calcext:value-type="float">
            <text:p>3584</text:p>
          </table:table-cell>
          <table:table-cell table:style-name="ce191" office:value-type="float" office:value="42400" calcext:value-type="float">
            <text:p>42400</text:p>
          </table:table-cell>
          <table:table-cell table:style-name="ce210" office:value-type="float" office:value="3" calcext:value-type="float">
            <text:p>3</text:p>
          </table:table-cell>
          <table:table-cell table:style-name="ce240" office:value-type="float" office:value="3584" calcext:value-type="float">
            <text:p>3584</text:p>
          </table:table-cell>
          <table:table-cell table:style-name="ce268" office:value-type="float" office:value="50640" calcext:value-type="float">
            <text:p>50640</text:p>
          </table:table-cell>
        </table:table-row>
        <table:table-row table:style-name="ro1">
          <table:covered-table-cell/>
          <table:table-cell table:style-name="ce52" office:value-type="float" office:value="4" calcext:value-type="float">
            <text:p>4</text:p>
          </table:table-cell>
          <table:table-cell table:style-name="ce83"/>
          <table:table-cell table:style-name="ce111"/>
          <table:table-cell table:style-name="ce131" office:value-type="float" office:value="4" calcext:value-type="float">
            <text:p>4</text:p>
          </table:table-cell>
          <table:table-cell table:style-name="ce162" office:value-type="float" office:value="33712" calcext:value-type="float">
            <text:p>33712</text:p>
          </table:table-cell>
          <table:table-cell table:style-name="ce191" office:value-type="float" office:value="71968" calcext:value-type="float">
            <text:p>71968</text:p>
          </table:table-cell>
          <table:table-cell table:style-name="ce210" office:value-type="float" office:value="4" calcext:value-type="float">
            <text:p>4</text:p>
          </table:table-cell>
          <table:table-cell table:style-name="ce240" office:value-type="float" office:value="33712" calcext:value-type="float">
            <text:p>33712</text:p>
          </table:table-cell>
          <table:table-cell table:style-name="ce268" office:value-type="float" office:value="272208" calcext:value-type="float">
            <text:p>272208</text:p>
          </table:table-cell>
        </table:table-row>
        <table:table-row table:style-name="ro1">
          <table:covered-table-cell/>
          <table:table-cell table:style-name="ce53" office:value-type="float" office:value="5" calcext:value-type="float">
            <text:p>5</text:p>
          </table:table-cell>
          <table:table-cell table:style-name="ce84"/>
          <table:table-cell table:style-name="ce111"/>
          <table:table-cell table:style-name="ce132" office:value-type="float" office:value="5" calcext:value-type="float">
            <text:p>5</text:p>
          </table:table-cell>
          <table:table-cell table:style-name="ce163" office:value-type="float" office:value="65824" calcext:value-type="float">
            <text:p>65824</text:p>
          </table:table-cell>
          <table:table-cell table:style-name="ce191" office:value-type="float" office:value="124496" calcext:value-type="float">
            <text:p>124496</text:p>
          </table:table-cell>
          <table:table-cell table:style-name="ce211" office:value-type="float" office:value="5" calcext:value-type="float">
            <text:p>5</text:p>
          </table:table-cell>
          <table:table-cell table:style-name="ce241" office:value-type="float" office:value="75056" calcext:value-type="float">
            <text:p>75056</text:p>
          </table:table-cell>
          <table:table-cell table:style-name="ce268" office:value-type="float" office:value="245200" calcext:value-type="float">
            <text:p>245200</text:p>
          </table:table-cell>
        </table:table-row>
        <table:table-row table:style-name="ro1">
          <table:table-cell table:style-name="ce45" office:value-type="float" office:value="2" calcext:value-type="float" table:number-columns-spanned="1" table:number-rows-spanned="6">
            <text:p>2</text:p>
          </table:table-cell>
          <table:table-cell table:style-name="ce54" office:value-type="float" office:value="0" calcext:value-type="float">
            <text:p>0</text:p>
          </table:table-cell>
          <table:table-cell table:style-name="ce85"/>
          <table:table-cell table:style-name="ce112"/>
          <table:table-cell table:style-name="ce133" office:value-type="float" office:value="0" calcext:value-type="float">
            <text:p>0</text:p>
          </table:table-cell>
          <table:table-cell table:style-name="ce164" office:value-type="float" office:value="120816" calcext:value-type="float">
            <text:p>120816</text:p>
          </table:table-cell>
          <table:table-cell table:style-name="ce192" office:value-type="float" office:value="154048" calcext:value-type="float">
            <text:p>154048</text:p>
          </table:table-cell>
          <table:table-cell table:style-name="ce212" office:value-type="float" office:value="0" calcext:value-type="float">
            <text:p>0</text:p>
          </table:table-cell>
          <table:table-cell table:style-name="ce242" office:value-type="float" office:value="123424" calcext:value-type="float">
            <text:p>123424</text:p>
          </table:table-cell>
          <table:table-cell table:style-name="ce269" office:value-type="float" office:value="195328" calcext:value-type="float">
            <text:p>195328</text:p>
          </table:table-cell>
        </table:table-row>
        <table:table-row table:style-name="ro1">
          <table:covered-table-cell/>
          <table:table-cell table:style-name="ce55" office:value-type="float" office:value="1" calcext:value-type="float">
            <text:p>1</text:p>
          </table:table-cell>
          <table:table-cell table:style-name="ce86"/>
          <table:table-cell table:style-name="ce113"/>
          <table:table-cell table:style-name="ce134" office:value-type="float" office:value="1" calcext:value-type="float">
            <text:p>1</text:p>
          </table:table-cell>
          <table:table-cell table:style-name="ce165" office:value-type="float" office:value="29680" calcext:value-type="float">
            <text:p>29680</text:p>
          </table:table-cell>
          <table:table-cell table:style-name="ce193" office:value-type="float" office:value="62432" calcext:value-type="float">
            <text:p>62432</text:p>
          </table:table-cell>
          <table:table-cell table:style-name="ce213" office:value-type="float" office:value="1" calcext:value-type="float">
            <text:p>1</text:p>
          </table:table-cell>
          <table:table-cell table:style-name="ce243" office:value-type="float" office:value="102304" calcext:value-type="float">
            <text:p>102304</text:p>
          </table:table-cell>
          <table:table-cell table:style-name="ce270" office:value-type="float" office:value="113856" calcext:value-type="float">
            <text:p>113856</text:p>
          </table:table-cell>
        </table:table-row>
        <table:table-row table:style-name="ro1">
          <table:covered-table-cell/>
          <table:table-cell table:style-name="ce55" office:value-type="float" office:value="2" calcext:value-type="float">
            <text:p>2</text:p>
          </table:table-cell>
          <table:table-cell table:style-name="ce86"/>
          <table:table-cell table:style-name="ce113"/>
          <table:table-cell table:style-name="ce134" office:value-type="float" office:value="2" calcext:value-type="float">
            <text:p>2</text:p>
          </table:table-cell>
          <table:table-cell table:style-name="ce165" office:value-type="float" office:value="98928" calcext:value-type="float">
            <text:p>98928</text:p>
          </table:table-cell>
          <table:table-cell table:style-name="ce193" office:value-type="float" office:value="128976" calcext:value-type="float">
            <text:p>128976</text:p>
          </table:table-cell>
          <table:table-cell table:style-name="ce213" office:value-type="float" office:value="2" calcext:value-type="float">
            <text:p>2</text:p>
          </table:table-cell>
          <table:table-cell table:style-name="ce243" office:value-type="float" office:value="164592" calcext:value-type="float">
            <text:p>164592</text:p>
          </table:table-cell>
          <table:table-cell table:style-name="ce270" office:value-type="float" office:value="207520" calcext:value-type="float">
            <text:p>207520</text:p>
          </table:table-cell>
        </table:table-row>
        <table:table-row table:style-name="ro1">
          <table:covered-table-cell/>
          <table:table-cell table:style-name="ce55" office:value-type="float" office:value="3" calcext:value-type="float">
            <text:p>3</text:p>
          </table:table-cell>
          <table:table-cell table:style-name="ce86"/>
          <table:table-cell table:style-name="ce113"/>
          <table:table-cell table:style-name="ce134" office:value-type="float" office:value="3" calcext:value-type="float">
            <text:p>3</text:p>
          </table:table-cell>
          <table:table-cell table:style-name="ce165" office:value-type="float" office:value="142768" calcext:value-type="float">
            <text:p>142768</text:p>
          </table:table-cell>
          <table:table-cell table:style-name="ce193" office:value-type="float" office:value="190432" calcext:value-type="float">
            <text:p>190432</text:p>
          </table:table-cell>
          <table:table-cell table:style-name="ce213" office:value-type="float" office:value="3" calcext:value-type="float">
            <text:p>3</text:p>
          </table:table-cell>
          <table:table-cell table:style-name="ce243" office:value-type="float" office:value="105088" calcext:value-type="float">
            <text:p>105088</text:p>
          </table:table-cell>
          <table:table-cell table:style-name="ce270" office:value-type="float" office:value="147808" calcext:value-type="float">
            <text:p>147808</text:p>
          </table:table-cell>
        </table:table-row>
        <table:table-row table:style-name="ro1">
          <table:covered-table-cell/>
          <table:table-cell table:style-name="ce55" office:value-type="float" office:value="4" calcext:value-type="float">
            <text:p>4</text:p>
          </table:table-cell>
          <table:table-cell table:style-name="ce86"/>
          <table:table-cell table:style-name="ce113"/>
          <table:table-cell table:style-name="ce134" office:value-type="float" office:value="4" calcext:value-type="float">
            <text:p>4</text:p>
          </table:table-cell>
          <table:table-cell table:style-name="ce165" office:value-type="float" office:value="28624" calcext:value-type="float">
            <text:p>28624</text:p>
          </table:table-cell>
          <table:table-cell table:style-name="ce193" office:value-type="float" office:value="84864" calcext:value-type="float">
            <text:p>84864</text:p>
          </table:table-cell>
          <table:table-cell table:style-name="ce213" office:value-type="float" office:value="4" calcext:value-type="float">
            <text:p>4</text:p>
          </table:table-cell>
          <table:table-cell table:style-name="ce243" office:value-type="float" office:value="37344" calcext:value-type="float">
            <text:p>37344</text:p>
          </table:table-cell>
          <table:table-cell table:style-name="ce270" office:value-type="float" office:value="89216" calcext:value-type="float">
            <text:p>89216</text:p>
          </table:table-cell>
        </table:table-row>
        <table:table-row table:style-name="ro1">
          <table:covered-table-cell/>
          <table:table-cell table:style-name="ce56" office:value-type="float" office:value="5" calcext:value-type="float">
            <text:p>5</text:p>
          </table:table-cell>
          <table:table-cell table:style-name="ce87"/>
          <table:table-cell table:style-name="ce113"/>
          <table:table-cell table:style-name="ce135" office:value-type="float" office:value="5" calcext:value-type="float">
            <text:p>5</text:p>
          </table:table-cell>
          <table:table-cell table:style-name="ce166" office:value-type="float" office:value="752" calcext:value-type="float">
            <text:p>752</text:p>
          </table:table-cell>
          <table:table-cell table:style-name="ce193" office:value-type="float" office:value="72016" calcext:value-type="float">
            <text:p>72016</text:p>
          </table:table-cell>
          <table:table-cell table:style-name="ce214" office:value-type="float" office:value="5" calcext:value-type="float">
            <text:p>5</text:p>
          </table:table-cell>
          <table:table-cell table:style-name="ce244" office:value-type="float" office:value="752" calcext:value-type="float">
            <text:p>752</text:p>
          </table:table-cell>
          <table:table-cell table:style-name="ce270" office:value-type="float" office:value="56064" calcext:value-type="float">
            <text:p>56064</text:p>
          </table:table-cell>
        </table:table-row>
        <table:table-row table:style-name="ro1">
          <table:table-cell table:style-name="ce45" office:value-type="float" office:value="3" calcext:value-type="float" table:number-columns-spanned="1" table:number-rows-spanned="6">
            <text:p>3</text:p>
          </table:table-cell>
          <table:table-cell table:style-name="ce57" office:value-type="float" office:value="0" calcext:value-type="float">
            <text:p>0</text:p>
          </table:table-cell>
          <table:table-cell table:style-name="ce88"/>
          <table:table-cell table:style-name="ce114"/>
          <table:table-cell table:style-name="ce136" office:value-type="float" office:value="0" calcext:value-type="float">
            <text:p>0</text:p>
          </table:table-cell>
          <table:table-cell table:style-name="ce167" office:value-type="float" office:value="32" calcext:value-type="float">
            <text:p>32</text:p>
          </table:table-cell>
          <table:table-cell table:style-name="ce194" office:value-type="float" office:value="17824" calcext:value-type="float">
            <text:p>17824</text:p>
          </table:table-cell>
          <table:table-cell table:style-name="ce215" office:value-type="float" office:value="0" calcext:value-type="float">
            <text:p>0</text:p>
          </table:table-cell>
          <table:table-cell table:style-name="ce245" office:value-type="float" office:value="32" calcext:value-type="float">
            <text:p>32</text:p>
          </table:table-cell>
          <table:table-cell table:style-name="ce271" office:value-type="float" office:value="40752" calcext:value-type="float">
            <text:p>40752</text:p>
          </table:table-cell>
        </table:table-row>
        <table:table-row table:style-name="ro1">
          <table:covered-table-cell/>
          <table:table-cell table:style-name="ce58" office:value-type="float" office:value="1" calcext:value-type="float">
            <text:p>1</text:p>
          </table:table-cell>
          <table:table-cell table:style-name="ce89"/>
          <table:table-cell table:style-name="ce115"/>
          <table:table-cell table:style-name="ce137" office:value-type="float" office:value="1" calcext:value-type="float">
            <text:p>1</text:p>
          </table:table-cell>
          <table:table-cell table:style-name="ce168" office:value-type="float" office:value="10048" calcext:value-type="float">
            <text:p>10048</text:p>
          </table:table-cell>
          <table:table-cell table:style-name="ce195" office:value-type="float" office:value="48112" calcext:value-type="float">
            <text:p>48112</text:p>
          </table:table-cell>
          <table:table-cell table:style-name="ce216" office:value-type="float" office:value="1" calcext:value-type="float">
            <text:p>1</text:p>
          </table:table-cell>
          <table:table-cell table:style-name="ce246" office:value-type="float" office:value="10032" calcext:value-type="float">
            <text:p>10032</text:p>
          </table:table-cell>
          <table:table-cell table:style-name="ce272" office:value-type="float" office:value="79056" calcext:value-type="float">
            <text:p>79056</text:p>
          </table:table-cell>
        </table:table-row>
        <table:table-row table:style-name="ro1">
          <table:covered-table-cell/>
          <table:table-cell table:style-name="ce58" office:value-type="float" office:value="2" calcext:value-type="float">
            <text:p>2</text:p>
          </table:table-cell>
          <table:table-cell table:style-name="ce89"/>
          <table:table-cell table:style-name="ce115"/>
          <table:table-cell table:style-name="ce137" office:value-type="float" office:value="2" calcext:value-type="float">
            <text:p>2</text:p>
          </table:table-cell>
          <table:table-cell table:style-name="ce168" office:value-type="float" office:value="11408" calcext:value-type="float">
            <text:p>11408</text:p>
          </table:table-cell>
          <table:table-cell table:style-name="ce195" office:value-type="float" office:value="97680" calcext:value-type="float">
            <text:p>97680</text:p>
          </table:table-cell>
          <table:table-cell table:style-name="ce216" office:value-type="float" office:value="2" calcext:value-type="float">
            <text:p>2</text:p>
          </table:table-cell>
          <table:table-cell table:style-name="ce246" office:value-type="float" office:value="16208" calcext:value-type="float">
            <text:p>16208</text:p>
          </table:table-cell>
          <table:table-cell table:style-name="ce272" office:value-type="float" office:value="75248" calcext:value-type="float">
            <text:p>75248</text:p>
          </table:table-cell>
        </table:table-row>
        <table:table-row table:style-name="ro1">
          <table:covered-table-cell/>
          <table:table-cell table:style-name="ce58" office:value-type="float" office:value="3" calcext:value-type="float">
            <text:p>3</text:p>
          </table:table-cell>
          <table:table-cell table:style-name="ce89"/>
          <table:table-cell table:style-name="ce115"/>
          <table:table-cell table:style-name="ce137" office:value-type="float" office:value="3" calcext:value-type="float">
            <text:p>3</text:p>
          </table:table-cell>
          <table:table-cell table:style-name="ce168" office:value-type="float" office:value="16" calcext:value-type="float">
            <text:p>16</text:p>
          </table:table-cell>
          <table:table-cell table:style-name="ce195" office:value-type="float" office:value="11952" calcext:value-type="float">
            <text:p>11952</text:p>
          </table:table-cell>
          <table:table-cell table:style-name="ce216" office:value-type="float" office:value="3" calcext:value-type="float">
            <text:p>3</text:p>
          </table:table-cell>
          <table:table-cell table:style-name="ce246" office:value-type="float" office:value="16" calcext:value-type="float">
            <text:p>16</text:p>
          </table:table-cell>
          <table:table-cell table:style-name="ce272" office:value-type="float" office:value="61536" calcext:value-type="float">
            <text:p>61536</text:p>
          </table:table-cell>
        </table:table-row>
        <table:table-row table:style-name="ro1">
          <table:covered-table-cell/>
          <table:table-cell table:style-name="ce58" office:value-type="float" office:value="4" calcext:value-type="float">
            <text:p>4</text:p>
          </table:table-cell>
          <table:table-cell table:style-name="ce89"/>
          <table:table-cell table:style-name="ce115"/>
          <table:table-cell table:style-name="ce137" office:value-type="float" office:value="4" calcext:value-type="float">
            <text:p>4</text:p>
          </table:table-cell>
          <table:table-cell table:style-name="ce168" office:value-type="float" office:value="21136" calcext:value-type="float">
            <text:p>21136</text:p>
          </table:table-cell>
          <table:table-cell table:style-name="ce195" office:value-type="float" office:value="121408" calcext:value-type="float">
            <text:p>121408</text:p>
          </table:table-cell>
          <table:table-cell table:style-name="ce216" office:value-type="float" office:value="4" calcext:value-type="float">
            <text:p>4</text:p>
          </table:table-cell>
          <table:table-cell table:style-name="ce246" office:value-type="float" office:value="63504" calcext:value-type="float">
            <text:p>63504</text:p>
          </table:table-cell>
          <table:table-cell table:style-name="ce272" office:value-type="float" office:value="85024" calcext:value-type="float">
            <text:p>85024</text:p>
          </table:table-cell>
        </table:table-row>
        <table:table-row table:style-name="ro1">
          <table:covered-table-cell/>
          <table:table-cell table:style-name="ce59" office:value-type="float" office:value="5" calcext:value-type="float">
            <text:p>5</text:p>
          </table:table-cell>
          <table:table-cell table:style-name="ce90"/>
          <table:table-cell table:style-name="ce115"/>
          <table:table-cell table:style-name="ce138" office:value-type="float" office:value="5" calcext:value-type="float">
            <text:p>5</text:p>
          </table:table-cell>
          <table:table-cell table:style-name="ce169" office:value-type="float" office:value="10032" calcext:value-type="float">
            <text:p>10032</text:p>
          </table:table-cell>
          <table:table-cell table:style-name="ce195" office:value-type="float" office:value="65008" calcext:value-type="float">
            <text:p>65008</text:p>
          </table:table-cell>
          <table:table-cell table:style-name="ce217" office:value-type="float" office:value="5" calcext:value-type="float">
            <text:p>5</text:p>
          </table:table-cell>
          <table:table-cell table:style-name="ce247" office:value-type="float" office:value="10032" calcext:value-type="float">
            <text:p>10032</text:p>
          </table:table-cell>
          <table:table-cell table:style-name="ce272" office:value-type="float" office:value="66912" calcext:value-type="float">
            <text:p>66912</text:p>
          </table:table-cell>
        </table:table-row>
        <table:table-row table:style-name="ro1">
          <table:table-cell table:style-name="ce45" office:value-type="float" office:value="4" calcext:value-type="float" table:number-columns-spanned="1" table:number-rows-spanned="6">
            <text:p>4</text:p>
          </table:table-cell>
          <table:table-cell table:style-name="ce60" office:value-type="float" office:value="0" calcext:value-type="float">
            <text:p>0</text:p>
          </table:table-cell>
          <table:table-cell table:style-name="ce91"/>
          <table:table-cell table:style-name="ce116"/>
          <table:table-cell table:style-name="ce139" office:value-type="float" office:value="0" calcext:value-type="float">
            <text:p>0</text:p>
          </table:table-cell>
          <table:table-cell table:style-name="ce170" office:value-type="float" office:value="25520" calcext:value-type="float">
            <text:p>25520</text:p>
          </table:table-cell>
          <table:table-cell table:style-name="ce196" office:value-type="float" office:value="53136" calcext:value-type="float">
            <text:p>53136</text:p>
          </table:table-cell>
          <table:table-cell table:style-name="ce218" office:value-type="float" office:value="0" calcext:value-type="float">
            <text:p>0</text:p>
          </table:table-cell>
          <table:table-cell table:style-name="ce248" office:value-type="float" office:value="27504" calcext:value-type="float">
            <text:p>27504</text:p>
          </table:table-cell>
          <table:table-cell table:style-name="ce273" office:value-type="float" office:value="87600" calcext:value-type="float">
            <text:p>87600</text:p>
          </table:table-cell>
        </table:table-row>
        <table:table-row table:style-name="ro1">
          <table:covered-table-cell/>
          <table:table-cell table:style-name="ce61" office:value-type="float" office:value="1" calcext:value-type="float">
            <text:p>1</text:p>
          </table:table-cell>
          <table:table-cell table:style-name="ce92"/>
          <table:table-cell table:style-name="ce117"/>
          <table:table-cell table:style-name="ce140" office:value-type="float" office:value="1" calcext:value-type="float">
            <text:p>1</text:p>
          </table:table-cell>
          <table:table-cell table:style-name="ce171" office:value-type="float" office:value="95712" calcext:value-type="float">
            <text:p>95712</text:p>
          </table:table-cell>
          <table:table-cell table:style-name="ce197" office:value-type="float" office:value="138688" calcext:value-type="float">
            <text:p>138688</text:p>
          </table:table-cell>
          <table:table-cell table:style-name="ce219" office:value-type="float" office:value="1" calcext:value-type="float">
            <text:p>1</text:p>
          </table:table-cell>
          <table:table-cell table:style-name="ce249" office:value-type="float" office:value="15648" calcext:value-type="float">
            <text:p>15648</text:p>
          </table:table-cell>
          <table:table-cell table:style-name="ce274" office:value-type="float" office:value="49808" calcext:value-type="float">
            <text:p>49808</text:p>
          </table:table-cell>
        </table:table-row>
        <table:table-row table:style-name="ro1">
          <table:covered-table-cell/>
          <table:table-cell table:style-name="ce61" office:value-type="float" office:value="2" calcext:value-type="float">
            <text:p>2</text:p>
          </table:table-cell>
          <table:table-cell table:style-name="ce92"/>
          <table:table-cell table:style-name="ce117"/>
          <table:table-cell table:style-name="ce140" office:value-type="float" office:value="2" calcext:value-type="float">
            <text:p>2</text:p>
          </table:table-cell>
          <table:table-cell table:style-name="ce171" office:value-type="float" office:value="83600" calcext:value-type="float">
            <text:p>83600</text:p>
          </table:table-cell>
          <table:table-cell table:style-name="ce197" office:value-type="float" office:value="102032" calcext:value-type="float">
            <text:p>102032</text:p>
          </table:table-cell>
          <table:table-cell table:style-name="ce219" office:value-type="float" office:value="2" calcext:value-type="float">
            <text:p>2</text:p>
          </table:table-cell>
          <table:table-cell table:style-name="ce249" office:value-type="float" office:value="244800" calcext:value-type="float">
            <text:p>244800</text:p>
          </table:table-cell>
          <table:table-cell table:style-name="ce274" office:value-type="float" office:value="280912" calcext:value-type="float">
            <text:p>280912</text:p>
          </table:table-cell>
        </table:table-row>
        <table:table-row table:style-name="ro1">
          <table:covered-table-cell/>
          <table:table-cell table:style-name="ce61" office:value-type="float" office:value="3" calcext:value-type="float">
            <text:p>3</text:p>
          </table:table-cell>
          <table:table-cell table:style-name="ce92"/>
          <table:table-cell table:style-name="ce117"/>
          <table:table-cell table:style-name="ce140" office:value-type="float" office:value="3" calcext:value-type="float">
            <text:p>3</text:p>
          </table:table-cell>
          <table:table-cell table:style-name="ce171" office:value-type="float" office:value="24080" calcext:value-type="float">
            <text:p>24080</text:p>
          </table:table-cell>
          <table:table-cell table:style-name="ce197" office:value-type="float" office:value="44384" calcext:value-type="float">
            <text:p>44384</text:p>
          </table:table-cell>
          <table:table-cell table:style-name="ce219" office:value-type="float" office:value="3" calcext:value-type="float">
            <text:p>3</text:p>
          </table:table-cell>
          <table:table-cell table:style-name="ce249" office:value-type="float" office:value="24192" calcext:value-type="float">
            <text:p>24192</text:p>
          </table:table-cell>
          <table:table-cell table:style-name="ce274" office:value-type="float" office:value="69872" calcext:value-type="float">
            <text:p>69872</text:p>
          </table:table-cell>
        </table:table-row>
        <table:table-row table:style-name="ro1">
          <table:covered-table-cell/>
          <table:table-cell table:style-name="ce61" office:value-type="float" office:value="4" calcext:value-type="float">
            <text:p>4</text:p>
          </table:table-cell>
          <table:table-cell table:style-name="ce92"/>
          <table:table-cell table:style-name="ce117"/>
          <table:table-cell table:style-name="ce140" office:value-type="float" office:value="4" calcext:value-type="float">
            <text:p>4</text:p>
          </table:table-cell>
          <table:table-cell table:style-name="ce171" office:value-type="float" office:value="13296" calcext:value-type="float">
            <text:p>13296</text:p>
          </table:table-cell>
          <table:table-cell table:style-name="ce197" office:value-type="float" office:value="33792" calcext:value-type="float">
            <text:p>33792</text:p>
          </table:table-cell>
          <table:table-cell table:style-name="ce219" office:value-type="float" office:value="4" calcext:value-type="float">
            <text:p>4</text:p>
          </table:table-cell>
          <table:table-cell table:style-name="ce249" office:value-type="float" office:value="13296" calcext:value-type="float">
            <text:p>13296</text:p>
          </table:table-cell>
          <table:table-cell table:style-name="ce274" office:value-type="float" office:value="31296" calcext:value-type="float">
            <text:p>31296</text:p>
          </table:table-cell>
        </table:table-row>
        <table:table-row table:style-name="ro1">
          <table:covered-table-cell/>
          <table:table-cell table:style-name="ce62" office:value-type="float" office:value="5" calcext:value-type="float">
            <text:p>5</text:p>
          </table:table-cell>
          <table:table-cell table:style-name="ce93"/>
          <table:table-cell table:style-name="ce117"/>
          <table:table-cell table:style-name="ce141" office:value-type="float" office:value="5" calcext:value-type="float">
            <text:p>5</text:p>
          </table:table-cell>
          <table:table-cell table:style-name="ce172" office:value-type="float" office:value="26896" calcext:value-type="float">
            <text:p>26896</text:p>
          </table:table-cell>
          <table:table-cell table:style-name="ce197" office:value-type="float" office:value="65312" calcext:value-type="float">
            <text:p>65312</text:p>
          </table:table-cell>
          <table:table-cell table:style-name="ce220" office:value-type="float" office:value="5" calcext:value-type="float">
            <text:p>5</text:p>
          </table:table-cell>
          <table:table-cell table:style-name="ce250" office:value-type="float" office:value="39104" calcext:value-type="float">
            <text:p>39104</text:p>
          </table:table-cell>
          <table:table-cell table:style-name="ce274" office:value-type="float" office:value="96832" calcext:value-type="float">
            <text:p>96832</text:p>
          </table:table-cell>
        </table:table-row>
        <table:table-row table:style-name="ro1">
          <table:table-cell table:style-name="ce45" office:value-type="float" office:value="5" calcext:value-type="float" table:number-columns-spanned="1" table:number-rows-spanned="6">
            <text:p>5</text:p>
          </table:table-cell>
          <table:table-cell table:style-name="ce63" office:value-type="float" office:value="0" calcext:value-type="float">
            <text:p>0</text:p>
          </table:table-cell>
          <table:table-cell table:style-name="ce94"/>
          <table:table-cell table:style-name="ce118"/>
          <table:table-cell table:style-name="ce142" office:value-type="float" office:value="0" calcext:value-type="float">
            <text:p>0</text:p>
          </table:table-cell>
          <table:table-cell table:style-name="ce173" office:value-type="float" office:value="16384" calcext:value-type="float">
            <text:p>16384</text:p>
          </table:table-cell>
          <table:table-cell table:style-name="ce198" office:value-type="float" office:value="68304" calcext:value-type="float">
            <text:p>68304</text:p>
          </table:table-cell>
          <table:table-cell table:style-name="ce221" office:value-type="float" office:value="0" calcext:value-type="float">
            <text:p>0</text:p>
          </table:table-cell>
          <table:table-cell table:style-name="ce251" office:value-type="float" office:value="160272" calcext:value-type="float">
            <text:p>160272</text:p>
          </table:table-cell>
          <table:table-cell table:style-name="ce275" office:value-type="float" office:value="173808" calcext:value-type="float">
            <text:p>173808</text:p>
          </table:table-cell>
        </table:table-row>
        <table:table-row table:style-name="ro1">
          <table:covered-table-cell/>
          <table:table-cell table:style-name="ce64" office:value-type="float" office:value="1" calcext:value-type="float">
            <text:p>1</text:p>
          </table:table-cell>
          <table:table-cell table:style-name="ce95"/>
          <table:table-cell table:style-name="ce119"/>
          <table:table-cell table:style-name="ce143" office:value-type="float" office:value="1" calcext:value-type="float">
            <text:p>1</text:p>
          </table:table-cell>
          <table:table-cell table:style-name="ce174" office:value-type="float" office:value="97520" calcext:value-type="float">
            <text:p>97520</text:p>
          </table:table-cell>
          <table:table-cell table:style-name="ce199" office:value-type="float" office:value="127456" calcext:value-type="float">
            <text:p>127456</text:p>
          </table:table-cell>
          <table:table-cell table:style-name="ce222" office:value-type="float" office:value="1" calcext:value-type="float">
            <text:p>1</text:p>
          </table:table-cell>
          <table:table-cell table:style-name="ce252" office:value-type="float" office:value="70208" calcext:value-type="float">
            <text:p>70208</text:p>
          </table:table-cell>
          <table:table-cell table:style-name="ce276" office:value-type="float" office:value="125440" calcext:value-type="float">
            <text:p>125440</text:p>
          </table:table-cell>
        </table:table-row>
        <table:table-row table:style-name="ro1">
          <table:covered-table-cell/>
          <table:table-cell table:style-name="ce64" office:value-type="float" office:value="2" calcext:value-type="float">
            <text:p>2</text:p>
          </table:table-cell>
          <table:table-cell table:style-name="ce95"/>
          <table:table-cell table:style-name="ce119"/>
          <table:table-cell table:style-name="ce143" office:value-type="float" office:value="2" calcext:value-type="float">
            <text:p>2</text:p>
          </table:table-cell>
          <table:table-cell table:style-name="ce174" office:value-type="float" office:value="71888" calcext:value-type="float">
            <text:p>71888</text:p>
          </table:table-cell>
          <table:table-cell table:style-name="ce199" office:value-type="float" office:value="227056" calcext:value-type="float">
            <text:p>227056</text:p>
          </table:table-cell>
          <table:table-cell table:style-name="ce222" office:value-type="float" office:value="2" calcext:value-type="float">
            <text:p>2</text:p>
          </table:table-cell>
          <table:table-cell table:style-name="ce252" office:value-type="float" office:value="65344" calcext:value-type="float">
            <text:p>65344</text:p>
          </table:table-cell>
          <table:table-cell table:style-name="ce276" office:value-type="float" office:value="95200" calcext:value-type="float">
            <text:p>95200</text:p>
          </table:table-cell>
        </table:table-row>
        <table:table-row table:style-name="ro1">
          <table:covered-table-cell/>
          <table:table-cell table:style-name="ce64" office:value-type="float" office:value="3" calcext:value-type="float">
            <text:p>3</text:p>
          </table:table-cell>
          <table:table-cell table:style-name="ce95"/>
          <table:table-cell table:style-name="ce119"/>
          <table:table-cell table:style-name="ce143" office:value-type="float" office:value="3" calcext:value-type="float">
            <text:p>3</text:p>
          </table:table-cell>
          <table:table-cell table:style-name="ce174" office:value-type="float" office:value="6352" calcext:value-type="float">
            <text:p>6352</text:p>
          </table:table-cell>
          <table:table-cell table:style-name="ce199" office:value-type="float" office:value="39264" calcext:value-type="float">
            <text:p>39264</text:p>
          </table:table-cell>
          <table:table-cell table:style-name="ce222" office:value-type="float" office:value="3" calcext:value-type="float">
            <text:p>3</text:p>
          </table:table-cell>
          <table:table-cell table:style-name="ce252" office:value-type="float" office:value="33184" calcext:value-type="float">
            <text:p>33184</text:p>
          </table:table-cell>
          <table:table-cell table:style-name="ce276" office:value-type="float" office:value="61312" calcext:value-type="float">
            <text:p>61312</text:p>
          </table:table-cell>
        </table:table-row>
        <table:table-row table:style-name="ro1">
          <table:covered-table-cell/>
          <table:table-cell table:style-name="ce64" office:value-type="float" office:value="4" calcext:value-type="float">
            <text:p>4</text:p>
          </table:table-cell>
          <table:table-cell table:style-name="ce95"/>
          <table:table-cell table:style-name="ce119"/>
          <table:table-cell table:style-name="ce143" office:value-type="float" office:value="4" calcext:value-type="float">
            <text:p>4</text:p>
          </table:table-cell>
          <table:table-cell table:style-name="ce174" office:value-type="float" office:value="21184" calcext:value-type="float">
            <text:p>21184</text:p>
          </table:table-cell>
          <table:table-cell table:style-name="ce199" office:value-type="float" office:value="57296" calcext:value-type="float">
            <text:p>57296</text:p>
          </table:table-cell>
          <table:table-cell table:style-name="ce222" office:value-type="float" office:value="4" calcext:value-type="float">
            <text:p>4</text:p>
          </table:table-cell>
          <table:table-cell table:style-name="ce252" office:value-type="float" office:value="28992" calcext:value-type="float">
            <text:p>28992</text:p>
          </table:table-cell>
          <table:table-cell table:style-name="ce276" office:value-type="float" office:value="65744" calcext:value-type="float">
            <text:p>65744</text:p>
          </table:table-cell>
        </table:table-row>
        <table:table-row table:style-name="ro1">
          <table:covered-table-cell/>
          <table:table-cell table:style-name="ce65" office:value-type="float" office:value="5" calcext:value-type="float">
            <text:p>5</text:p>
          </table:table-cell>
          <table:table-cell table:style-name="ce96"/>
          <table:table-cell table:style-name="ce119"/>
          <table:table-cell table:style-name="ce144" office:value-type="float" office:value="5" calcext:value-type="float">
            <text:p>5</text:p>
          </table:table-cell>
          <table:table-cell table:style-name="ce175" office:value-type="float" office:value="64" calcext:value-type="float">
            <text:p>64</text:p>
          </table:table-cell>
          <table:table-cell table:style-name="ce199" office:value-type="float" office:value="26736" calcext:value-type="float">
            <text:p>26736</text:p>
          </table:table-cell>
          <table:table-cell table:style-name="ce223" office:value-type="float" office:value="5" calcext:value-type="float">
            <text:p>5</text:p>
          </table:table-cell>
          <table:table-cell table:style-name="ce253" office:value-type="float" office:value="64" calcext:value-type="float">
            <text:p>64</text:p>
          </table:table-cell>
          <table:table-cell table:style-name="ce276" office:value-type="float" office:value="46240" calcext:value-type="float">
            <text:p>46240</text:p>
          </table:table-cell>
        </table:table-row>
        <table:table-row table:style-name="ro1">
          <table:table-cell table:style-name="ce45" office:value-type="float" office:value="6" calcext:value-type="float" table:number-columns-spanned="1" table:number-rows-spanned="6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97"/>
          <table:table-cell table:style-name="ce120"/>
          <table:table-cell table:style-name="ce145" office:value-type="float" office:value="0" calcext:value-type="float">
            <text:p>0</text:p>
          </table:table-cell>
          <table:table-cell table:style-name="ce176" office:value-type="float" office:value="14864" calcext:value-type="float">
            <text:p>14864</text:p>
          </table:table-cell>
          <table:table-cell table:style-name="ce200" office:value-type="float" office:value="74144" calcext:value-type="float">
            <text:p>74144</text:p>
          </table:table-cell>
          <table:table-cell table:style-name="ce224" office:value-type="float" office:value="0" calcext:value-type="float">
            <text:p>0</text:p>
          </table:table-cell>
          <table:table-cell table:style-name="ce254" office:value-type="float" office:value="14864" calcext:value-type="float">
            <text:p>14864</text:p>
          </table:table-cell>
          <table:table-cell table:style-name="ce277" office:value-type="float" office:value="66672" calcext:value-type="float">
            <text:p>66672</text:p>
          </table:table-cell>
        </table:table-row>
        <table:table-row table:style-name="ro1">
          <table:covered-table-cell/>
          <table:table-cell table:style-name="ce67" office:value-type="float" office:value="1" calcext:value-type="float">
            <text:p>1</text:p>
          </table:table-cell>
          <table:table-cell table:style-name="ce98"/>
          <table:table-cell table:style-name="ce121"/>
          <table:table-cell table:style-name="ce146" office:value-type="float" office:value="1" calcext:value-type="float">
            <text:p>1</text:p>
          </table:table-cell>
          <table:table-cell table:style-name="ce177" office:value-type="float" office:value="27952" calcext:value-type="float">
            <text:p>27952</text:p>
          </table:table-cell>
          <table:table-cell table:style-name="ce201" office:value-type="float" office:value="69664" calcext:value-type="float">
            <text:p>69664</text:p>
          </table:table-cell>
          <table:table-cell table:style-name="ce225" office:value-type="float" office:value="1" calcext:value-type="float">
            <text:p>1</text:p>
          </table:table-cell>
          <table:table-cell table:style-name="ce255" office:value-type="float" office:value="27952" calcext:value-type="float">
            <text:p>27952</text:p>
          </table:table-cell>
          <table:table-cell table:style-name="ce278" office:value-type="float" office:value="107792" calcext:value-type="float">
            <text:p>107792</text:p>
          </table:table-cell>
        </table:table-row>
        <table:table-row table:style-name="ro1">
          <table:covered-table-cell/>
          <table:table-cell table:style-name="ce67" office:value-type="float" office:value="2" calcext:value-type="float">
            <text:p>2</text:p>
          </table:table-cell>
          <table:table-cell table:style-name="ce98"/>
          <table:table-cell table:style-name="ce121"/>
          <table:table-cell table:style-name="ce146" office:value-type="float" office:value="2" calcext:value-type="float">
            <text:p>2</text:p>
          </table:table-cell>
          <table:table-cell table:style-name="ce177" office:value-type="float" office:value="20272" calcext:value-type="float">
            <text:p>20272</text:p>
          </table:table-cell>
          <table:table-cell table:style-name="ce201" office:value-type="float" office:value="136752" calcext:value-type="float">
            <text:p>136752</text:p>
          </table:table-cell>
          <table:table-cell table:style-name="ce225" office:value-type="float" office:value="2" calcext:value-type="float">
            <text:p>2</text:p>
          </table:table-cell>
          <table:table-cell table:style-name="ce255" office:value-type="float" office:value="20272" calcext:value-type="float">
            <text:p>20272</text:p>
          </table:table-cell>
          <table:table-cell table:style-name="ce278" office:value-type="float" office:value="133248" calcext:value-type="float">
            <text:p>133248</text:p>
          </table:table-cell>
        </table:table-row>
        <table:table-row table:style-name="ro1">
          <table:covered-table-cell/>
          <table:table-cell table:style-name="ce67" office:value-type="float" office:value="3" calcext:value-type="float">
            <text:p>3</text:p>
          </table:table-cell>
          <table:table-cell table:style-name="ce98"/>
          <table:table-cell table:style-name="ce121"/>
          <table:table-cell table:style-name="ce146" office:value-type="float" office:value="3" calcext:value-type="float">
            <text:p>3</text:p>
          </table:table-cell>
          <table:table-cell table:style-name="ce177" office:value-type="float" office:value="79888" calcext:value-type="float">
            <text:p>79888</text:p>
          </table:table-cell>
          <table:table-cell table:style-name="ce201" office:value-type="float" office:value="112512" calcext:value-type="float">
            <text:p>112512</text:p>
          </table:table-cell>
          <table:table-cell table:style-name="ce225" office:value-type="float" office:value="3" calcext:value-type="float">
            <text:p>3</text:p>
          </table:table-cell>
          <table:table-cell table:style-name="ce255" office:value-type="float" office:value="190896" calcext:value-type="float">
            <text:p>190896</text:p>
          </table:table-cell>
          <table:table-cell table:style-name="ce278" office:value-type="float" office:value="217040" calcext:value-type="float">
            <text:p>217040</text:p>
          </table:table-cell>
        </table:table-row>
        <table:table-row table:style-name="ro1">
          <table:covered-table-cell/>
          <table:table-cell table:style-name="ce67" office:value-type="float" office:value="4" calcext:value-type="float">
            <text:p>4</text:p>
          </table:table-cell>
          <table:table-cell table:style-name="ce98"/>
          <table:table-cell table:style-name="ce121"/>
          <table:table-cell table:style-name="ce146" office:value-type="float" office:value="4" calcext:value-type="float">
            <text:p>4</text:p>
          </table:table-cell>
          <table:table-cell table:style-name="ce177" office:value-type="float" office:value="82816" calcext:value-type="float">
            <text:p>82816</text:p>
          </table:table-cell>
          <table:table-cell table:style-name="ce201" office:value-type="float" office:value="176560" calcext:value-type="float">
            <text:p>176560</text:p>
          </table:table-cell>
          <table:table-cell table:style-name="ce225" office:value-type="float" office:value="4" calcext:value-type="float">
            <text:p>4</text:p>
          </table:table-cell>
          <table:table-cell table:style-name="ce255" office:value-type="float" office:value="103136" calcext:value-type="float">
            <text:p>103136</text:p>
          </table:table-cell>
          <table:table-cell table:style-name="ce278" office:value-type="float" office:value="170512" calcext:value-type="float">
            <text:p>170512</text:p>
          </table:table-cell>
        </table:table-row>
        <table:table-row table:style-name="ro1">
          <table:covered-table-cell/>
          <table:table-cell table:style-name="ce68" office:value-type="float" office:value="5" calcext:value-type="float">
            <text:p>5</text:p>
          </table:table-cell>
          <table:table-cell table:style-name="ce99"/>
          <table:table-cell table:style-name="ce121"/>
          <table:table-cell table:style-name="ce147" office:value-type="float" office:value="5" calcext:value-type="float">
            <text:p>5</text:p>
          </table:table-cell>
          <table:table-cell table:style-name="ce178" office:value-type="float" office:value="4592" calcext:value-type="float">
            <text:p>4592</text:p>
          </table:table-cell>
          <table:table-cell table:style-name="ce201" office:value-type="float" office:value="55424" calcext:value-type="float">
            <text:p>55424</text:p>
          </table:table-cell>
          <table:table-cell table:style-name="ce226" office:value-type="float" office:value="5" calcext:value-type="float">
            <text:p>5</text:p>
          </table:table-cell>
          <table:table-cell table:style-name="ce256" office:value-type="float" office:value="4592" calcext:value-type="float">
            <text:p>4592</text:p>
          </table:table-cell>
          <table:table-cell table:style-name="ce278" office:value-type="float" office:value="77232" calcext:value-type="float">
            <text:p>77232</text:p>
          </table:table-cell>
        </table:table-row>
        <table:table-row table:style-name="ro1">
          <table:table-cell table:style-name="ce45" office:value-type="float" office:value="7" calcext:value-type="float" table:number-columns-spanned="1" table:number-rows-spanned="6">
            <text:p>7</text:p>
          </table:table-cell>
          <table:table-cell table:style-name="ce69" office:value-type="float" office:value="0" calcext:value-type="float">
            <text:p>0</text:p>
          </table:table-cell>
          <table:table-cell table:style-name="ce100"/>
          <table:table-cell table:style-name="ce122"/>
          <table:table-cell table:style-name="ce148" office:value-type="float" office:value="0" calcext:value-type="float">
            <text:p>0</text:p>
          </table:table-cell>
          <table:table-cell table:style-name="ce179" office:value-type="float" office:value="68656" calcext:value-type="float">
            <text:p>68656</text:p>
          </table:table-cell>
          <table:table-cell table:style-name="ce202" office:value-type="float" office:value="104112" calcext:value-type="float">
            <text:p>104112</text:p>
          </table:table-cell>
          <table:table-cell table:style-name="ce227" office:value-type="float" office:value="0" calcext:value-type="float">
            <text:p>0</text:p>
          </table:table-cell>
          <table:table-cell table:style-name="ce257" office:value-type="float" office:value="51008" calcext:value-type="float">
            <text:p>51008</text:p>
          </table:table-cell>
          <table:table-cell table:style-name="ce279" office:value-type="float" office:value="117920" calcext:value-type="float">
            <text:p>117920</text:p>
          </table:table-cell>
        </table:table-row>
        <table:table-row table:style-name="ro1">
          <table:covered-table-cell/>
          <table:table-cell table:style-name="ce70" office:value-type="float" office:value="1" calcext:value-type="float">
            <text:p>1</text:p>
          </table:table-cell>
          <table:table-cell table:style-name="ce101"/>
          <table:table-cell table:style-name="ce123"/>
          <table:table-cell table:style-name="ce149" office:value-type="float" office:value="1" calcext:value-type="float">
            <text:p>1</text:p>
          </table:table-cell>
          <table:table-cell table:style-name="ce180" office:value-type="float" office:value="4720" calcext:value-type="float">
            <text:p>4720</text:p>
          </table:table-cell>
          <table:table-cell table:style-name="ce203" office:value-type="float" office:value="31216" calcext:value-type="float">
            <text:p>31216</text:p>
          </table:table-cell>
          <table:table-cell table:style-name="ce228" office:value-type="float" office:value="1" calcext:value-type="float">
            <text:p>1</text:p>
          </table:table-cell>
          <table:table-cell table:style-name="ce258" office:value-type="float" office:value="4720" calcext:value-type="float">
            <text:p>4720</text:p>
          </table:table-cell>
          <table:table-cell table:style-name="ce280" office:value-type="float" office:value="36624" calcext:value-type="float">
            <text:p>36624</text:p>
          </table:table-cell>
        </table:table-row>
        <table:table-row table:style-name="ro1">
          <table:covered-table-cell/>
          <table:table-cell table:style-name="ce70" office:value-type="float" office:value="2" calcext:value-type="float">
            <text:p>2</text:p>
          </table:table-cell>
          <table:table-cell table:style-name="ce101"/>
          <table:table-cell table:style-name="ce123"/>
          <table:table-cell table:style-name="ce149" office:value-type="float" office:value="2" calcext:value-type="float">
            <text:p>2</text:p>
          </table:table-cell>
          <table:table-cell table:style-name="ce180" office:value-type="float" office:value="3904" calcext:value-type="float">
            <text:p>3904</text:p>
          </table:table-cell>
          <table:table-cell table:style-name="ce203" office:value-type="float" office:value="23664" calcext:value-type="float">
            <text:p>23664</text:p>
          </table:table-cell>
          <table:table-cell table:style-name="ce228" office:value-type="float" office:value="2" calcext:value-type="float">
            <text:p>2</text:p>
          </table:table-cell>
          <table:table-cell table:style-name="ce258" office:value-type="float" office:value="3904" calcext:value-type="float">
            <text:p>3904</text:p>
          </table:table-cell>
          <table:table-cell table:style-name="ce280" office:value-type="float" office:value="23808" calcext:value-type="float">
            <text:p>23808</text:p>
          </table:table-cell>
        </table:table-row>
        <table:table-row table:style-name="ro1">
          <table:covered-table-cell/>
          <table:table-cell table:style-name="ce70" office:value-type="float" office:value="3" calcext:value-type="float">
            <text:p>3</text:p>
          </table:table-cell>
          <table:table-cell table:style-name="ce101"/>
          <table:table-cell table:style-name="ce123"/>
          <table:table-cell table:style-name="ce149" office:value-type="float" office:value="3" calcext:value-type="float">
            <text:p>3</text:p>
          </table:table-cell>
          <table:table-cell table:style-name="ce180" office:value-type="float" office:value="33744" calcext:value-type="float">
            <text:p>33744</text:p>
          </table:table-cell>
          <table:table-cell table:style-name="ce203" office:value-type="float" office:value="50608" calcext:value-type="float">
            <text:p>50608</text:p>
          </table:table-cell>
          <table:table-cell table:style-name="ce228" office:value-type="float" office:value="3" calcext:value-type="float">
            <text:p>3</text:p>
          </table:table-cell>
          <table:table-cell table:style-name="ce258" office:value-type="float" office:value="33840" calcext:value-type="float">
            <text:p>33840</text:p>
          </table:table-cell>
          <table:table-cell table:style-name="ce280" office:value-type="float" office:value="83776" calcext:value-type="float">
            <text:p>83776</text:p>
          </table:table-cell>
        </table:table-row>
        <table:table-row table:style-name="ro1">
          <table:covered-table-cell/>
          <table:table-cell table:style-name="ce70" office:value-type="float" office:value="4" calcext:value-type="float">
            <text:p>4</text:p>
          </table:table-cell>
          <table:table-cell table:style-name="ce101"/>
          <table:table-cell table:style-name="ce123"/>
          <table:table-cell table:style-name="ce149" office:value-type="float" office:value="4" calcext:value-type="float">
            <text:p>4</text:p>
          </table:table-cell>
          <table:table-cell table:style-name="ce180" office:value-type="float" office:value="38656" calcext:value-type="float">
            <text:p>38656</text:p>
          </table:table-cell>
          <table:table-cell table:style-name="ce203" office:value-type="float" office:value="58992" calcext:value-type="float">
            <text:p>58992</text:p>
          </table:table-cell>
          <table:table-cell table:style-name="ce228" office:value-type="float" office:value="4" calcext:value-type="float">
            <text:p>4</text:p>
          </table:table-cell>
          <table:table-cell table:style-name="ce258" office:value-type="float" office:value="42624" calcext:value-type="float">
            <text:p>42624</text:p>
          </table:table-cell>
          <table:table-cell table:style-name="ce280" office:value-type="float" office:value="90240" calcext:value-type="float">
            <text:p>90240</text:p>
          </table:table-cell>
        </table:table-row>
        <table:table-row table:style-name="ro1">
          <table:covered-table-cell/>
          <table:table-cell table:style-name="ce71" office:value-type="float" office:value="5" calcext:value-type="float">
            <text:p>5</text:p>
          </table:table-cell>
          <table:table-cell table:style-name="ce102"/>
          <table:table-cell table:style-name="ce123"/>
          <table:table-cell table:style-name="ce150" office:value-type="float" office:value="5" calcext:value-type="float">
            <text:p>5</text:p>
          </table:table-cell>
          <table:table-cell table:style-name="ce181" office:value-type="float" office:value="40016" calcext:value-type="float">
            <text:p>40016</text:p>
          </table:table-cell>
          <table:table-cell table:style-name="ce203" office:value-type="float" office:value="78896" calcext:value-type="float">
            <text:p>78896</text:p>
          </table:table-cell>
          <table:table-cell table:style-name="ce229" office:value-type="float" office:value="5" calcext:value-type="float">
            <text:p>5</text:p>
          </table:table-cell>
          <table:table-cell table:style-name="ce259" office:value-type="float" office:value="63584" calcext:value-type="float">
            <text:p>63584</text:p>
          </table:table-cell>
          <table:table-cell table:style-name="ce280" office:value-type="float" office:value="115472" calcext:value-type="float">
            <text:p>115472</text:p>
          </table:table-cell>
        </table:table-row>
        <table:table-row table:style-name="ro1">
          <table:table-cell table:style-name="ce45" office:value-type="float" office:value="8" calcext:value-type="float" table:number-columns-spanned="1" table:number-rows-spanned="6">
            <text:p>8</text:p>
          </table:table-cell>
          <table:table-cell table:style-name="ce72" office:value-type="float" office:value="0" calcext:value-type="float">
            <text:p>0</text:p>
          </table:table-cell>
          <table:table-cell table:style-name="ce103"/>
          <table:table-cell table:style-name="ce124"/>
          <table:table-cell table:style-name="ce151" office:value-type="float" office:value="0" calcext:value-type="float">
            <text:p>0</text:p>
          </table:table-cell>
          <table:table-cell table:style-name="ce182" office:value-type="float" office:value="9984" calcext:value-type="float">
            <text:p>9984</text:p>
          </table:table-cell>
          <table:table-cell table:style-name="ce204" office:value-type="float" office:value="53360" calcext:value-type="float">
            <text:p>53360</text:p>
          </table:table-cell>
          <table:table-cell table:style-name="ce230" office:value-type="float" office:value="0" calcext:value-type="float">
            <text:p>0</text:p>
          </table:table-cell>
          <table:table-cell table:style-name="ce260" office:value-type="float" office:value="10080" calcext:value-type="float">
            <text:p>10080</text:p>
          </table:table-cell>
          <table:table-cell table:style-name="ce281" office:value-type="float" office:value="51744" calcext:value-type="float">
            <text:p>51744</text:p>
          </table:table-cell>
        </table:table-row>
        <table:table-row table:style-name="ro1">
          <table:covered-table-cell/>
          <table:table-cell table:style-name="ce73" office:value-type="float" office:value="1" calcext:value-type="float">
            <text:p>1</text:p>
          </table:table-cell>
          <table:table-cell table:style-name="ce104"/>
          <table:table-cell table:style-name="ce125"/>
          <table:table-cell table:style-name="ce152" office:value-type="float" office:value="1" calcext:value-type="float">
            <text:p>1</text:p>
          </table:table-cell>
          <table:table-cell table:style-name="ce183" office:value-type="float" office:value="124672" calcext:value-type="float">
            <text:p>124672</text:p>
          </table:table-cell>
          <table:table-cell table:style-name="ce205" office:value-type="float" office:value="156800" calcext:value-type="float">
            <text:p>156800</text:p>
          </table:table-cell>
          <table:table-cell table:style-name="ce231" office:value-type="float" office:value="1" calcext:value-type="float">
            <text:p>1</text:p>
          </table:table-cell>
          <table:table-cell table:style-name="ce261" office:value-type="float" office:value="98528" calcext:value-type="float">
            <text:p>98528</text:p>
          </table:table-cell>
          <table:table-cell table:style-name="ce282" office:value-type="float" office:value="137712" calcext:value-type="float">
            <text:p>137712</text:p>
          </table:table-cell>
        </table:table-row>
        <table:table-row table:style-name="ro1">
          <table:covered-table-cell/>
          <table:table-cell table:style-name="ce73" office:value-type="float" office:value="2" calcext:value-type="float">
            <text:p>2</text:p>
          </table:table-cell>
          <table:table-cell table:style-name="ce104"/>
          <table:table-cell table:style-name="ce125"/>
          <table:table-cell table:style-name="ce152" office:value-type="float" office:value="2" calcext:value-type="float">
            <text:p>2</text:p>
          </table:table-cell>
          <table:table-cell table:style-name="ce183" office:value-type="float" office:value="56016" calcext:value-type="float">
            <text:p>56016</text:p>
          </table:table-cell>
          <table:table-cell table:style-name="ce205" office:value-type="float" office:value="113680" calcext:value-type="float">
            <text:p>113680</text:p>
          </table:table-cell>
          <table:table-cell table:style-name="ce231" office:value-type="float" office:value="2" calcext:value-type="float">
            <text:p>2</text:p>
          </table:table-cell>
          <table:table-cell table:style-name="ce261" office:value-type="float" office:value="49472" calcext:value-type="float">
            <text:p>49472</text:p>
          </table:table-cell>
          <table:table-cell table:style-name="ce282" office:value-type="float" office:value="90128" calcext:value-type="float">
            <text:p>90128</text:p>
          </table:table-cell>
        </table:table-row>
        <table:table-row table:style-name="ro1">
          <table:covered-table-cell/>
          <table:table-cell table:style-name="ce73" office:value-type="float" office:value="3" calcext:value-type="float">
            <text:p>3</text:p>
          </table:table-cell>
          <table:table-cell table:style-name="ce104"/>
          <table:table-cell table:style-name="ce125"/>
          <table:table-cell table:style-name="ce152" office:value-type="float" office:value="3" calcext:value-type="float">
            <text:p>3</text:p>
          </table:table-cell>
          <table:table-cell table:style-name="ce183" office:value-type="float" office:value="24192" calcext:value-type="float">
            <text:p>24192</text:p>
          </table:table-cell>
          <table:table-cell table:style-name="ce205" office:value-type="float" office:value="134304" calcext:value-type="float">
            <text:p>134304</text:p>
          </table:table-cell>
          <table:table-cell table:style-name="ce231" office:value-type="float" office:value="3" calcext:value-type="float">
            <text:p>3</text:p>
          </table:table-cell>
          <table:table-cell table:style-name="ce261" office:value-type="float" office:value="13776" calcext:value-type="float">
            <text:p>13776</text:p>
          </table:table-cell>
          <table:table-cell table:style-name="ce282" office:value-type="float" office:value="76176" calcext:value-type="float">
            <text:p>76176</text:p>
          </table:table-cell>
        </table:table-row>
        <table:table-row table:style-name="ro1">
          <table:covered-table-cell/>
          <table:table-cell table:style-name="ce73" office:value-type="float" office:value="4" calcext:value-type="float">
            <text:p>4</text:p>
          </table:table-cell>
          <table:table-cell table:style-name="ce104"/>
          <table:table-cell table:style-name="ce125"/>
          <table:table-cell table:style-name="ce153" office:value-type="float" office:value="4" calcext:value-type="float">
            <text:p>4</text:p>
          </table:table-cell>
          <table:table-cell table:style-name="ce184" office:value-type="float" office:value="35808" calcext:value-type="float">
            <text:p>35808</text:p>
          </table:table-cell>
          <table:table-cell table:style-name="ce205" office:value-type="float" office:value="73824" calcext:value-type="float">
            <text:p>73824</text:p>
          </table:table-cell>
          <table:table-cell table:style-name="ce231" office:value-type="float" office:value="4" calcext:value-type="float">
            <text:p>4</text:p>
          </table:table-cell>
          <table:table-cell table:style-name="ce261" office:value-type="float" office:value="32432" calcext:value-type="float">
            <text:p>32432</text:p>
          </table:table-cell>
          <table:table-cell table:style-name="ce282" office:value-type="float" office:value="110320" calcext:value-type="float">
            <text:p>110320</text:p>
          </table:table-cell>
        </table:table-row>
        <table:table-row table:style-name="ro1">
          <table:covered-table-cell/>
          <table:table-cell table:style-name="ce74" office:value-type="float" office:value="5" calcext:value-type="float">
            <text:p>5</text:p>
          </table:table-cell>
          <table:table-cell table:style-name="ce105"/>
          <table:table-cell table:style-name="ce125"/>
          <table:table-cell table:style-name="ce154" office:value-type="float" office:value="5" calcext:value-type="float">
            <text:p>5</text:p>
          </table:table-cell>
          <table:table-cell table:style-name="ce185" office:value-type="float" office:value="592" calcext:value-type="float">
            <text:p>592</text:p>
          </table:table-cell>
          <table:table-cell table:style-name="ce205" office:value-type="float" office:value="21456" calcext:value-type="float">
            <text:p>21456</text:p>
          </table:table-cell>
          <table:table-cell table:style-name="ce232" office:value-type="float" office:value="5" calcext:value-type="float">
            <text:p>5</text:p>
          </table:table-cell>
          <table:table-cell table:style-name="ce262" office:value-type="float" office:value="592" calcext:value-type="float">
            <text:p>592</text:p>
          </table:table-cell>
          <table:table-cell table:style-name="ce282" office:value-type="float" office:value="31088" calcext:value-type="float">
            <text:p>31088</text:p>
          </table:table-cell>
        </table:table-row>
        <table:table-row table:style-name="ro1">
          <table:table-cell table:style-name="ce45" office:value-type="float" office:value="9" calcext:value-type="float" table:number-columns-spanned="1" table:number-rows-spanned="6">
            <text:p>9</text:p>
          </table:table-cell>
          <table:table-cell table:style-name="ce75" office:value-type="float" office:value="0" calcext:value-type="float">
            <text:p>0</text:p>
          </table:table-cell>
          <table:table-cell table:style-name="ce106"/>
          <table:table-cell table:style-name="ce126"/>
          <table:table-cell table:style-name="ce155" office:value-type="float" office:value="0" calcext:value-type="float">
            <text:p>0</text:p>
          </table:table-cell>
          <table:table-cell table:style-name="ce186" office:value-type="float" office:value="168992" calcext:value-type="float">
            <text:p>168992</text:p>
          </table:table-cell>
          <table:table-cell table:style-name="ce186" office:value-type="float" office:value="200608" calcext:value-type="float">
            <text:p>200608</text:p>
          </table:table-cell>
          <table:table-cell table:style-name="ce233" office:value-type="float" office:value="0" calcext:value-type="float">
            <text:p>0</text:p>
          </table:table-cell>
          <table:table-cell table:style-name="ce263" office:value-type="float" office:value="134208" calcext:value-type="float">
            <text:p>134208</text:p>
          </table:table-cell>
          <table:table-cell table:style-name="ce283" office:value-type="float" office:value="162992" calcext:value-type="float">
            <text:p>162992</text:p>
          </table:table-cell>
        </table:table-row>
        <table:table-row table:style-name="ro1">
          <table:covered-table-cell/>
          <table:table-cell table:style-name="ce76" office:value-type="float" office:value="1" calcext:value-type="float">
            <text:p>1</text:p>
          </table:table-cell>
          <table:table-cell/>
          <table:table-cell table:style-name="ce107"/>
          <table:table-cell table:style-name="ce156" office:value-type="float" office:value="1" calcext:value-type="float">
            <text:p>1</text:p>
          </table:table-cell>
          <table:table-cell office:value-type="float" office:value="14064" calcext:value-type="float">
            <text:p>14064</text:p>
          </table:table-cell>
          <table:table-cell table:style-name="ce187" office:value-type="float" office:value="71440" calcext:value-type="float">
            <text:p>71440</text:p>
          </table:table-cell>
          <table:table-cell table:style-name="ce234" office:value-type="float" office:value="1" calcext:value-type="float">
            <text:p>1</text:p>
          </table:table-cell>
          <table:table-cell office:value-type="float" office:value="6768" calcext:value-type="float">
            <text:p>6768</text:p>
          </table:table-cell>
          <table:table-cell table:style-name="ce264" office:value-type="float" office:value="56096" calcext:value-type="float">
            <text:p>56096</text:p>
          </table:table-cell>
        </table:table-row>
        <table:table-row table:style-name="ro1">
          <table:covered-table-cell/>
          <table:table-cell table:style-name="ce76" office:value-type="float" office:value="2" calcext:value-type="float">
            <text:p>2</text:p>
          </table:table-cell>
          <table:table-cell/>
          <table:table-cell table:style-name="ce107"/>
          <table:table-cell table:style-name="ce156" office:value-type="float" office:value="2" calcext:value-type="float">
            <text:p>2</text:p>
          </table:table-cell>
          <table:table-cell office:value-type="float" office:value="17440" calcext:value-type="float">
            <text:p>17440</text:p>
          </table:table-cell>
          <table:table-cell table:style-name="ce187" office:value-type="float" office:value="61872" calcext:value-type="float">
            <text:p>61872</text:p>
          </table:table-cell>
          <table:table-cell table:style-name="ce234" office:value-type="float" office:value="2" calcext:value-type="float">
            <text:p>2</text:p>
          </table:table-cell>
          <table:table-cell office:value-type="float" office:value="29776" calcext:value-type="float">
            <text:p>29776</text:p>
          </table:table-cell>
          <table:table-cell table:style-name="ce264" office:value-type="float" office:value="78656" calcext:value-type="float">
            <text:p>78656</text:p>
          </table:table-cell>
        </table:table-row>
        <table:table-row table:style-name="ro1">
          <table:covered-table-cell/>
          <table:table-cell table:style-name="ce76" office:value-type="float" office:value="3" calcext:value-type="float">
            <text:p>3</text:p>
          </table:table-cell>
          <table:table-cell/>
          <table:table-cell table:style-name="ce107"/>
          <table:table-cell table:style-name="ce156" office:value-type="float" office:value="3" calcext:value-type="float">
            <text:p>3</text:p>
          </table:table-cell>
          <table:table-cell office:value-type="float" office:value="171824" calcext:value-type="float">
            <text:p>171824</text:p>
          </table:table-cell>
          <table:table-cell table:style-name="ce187" office:value-type="float" office:value="215376" calcext:value-type="float">
            <text:p>215376</text:p>
          </table:table-cell>
          <table:table-cell table:style-name="ce234" office:value-type="float" office:value="3" calcext:value-type="float">
            <text:p>3</text:p>
          </table:table-cell>
          <table:table-cell office:value-type="float" office:value="137072" calcext:value-type="float">
            <text:p>137072</text:p>
          </table:table-cell>
          <table:table-cell table:style-name="ce264" office:value-type="float" office:value="161792" calcext:value-type="float">
            <text:p>161792</text:p>
          </table:table-cell>
        </table:table-row>
        <table:table-row table:style-name="ro1">
          <table:covered-table-cell/>
          <table:table-cell table:style-name="ce76" office:value-type="float" office:value="4" calcext:value-type="float">
            <text:p>4</text:p>
          </table:table-cell>
          <table:table-cell/>
          <table:table-cell table:style-name="ce107"/>
          <table:table-cell table:style-name="ce156" office:value-type="float" office:value="4" calcext:value-type="float">
            <text:p>4</text:p>
          </table:table-cell>
          <table:table-cell office:value-type="float" office:value="1648" calcext:value-type="float">
            <text:p>1648</text:p>
          </table:table-cell>
          <table:table-cell table:style-name="ce187" office:value-type="float" office:value="49264" calcext:value-type="float">
            <text:p>49264</text:p>
          </table:table-cell>
          <table:table-cell table:style-name="ce234" office:value-type="float" office:value="4" calcext:value-type="float">
            <text:p>4</text:p>
          </table:table-cell>
          <table:table-cell office:value-type="float" office:value="1440" calcext:value-type="float">
            <text:p>1440</text:p>
          </table:table-cell>
          <table:table-cell table:style-name="ce264" office:value-type="float" office:value="137952" calcext:value-type="float">
            <text:p>137952</text:p>
          </table:table-cell>
        </table:table-row>
        <table:table-row table:style-name="ro1">
          <table:covered-table-cell/>
          <table:table-cell table:style-name="ce77" office:value-type="float" office:value="5" calcext:value-type="float">
            <text:p>5</text:p>
          </table:table-cell>
          <table:table-cell/>
          <table:table-cell table:style-name="ce107"/>
          <table:table-cell table:style-name="ce157" office:value-type="float" office:value="5" calcext:value-type="float">
            <text:p>5</text:p>
          </table:table-cell>
          <table:table-cell office:value-type="float" office:value="7424" calcext:value-type="float">
            <text:p>7424</text:p>
          </table:table-cell>
          <table:table-cell table:style-name="ce187" office:value-type="float" office:value="66752" calcext:value-type="float">
            <text:p>66752</text:p>
          </table:table-cell>
          <table:table-cell table:style-name="ce235" office:value-type="float" office:value="5" calcext:value-type="float">
            <text:p>5</text:p>
          </table:table-cell>
          <table:table-cell office:value-type="float" office:value="49456" calcext:value-type="float">
            <text:p>49456</text:p>
          </table:table-cell>
          <table:table-cell table:style-name="ce264" office:value-type="float" office:value="122304" calcext:value-type="float">
            <text:p>122304</text:p>
          </table:table-cell>
        </table:table-row>
        <calcext:conditional-formats>
          <calcext:conditional-format calcext:target-range-address="TargetData.D4:TargetData.D9">
            <calcext:condition calcext:apply-style-name="GrayRow" calcext:value="formula-is(ISEVEN(ROW()))" calcext:base-cell-address="TargetData.D4"/>
          </calcext:conditional-format>
          <calcext:conditional-format calcext:target-range-address="TargetData.B4:TargetData.C8">
            <calcext:condition calcext:apply-style-name="GrayRow" calcext:value="formula-is(ISEVEN(ROW()))" calcext:base-cell-address="TargetData.B4"/>
          </calcext:conditional-format>
          <calcext:conditional-format calcext:target-range-address="TargetData.B9:TargetData.C9">
            <calcext:condition calcext:apply-style-name="GrayRow" calcext:value="formula-is(ISEVEN(ROW()))" calcext:base-cell-address="TargetData.B9"/>
          </calcext:conditional-format>
          <calcext:conditional-format calcext:target-range-address="TargetData.D10:TargetData.D15">
            <calcext:condition calcext:apply-style-name="GrayRow" calcext:value="formula-is(ISEVEN(ROW()))" calcext:base-cell-address="TargetData.D10"/>
          </calcext:conditional-format>
          <calcext:conditional-format calcext:target-range-address="TargetData.B10:TargetData.C14">
            <calcext:condition calcext:apply-style-name="GrayRow" calcext:value="formula-is(ISEVEN(ROW()))" calcext:base-cell-address="TargetData.B10"/>
          </calcext:conditional-format>
          <calcext:conditional-format calcext:target-range-address="TargetData.B15:TargetData.C15">
            <calcext:condition calcext:apply-style-name="GrayRow" calcext:value="formula-is(ISEVEN(ROW()))" calcext:base-cell-address="TargetData.B15"/>
          </calcext:conditional-format>
          <calcext:conditional-format calcext:target-range-address="TargetData.D16:TargetData.D21">
            <calcext:condition calcext:apply-style-name="GrayRow" calcext:value="formula-is(ISEVEN(ROW()))" calcext:base-cell-address="TargetData.D16"/>
          </calcext:conditional-format>
          <calcext:conditional-format calcext:target-range-address="TargetData.B16:TargetData.C20">
            <calcext:condition calcext:apply-style-name="GrayRow" calcext:value="formula-is(ISEVEN(ROW()))" calcext:base-cell-address="TargetData.B16"/>
          </calcext:conditional-format>
          <calcext:conditional-format calcext:target-range-address="TargetData.B21:TargetData.C21">
            <calcext:condition calcext:apply-style-name="GrayRow" calcext:value="formula-is(ISEVEN(ROW()))" calcext:base-cell-address="TargetData.B21"/>
          </calcext:conditional-format>
          <calcext:conditional-format calcext:target-range-address="TargetData.D22:TargetData.D27">
            <calcext:condition calcext:apply-style-name="GrayRow" calcext:value="formula-is(ISEVEN(ROW()))" calcext:base-cell-address="TargetData.D22"/>
          </calcext:conditional-format>
          <calcext:conditional-format calcext:target-range-address="TargetData.B22:TargetData.C26">
            <calcext:condition calcext:apply-style-name="GrayRow" calcext:value="formula-is(ISEVEN(ROW()))" calcext:base-cell-address="TargetData.B22"/>
          </calcext:conditional-format>
          <calcext:conditional-format calcext:target-range-address="TargetData.B27:TargetData.C27">
            <calcext:condition calcext:apply-style-name="GrayRow" calcext:value="formula-is(ISEVEN(ROW()))" calcext:base-cell-address="TargetData.B27"/>
          </calcext:conditional-format>
          <calcext:conditional-format calcext:target-range-address="TargetData.D28:TargetData.D33">
            <calcext:condition calcext:apply-style-name="GrayRow" calcext:value="formula-is(ISEVEN(ROW()))" calcext:base-cell-address="TargetData.D28"/>
          </calcext:conditional-format>
          <calcext:conditional-format calcext:target-range-address="TargetData.B28:TargetData.C32">
            <calcext:condition calcext:apply-style-name="GrayRow" calcext:value="formula-is(ISEVEN(ROW()))" calcext:base-cell-address="TargetData.B28"/>
          </calcext:conditional-format>
          <calcext:conditional-format calcext:target-range-address="TargetData.B33:TargetData.C33">
            <calcext:condition calcext:apply-style-name="GrayRow" calcext:value="formula-is(ISEVEN(ROW()))" calcext:base-cell-address="TargetData.B33"/>
          </calcext:conditional-format>
          <calcext:conditional-format calcext:target-range-address="TargetData.D34:TargetData.D39">
            <calcext:condition calcext:apply-style-name="GrayRow" calcext:value="formula-is(ISEVEN(ROW()))" calcext:base-cell-address="TargetData.D34"/>
          </calcext:conditional-format>
          <calcext:conditional-format calcext:target-range-address="TargetData.B34:TargetData.C38">
            <calcext:condition calcext:apply-style-name="GrayRow" calcext:value="formula-is(ISEVEN(ROW()))" calcext:base-cell-address="TargetData.B34"/>
          </calcext:conditional-format>
          <calcext:conditional-format calcext:target-range-address="TargetData.B39:TargetData.C39">
            <calcext:condition calcext:apply-style-name="GrayRow" calcext:value="formula-is(ISEVEN(ROW()))" calcext:base-cell-address="TargetData.B39"/>
          </calcext:conditional-format>
          <calcext:conditional-format calcext:target-range-address="TargetData.D40:TargetData.D45">
            <calcext:condition calcext:apply-style-name="GrayRow" calcext:value="formula-is(ISEVEN(ROW()))" calcext:base-cell-address="TargetData.D40"/>
          </calcext:conditional-format>
          <calcext:conditional-format calcext:target-range-address="TargetData.B40:TargetData.C44">
            <calcext:condition calcext:apply-style-name="GrayRow" calcext:value="formula-is(ISEVEN(ROW()))" calcext:base-cell-address="TargetData.B40"/>
          </calcext:conditional-format>
          <calcext:conditional-format calcext:target-range-address="TargetData.B45:TargetData.C45">
            <calcext:condition calcext:apply-style-name="GrayRow" calcext:value="formula-is(ISEVEN(ROW()))" calcext:base-cell-address="TargetData.B45"/>
          </calcext:conditional-format>
          <calcext:conditional-format calcext:target-range-address="TargetData.D46:TargetData.D51">
            <calcext:condition calcext:apply-style-name="GrayRow" calcext:value="formula-is(ISEVEN(ROW()))" calcext:base-cell-address="TargetData.D46"/>
          </calcext:conditional-format>
          <calcext:conditional-format calcext:target-range-address="TargetData.B46:TargetData.C50">
            <calcext:condition calcext:apply-style-name="GrayRow" calcext:value="formula-is(ISEVEN(ROW()))" calcext:base-cell-address="TargetData.B46"/>
          </calcext:conditional-format>
          <calcext:conditional-format calcext:target-range-address="TargetData.B51:TargetData.C51">
            <calcext:condition calcext:apply-style-name="GrayRow" calcext:value="formula-is(ISEVEN(ROW()))" calcext:base-cell-address="TargetData.B51"/>
          </calcext:conditional-format>
          <calcext:conditional-format calcext:target-range-address="TargetData.D52:TargetData.D57">
            <calcext:condition calcext:apply-style-name="GrayRow" calcext:value="formula-is(ISEVEN(ROW()))" calcext:base-cell-address="TargetData.D52"/>
          </calcext:conditional-format>
          <calcext:conditional-format calcext:target-range-address="TargetData.B52:TargetData.C56">
            <calcext:condition calcext:apply-style-name="GrayRow" calcext:value="formula-is(ISEVEN(ROW()))" calcext:base-cell-address="TargetData.B52"/>
          </calcext:conditional-format>
          <calcext:conditional-format calcext:target-range-address="TargetData.B57:TargetData.C57">
            <calcext:condition calcext:apply-style-name="GrayRow" calcext:value="formula-is(ISEVEN(ROW()))" calcext:base-cell-address="TargetData.B57"/>
          </calcext:conditional-format>
          <calcext:conditional-format calcext:target-range-address="TargetData.B58:TargetData.B62">
            <calcext:condition calcext:apply-style-name="GrayRow" calcext:value="formula-is(ISEVEN(ROW()))" calcext:base-cell-address="TargetData.B58"/>
          </calcext:conditional-format>
          <calcext:conditional-format calcext:target-range-address="TargetData.B63:TargetData.B63">
            <calcext:condition calcext:apply-style-name="GrayRow" calcext:value="formula-is(ISEVEN(ROW()))" calcext:base-cell-address="TargetData.B63"/>
          </calcext:conditional-format>
          <calcext:conditional-format calcext:target-range-address="TargetData.C59:TargetData.D63">
            <calcext:condition calcext:apply-style-name="GrayRow" calcext:value="formula-is(ISEVEN(ROW()))" calcext:base-cell-address="TargetData.C59"/>
          </calcext:conditional-format>
          <calcext:conditional-format calcext:target-range-address="TargetData.G5:TargetData.G9">
            <calcext:condition calcext:apply-style-name="GrayRow" calcext:value="formula-is(ISEVEN(ROW()))" calcext:base-cell-address="TargetData.G5"/>
          </calcext:conditional-format>
          <calcext:conditional-format calcext:target-range-address="TargetData.E4:TargetData.E8 TargetData.F4:TargetData.F4 TargetData.F6:TargetData.F8">
            <calcext:condition calcext:apply-style-name="GrayRow" calcext:value="formula-is(ISEVEN(ROW()))" calcext:base-cell-address="TargetData.E4"/>
          </calcext:conditional-format>
          <calcext:conditional-format calcext:target-range-address="TargetData.E9:TargetData.F9">
            <calcext:condition calcext:apply-style-name="GrayRow" calcext:value="formula-is(ISEVEN(ROW()))" calcext:base-cell-address="TargetData.E9"/>
          </calcext:conditional-format>
          <calcext:conditional-format calcext:target-range-address="TargetData.G10:TargetData.G15">
            <calcext:condition calcext:apply-style-name="GrayRow" calcext:value="formula-is(ISEVEN(ROW()))" calcext:base-cell-address="TargetData.G10"/>
          </calcext:conditional-format>
          <calcext:conditional-format calcext:target-range-address="TargetData.E10:TargetData.F14">
            <calcext:condition calcext:apply-style-name="GrayRow" calcext:value="formula-is(ISEVEN(ROW()))" calcext:base-cell-address="TargetData.E10"/>
          </calcext:conditional-format>
          <calcext:conditional-format calcext:target-range-address="TargetData.E15:TargetData.F15">
            <calcext:condition calcext:apply-style-name="GrayRow" calcext:value="formula-is(ISEVEN(ROW()))" calcext:base-cell-address="TargetData.E15"/>
          </calcext:conditional-format>
          <calcext:conditional-format calcext:target-range-address="TargetData.G16:TargetData.G21">
            <calcext:condition calcext:apply-style-name="GrayRow" calcext:value="formula-is(ISEVEN(ROW()))" calcext:base-cell-address="TargetData.G16"/>
          </calcext:conditional-format>
          <calcext:conditional-format calcext:target-range-address="TargetData.E16:TargetData.F20">
            <calcext:condition calcext:apply-style-name="GrayRow" calcext:value="formula-is(ISEVEN(ROW()))" calcext:base-cell-address="TargetData.E16"/>
          </calcext:conditional-format>
          <calcext:conditional-format calcext:target-range-address="TargetData.E21:TargetData.F21">
            <calcext:condition calcext:apply-style-name="GrayRow" calcext:value="formula-is(ISEVEN(ROW()))" calcext:base-cell-address="TargetData.E21"/>
          </calcext:conditional-format>
          <calcext:conditional-format calcext:target-range-address="TargetData.G22:TargetData.G27">
            <calcext:condition calcext:apply-style-name="GrayRow" calcext:value="formula-is(ISEVEN(ROW()))" calcext:base-cell-address="TargetData.G22"/>
          </calcext:conditional-format>
          <calcext:conditional-format calcext:target-range-address="TargetData.E22:TargetData.F26">
            <calcext:condition calcext:apply-style-name="GrayRow" calcext:value="formula-is(ISEVEN(ROW()))" calcext:base-cell-address="TargetData.E22"/>
          </calcext:conditional-format>
          <calcext:conditional-format calcext:target-range-address="TargetData.E27:TargetData.F27">
            <calcext:condition calcext:apply-style-name="GrayRow" calcext:value="formula-is(ISEVEN(ROW()))" calcext:base-cell-address="TargetData.E27"/>
          </calcext:conditional-format>
          <calcext:conditional-format calcext:target-range-address="TargetData.G28:TargetData.G33">
            <calcext:condition calcext:apply-style-name="GrayRow" calcext:value="formula-is(ISEVEN(ROW()))" calcext:base-cell-address="TargetData.G28"/>
          </calcext:conditional-format>
          <calcext:conditional-format calcext:target-range-address="TargetData.E28:TargetData.F32">
            <calcext:condition calcext:apply-style-name="GrayRow" calcext:value="formula-is(ISEVEN(ROW()))" calcext:base-cell-address="TargetData.E28"/>
          </calcext:conditional-format>
          <calcext:conditional-format calcext:target-range-address="TargetData.E33:TargetData.F33">
            <calcext:condition calcext:apply-style-name="GrayRow" calcext:value="formula-is(ISEVEN(ROW()))" calcext:base-cell-address="TargetData.E33"/>
          </calcext:conditional-format>
          <calcext:conditional-format calcext:target-range-address="TargetData.G34:TargetData.G39">
            <calcext:condition calcext:apply-style-name="GrayRow" calcext:value="formula-is(ISEVEN(ROW()))" calcext:base-cell-address="TargetData.G34"/>
          </calcext:conditional-format>
          <calcext:conditional-format calcext:target-range-address="TargetData.E34:TargetData.F38">
            <calcext:condition calcext:apply-style-name="GrayRow" calcext:value="formula-is(ISEVEN(ROW()))" calcext:base-cell-address="TargetData.E34"/>
          </calcext:conditional-format>
          <calcext:conditional-format calcext:target-range-address="TargetData.E39:TargetData.F39">
            <calcext:condition calcext:apply-style-name="GrayRow" calcext:value="formula-is(ISEVEN(ROW()))" calcext:base-cell-address="TargetData.E39"/>
          </calcext:conditional-format>
          <calcext:conditional-format calcext:target-range-address="TargetData.G40:TargetData.G45">
            <calcext:condition calcext:apply-style-name="GrayRow" calcext:value="formula-is(ISEVEN(ROW()))" calcext:base-cell-address="TargetData.G40"/>
          </calcext:conditional-format>
          <calcext:conditional-format calcext:target-range-address="TargetData.E40:TargetData.F44">
            <calcext:condition calcext:apply-style-name="GrayRow" calcext:value="formula-is(ISEVEN(ROW()))" calcext:base-cell-address="TargetData.E40"/>
          </calcext:conditional-format>
          <calcext:conditional-format calcext:target-range-address="TargetData.E45:TargetData.F45">
            <calcext:condition calcext:apply-style-name="GrayRow" calcext:value="formula-is(ISEVEN(ROW()))" calcext:base-cell-address="TargetData.E45"/>
          </calcext:conditional-format>
          <calcext:conditional-format calcext:target-range-address="TargetData.G46:TargetData.G51">
            <calcext:condition calcext:apply-style-name="GrayRow" calcext:value="formula-is(ISEVEN(ROW()))" calcext:base-cell-address="TargetData.G46"/>
          </calcext:conditional-format>
          <calcext:conditional-format calcext:target-range-address="TargetData.E46:TargetData.F50">
            <calcext:condition calcext:apply-style-name="GrayRow" calcext:value="formula-is(ISEVEN(ROW()))" calcext:base-cell-address="TargetData.E46"/>
          </calcext:conditional-format>
          <calcext:conditional-format calcext:target-range-address="TargetData.E51:TargetData.F51">
            <calcext:condition calcext:apply-style-name="GrayRow" calcext:value="formula-is(ISEVEN(ROW()))" calcext:base-cell-address="TargetData.E51"/>
          </calcext:conditional-format>
          <calcext:conditional-format calcext:target-range-address="TargetData.G52:TargetData.G57">
            <calcext:condition calcext:apply-style-name="GrayRow" calcext:value="formula-is(ISEVEN(ROW()))" calcext:base-cell-address="TargetData.G52"/>
          </calcext:conditional-format>
          <calcext:conditional-format calcext:target-range-address="TargetData.E56:TargetData.F56 TargetData.E52:TargetData.E56">
            <calcext:condition calcext:apply-style-name="GrayRow" calcext:value="formula-is(ISEVEN(ROW()))" calcext:base-cell-address="TargetData.E52"/>
          </calcext:conditional-format>
          <calcext:conditional-format calcext:target-range-address="TargetData.E57:TargetData.F57">
            <calcext:condition calcext:apply-style-name="GrayRow" calcext:value="formula-is(ISEVEN(ROW()))" calcext:base-cell-address="TargetData.E57"/>
          </calcext:conditional-format>
          <calcext:conditional-format calcext:target-range-address="TargetData.E58:TargetData.E62">
            <calcext:condition calcext:apply-style-name="GrayRow" calcext:value="formula-is(ISEVEN(ROW()))" calcext:base-cell-address="TargetData.E58"/>
          </calcext:conditional-format>
          <calcext:conditional-format calcext:target-range-address="TargetData.E63:TargetData.E63">
            <calcext:condition calcext:apply-style-name="GrayRow" calcext:value="formula-is(ISEVEN(ROW()))" calcext:base-cell-address="TargetData.E63"/>
          </calcext:conditional-format>
          <calcext:conditional-format calcext:target-range-address="TargetData.F58:TargetData.G63">
            <calcext:condition calcext:apply-style-name="GrayRow" calcext:value="formula-is(ISEVEN(ROW()))" calcext:base-cell-address="TargetData.F58"/>
          </calcext:conditional-format>
          <calcext:conditional-format calcext:target-range-address="TargetData.J4:TargetData.J9">
            <calcext:condition calcext:apply-style-name="GrayRow" calcext:value="formula-is(ISEVEN(ROW()))" calcext:base-cell-address="TargetData.J4"/>
          </calcext:conditional-format>
          <calcext:conditional-format calcext:target-range-address="TargetData.H4:TargetData.I8">
            <calcext:condition calcext:apply-style-name="GrayRow" calcext:value="formula-is(ISEVEN(ROW()))" calcext:base-cell-address="TargetData.H4"/>
          </calcext:conditional-format>
          <calcext:conditional-format calcext:target-range-address="TargetData.H9:TargetData.I9">
            <calcext:condition calcext:apply-style-name="GrayRow" calcext:value="formula-is(ISEVEN(ROW()))" calcext:base-cell-address="TargetData.H9"/>
          </calcext:conditional-format>
          <calcext:conditional-format calcext:target-range-address="TargetData.J10:TargetData.J15">
            <calcext:condition calcext:apply-style-name="GrayRow" calcext:value="formula-is(ISEVEN(ROW()))" calcext:base-cell-address="TargetData.J10"/>
          </calcext:conditional-format>
          <calcext:conditional-format calcext:target-range-address="TargetData.H10:TargetData.I14">
            <calcext:condition calcext:apply-style-name="GrayRow" calcext:value="formula-is(ISEVEN(ROW()))" calcext:base-cell-address="TargetData.H10"/>
          </calcext:conditional-format>
          <calcext:conditional-format calcext:target-range-address="TargetData.H15:TargetData.I15">
            <calcext:condition calcext:apply-style-name="GrayRow" calcext:value="formula-is(ISEVEN(ROW()))" calcext:base-cell-address="TargetData.H15"/>
          </calcext:conditional-format>
          <calcext:conditional-format calcext:target-range-address="TargetData.J16:TargetData.J21">
            <calcext:condition calcext:apply-style-name="GrayRow" calcext:value="formula-is(ISEVEN(ROW()))" calcext:base-cell-address="TargetData.J16"/>
          </calcext:conditional-format>
          <calcext:conditional-format calcext:target-range-address="TargetData.H16:TargetData.I20">
            <calcext:condition calcext:apply-style-name="GrayRow" calcext:value="formula-is(ISEVEN(ROW()))" calcext:base-cell-address="TargetData.H16"/>
          </calcext:conditional-format>
          <calcext:conditional-format calcext:target-range-address="TargetData.H21:TargetData.I21">
            <calcext:condition calcext:apply-style-name="GrayRow" calcext:value="formula-is(ISEVEN(ROW()))" calcext:base-cell-address="TargetData.H21"/>
          </calcext:conditional-format>
          <calcext:conditional-format calcext:target-range-address="TargetData.J22:TargetData.J27">
            <calcext:condition calcext:apply-style-name="GrayRow" calcext:value="formula-is(ISEVEN(ROW()))" calcext:base-cell-address="TargetData.J22"/>
          </calcext:conditional-format>
          <calcext:conditional-format calcext:target-range-address="TargetData.H22:TargetData.I26">
            <calcext:condition calcext:apply-style-name="GrayRow" calcext:value="formula-is(ISEVEN(ROW()))" calcext:base-cell-address="TargetData.H22"/>
          </calcext:conditional-format>
          <calcext:conditional-format calcext:target-range-address="TargetData.H27:TargetData.I27">
            <calcext:condition calcext:apply-style-name="GrayRow" calcext:value="formula-is(ISEVEN(ROW()))" calcext:base-cell-address="TargetData.H27"/>
          </calcext:conditional-format>
          <calcext:conditional-format calcext:target-range-address="TargetData.J28:TargetData.J33">
            <calcext:condition calcext:apply-style-name="GrayRow" calcext:value="formula-is(ISEVEN(ROW()))" calcext:base-cell-address="TargetData.J28"/>
          </calcext:conditional-format>
          <calcext:conditional-format calcext:target-range-address="TargetData.H28:TargetData.I32">
            <calcext:condition calcext:apply-style-name="GrayRow" calcext:value="formula-is(ISEVEN(ROW()))" calcext:base-cell-address="TargetData.H28"/>
          </calcext:conditional-format>
          <calcext:conditional-format calcext:target-range-address="TargetData.H33:TargetData.I33">
            <calcext:condition calcext:apply-style-name="GrayRow" calcext:value="formula-is(ISEVEN(ROW()))" calcext:base-cell-address="TargetData.H33"/>
          </calcext:conditional-format>
          <calcext:conditional-format calcext:target-range-address="TargetData.J34:TargetData.J39">
            <calcext:condition calcext:apply-style-name="GrayRow" calcext:value="formula-is(ISEVEN(ROW()))" calcext:base-cell-address="TargetData.J34"/>
          </calcext:conditional-format>
          <calcext:conditional-format calcext:target-range-address="TargetData.H34:TargetData.I38">
            <calcext:condition calcext:apply-style-name="GrayRow" calcext:value="formula-is(ISEVEN(ROW()))" calcext:base-cell-address="TargetData.H34"/>
          </calcext:conditional-format>
          <calcext:conditional-format calcext:target-range-address="TargetData.H39:TargetData.I39">
            <calcext:condition calcext:apply-style-name="GrayRow" calcext:value="formula-is(ISEVEN(ROW()))" calcext:base-cell-address="TargetData.H39"/>
          </calcext:conditional-format>
          <calcext:conditional-format calcext:target-range-address="TargetData.J40:TargetData.J45">
            <calcext:condition calcext:apply-style-name="GrayRow" calcext:value="formula-is(ISEVEN(ROW()))" calcext:base-cell-address="TargetData.J40"/>
          </calcext:conditional-format>
          <calcext:conditional-format calcext:target-range-address="TargetData.H40:TargetData.I44">
            <calcext:condition calcext:apply-style-name="GrayRow" calcext:value="formula-is(ISEVEN(ROW()))" calcext:base-cell-address="TargetData.H40"/>
          </calcext:conditional-format>
          <calcext:conditional-format calcext:target-range-address="TargetData.H45:TargetData.I45">
            <calcext:condition calcext:apply-style-name="GrayRow" calcext:value="formula-is(ISEVEN(ROW()))" calcext:base-cell-address="TargetData.H45"/>
          </calcext:conditional-format>
          <calcext:conditional-format calcext:target-range-address="TargetData.J46:TargetData.J51">
            <calcext:condition calcext:apply-style-name="GrayRow" calcext:value="formula-is(ISEVEN(ROW()))" calcext:base-cell-address="TargetData.J46"/>
          </calcext:conditional-format>
          <calcext:conditional-format calcext:target-range-address="TargetData.H46:TargetData.I50">
            <calcext:condition calcext:apply-style-name="GrayRow" calcext:value="formula-is(ISEVEN(ROW()))" calcext:base-cell-address="TargetData.H46"/>
          </calcext:conditional-format>
          <calcext:conditional-format calcext:target-range-address="TargetData.H51:TargetData.I51">
            <calcext:condition calcext:apply-style-name="GrayRow" calcext:value="formula-is(ISEVEN(ROW()))" calcext:base-cell-address="TargetData.H51"/>
          </calcext:conditional-format>
          <calcext:conditional-format calcext:target-range-address="TargetData.J52:TargetData.J57">
            <calcext:condition calcext:apply-style-name="GrayRow" calcext:value="formula-is(ISEVEN(ROW()))" calcext:base-cell-address="TargetData.J52"/>
          </calcext:conditional-format>
          <calcext:conditional-format calcext:target-range-address="TargetData.H52:TargetData.I56">
            <calcext:condition calcext:apply-style-name="GrayRow" calcext:value="formula-is(ISEVEN(ROW()))" calcext:base-cell-address="TargetData.H52"/>
          </calcext:conditional-format>
          <calcext:conditional-format calcext:target-range-address="TargetData.H57:TargetData.I57">
            <calcext:condition calcext:apply-style-name="GrayRow" calcext:value="formula-is(ISEVEN(ROW()))" calcext:base-cell-address="TargetData.H57"/>
          </calcext:conditional-format>
          <calcext:conditional-format calcext:target-range-address="TargetData.H58:TargetData.H62">
            <calcext:condition calcext:apply-style-name="GrayRow" calcext:value="formula-is(ISEVEN(ROW()))" calcext:base-cell-address="TargetData.H58"/>
          </calcext:conditional-format>
          <calcext:conditional-format calcext:target-range-address="TargetData.H63:TargetData.H63">
            <calcext:condition calcext:apply-style-name="GrayRow" calcext:value="formula-is(ISEVEN(ROW()))" calcext:base-cell-address="TargetData.H63"/>
          </calcext:conditional-format>
          <calcext:conditional-format calcext:target-range-address="TargetData.I58:TargetData.J63">
            <calcext:condition calcext:apply-style-name="GrayRow" calcext:value="formula-is(ISEVEN(ROW()))" calcext:base-cell-address="TargetData.I58"/>
          </calcext:conditional-format>
          <calcext:conditional-format calcext:target-range-address="TargetData.G4:TargetData.G4">
            <calcext:condition calcext:apply-style-name="GrayRow" calcext:value="formula-is(ISEVEN(ROW()))" calcext:base-cell-address="TargetData.G4"/>
          </calcext:conditional-format>
          <calcext:conditional-format calcext:target-range-address="TargetData.F52:TargetData.F55">
            <calcext:condition calcext:apply-style-name="GrayRow" calcext:value="formula-is(ISEVEN(ROW()))" calcext:base-cell-address="TargetData.F52"/>
          </calcext:conditional-format>
          <calcext:conditional-format calcext:target-range-address="TargetData.D58:TargetData.D58">
            <calcext:condition calcext:apply-style-name="GrayRow" calcext:value="formula-is(ISEVEN(ROW()))" calcext:base-cell-address="TargetData.D58"/>
          </calcext:conditional-format>
          <calcext:conditional-format calcext:target-range-address="TargetData.C58:TargetData.C58">
            <calcext:condition calcext:apply-style-name="GrayRow" calcext:value="formula-is(ISEVEN(ROW()))" calcext:base-cell-address="TargetData.C58"/>
          </calcext:conditional-format>
        </calcext:conditional-formats>
      </table:table>
      <table:table table:name="SummaryDataUnits" table:style-name="ta1">
        <table:shapes>
          <draw:frame draw:z-index="0" draw:style-name="gr1" draw:text-style-name="P1" svg:width="453.51pt" svg:height="255.09pt" svg:x="620.14pt" svg:y="118.23pt">
            <loext:p draw:notify-on-update-of-ranges="SummaryDataUnits.K2:SummaryDataUnits.K6 SummaryDataUnits.L2:SummaryDataUnits.L6 SummaryDataUnits.K2:SummaryDataUnits.K6 SummaryDataUnits.M2:SummaryDataUnits.M6 SummaryDataUnits.K2:SummaryDataUnits.K6 SummaryDataUnits.N2:SummaryDataUnits.N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2" table:default-cell-style-name="ce3"/>
        <table:table-column table:style-name="co2" table:default-cell-style-name="ce285"/>
        <table:table-column table:style-name="co2" table:default-cell-style-name="ce295"/>
        <table:table-column table:style-name="co2" table:number-columns-repeated="3" table:default-cell-style-name="ce302"/>
        <table:table-column table:style-name="co2" table:number-columns-repeated="3" table:default-cell-style-name="ce42"/>
        <table:table-column table:style-name="co2" table:number-columns-repeated="5" table:default-cell-style-name="Default"/>
        <table:table-row table:style-name="ro4">
          <table:table-cell table:style-name="ce1" office:value-type="string" calcext:value-type="string">
            <text:p>Communication Range %</text:p>
          </table:table-cell>
          <table:table-cell table:style-name="ce1" office:value-type="string" calcext:value-type="string">
            <text:p>World</text:p>
          </table:table-cell>
          <table:table-cell table:style-name="ce1" office:value-type="string" calcext:value-type="string">
            <text:p>Time all detected (s)</text:p>
          </table:table-cell>
          <table:table-cell table:style-name="ce1" office:value-type="string" calcext:value-type="string">
            <text:p>Time all destroyed (s)</text:p>
          </table:table-cell>
          <table:table-cell table:style-name="ce1" office:value-type="string" calcext:value-type="string">
            <text:p>Time world known (s)</text:p>
          </table:table-cell>
          <table:table-cell table:style-name="ce1" office:value-type="string" calcext:value-type="string">
            <text:p>Time mission complete (s)</text:p>
          </table:table-cell>
          <table:table-cell table:style-name="ce41" office:value-type="string" calcext:value-type="string">
            <text:p>Avg time all detected (s)</text:p>
          </table:table-cell>
          <table:table-cell table:style-name="ce41" office:value-type="string" calcext:value-type="string">
            <text:p>Avg time all destroyed (s)</text:p>
          </table:table-cell>
          <table:table-cell table:style-name="ce41" office:value-type="string" calcext:value-type="string">
            <text:p>Average time world known (s)</text:p>
          </table:table-cell>
          <table:table-cell/>
          <table:table-cell office:value-type="string" calcext:value-type="string">
            <text:p>Comms</text:p>
          </table:table-cell>
          <table:table-cell table:style-name="ce41" office:value-type="string" calcext:value-type="string">
            <text:p>Avg time all detected (s)</text:p>
          </table:table-cell>
          <table:table-cell table:style-name="ce41" office:value-type="string" calcext:value-type="string">
            <text:p>Avg time all destroyed (s)</text:p>
          </table:table-cell>
          <table:table-cell table:style-name="ce41" office:value-type="string" calcext:value-type="string">
            <text:p>Average time world known (s)</text:p>
          </table:table-cell>
        </table:table-row>
        <table:table-row table:style-name="ro1">
          <table:table-cell table:style-name="ce2" office:value-type="float" office:value="100" calcext:value-type="float" table:number-columns-spanned="1" table:number-rows-spanned="10">
            <text:p>100</text:p>
          </table:table-cell>
          <table:table-cell table:style-name="ce284" office:value-type="float" office:value="0" calcext:value-type="float">
            <text:p>0</text:p>
          </table:table-cell>
          <table:table-cell table:style-name="ce294" table:formula="of:=[SummaryData.C3]*0.001" office:value-type="float" office:value="86.496" calcext:value-type="float">
            <text:p>86</text:p>
          </table:table-cell>
          <table:table-cell table:style-name="ce301" table:formula="of:=[SummaryData.D3]*0.001" office:value-type="float" office:value="171.952" calcext:value-type="float">
            <text:p>172</text:p>
          </table:table-cell>
          <table:table-cell table:style-name="ce301" table:formula="of:=[SummaryData.E3]*0.001" office:value-type="float" office:value="85.12" calcext:value-type="float">
            <text:p>85</text:p>
          </table:table-cell>
          <table:table-cell table:style-name="ce301" table:formula="of:=[SummaryData.F3]*0.001" office:value-type="float" office:value="171.952" calcext:value-type="float">
            <text:p>172</text:p>
          </table:table-cell>
          <table:table-cell table:formula="of:=[SummaryData.G3] * 0.001" office:value-type="float" office:value="115.9744" calcext:value-type="float">
            <text:p>116</text:p>
          </table:table-cell>
          <table:table-cell table:formula="of:=[SummaryData.H3] * 0.001" office:value-type="float" office:value="205.649777777778" calcext:value-type="float">
            <text:p>206</text:p>
          </table:table-cell>
          <table:table-cell table:formula="of:=[SummaryData.I3] * 0.001" office:value-type="float" office:value="61.1072" calcext:value-type="float">
            <text:p>61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42" table:formula="of:=[.G2]" office:value-type="float" office:value="115.9744" calcext:value-type="float">
            <text:p>116</text:p>
          </table:table-cell>
          <table:table-cell table:style-name="ce42" table:formula="of:=[.H2]" office:value-type="float" office:value="205.649777777778" calcext:value-type="float">
            <text:p>206</text:p>
          </table:table-cell>
          <table:table-cell table:style-name="ce42" table:formula="of:=[.I2]" office:value-type="float" office:value="61.1072" calcext:value-type="float">
            <text:p>61</text:p>
          </table:table-cell>
        </table:table-row>
        <table:table-row table:style-name="ro1">
          <table:covered-table-cell/>
          <table:table-cell office:value-type="float" office:value="1" calcext:value-type="float">
            <text:p>1</text:p>
          </table:table-cell>
          <table:table-cell table:formula="of:=[SummaryData.C4]*0.001" office:value-type="float" office:value="73.76" calcext:value-type="float">
            <text:p>74</text:p>
          </table:table-cell>
          <table:table-cell table:formula="of:=[SummaryData.D4]*0.001" office:value-type="float" office:value="159.136" calcext:value-type="float">
            <text:p>159</text:p>
          </table:table-cell>
          <table:table-cell table:formula="of:=[SummaryData.E4]*0.001" office:value-type="float" office:value="67.632" calcext:value-type="float">
            <text:p>68</text:p>
          </table:table-cell>
          <table:table-cell table:formula="of:=[SummaryData.F4]*0.001" office:value-type="float" office:value="159.136" calcext:value-type="float">
            <text:p>159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style-name="ce42" table:formula="of:=[.G12]" office:value-type="float" office:value="150.6688" calcext:value-type="float">
            <text:p>151</text:p>
          </table:table-cell>
          <table:table-cell table:style-name="ce42" table:formula="of:=[.H12]" office:value-type="float" office:value="239.368" calcext:value-type="float">
            <text:p>239</text:p>
          </table:table-cell>
          <table:table-cell table:style-name="ce42" table:formula="of:=[.I12]" office:value-type="float" office:value="90.4896" calcext:value-type="float">
            <text:p>90</text:p>
          </table:table-cell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table:formula="of:=[SummaryData.C5]*0.001" office:value-type="float" office:value="111.408" calcext:value-type="float">
            <text:p>111</text:p>
          </table:table-cell>
          <table:table-cell table:formula="of:=[SummaryData.D5]*0.001" office:value-type="float" office:value="159.536" calcext:value-type="float">
            <text:p>160</text:p>
          </table:table-cell>
          <table:table-cell table:formula="of:=[SummaryData.E5]*0.001" office:value-type="float" office:value="82.272" calcext:value-type="float">
            <text:p>82</text:p>
          </table:table-cell>
          <table:table-cell table:formula="of:=[SummaryData.F5]*0.001" office:value-type="float" office:value="159.536" calcext:value-type="float">
            <text:p>160</text:p>
          </table:table-cell>
          <table:table-cell table:number-columns-repeated="3" office:value-type="string" calcext:value-type="string">
            <text:p>std dev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42" table:formula="of:=[.G22]" office:value-type="float" office:value="116.0592" calcext:value-type="float">
            <text:p>116</text:p>
          </table:table-cell>
          <table:table-cell table:style-name="ce42" table:formula="of:=[.H22]" office:value-type="float" office:value="230.714666666667" calcext:value-type="float">
            <text:p>231</text:p>
          </table:table-cell>
          <table:table-cell table:style-name="ce42" table:formula="of:=[.I22]" office:value-type="float" office:value="94.5152" calcext:value-type="float">
            <text:p>95</text:p>
          </table:table-cell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table:formula="of:=[SummaryData.C6]*0.001" office:value-type="float" office:value="64.752" calcext:value-type="float">
            <text:p>65</text:p>
          </table:table-cell>
          <table:table-cell/>
          <table:table-cell table:formula="of:=[SummaryData.E6]*0.001" office:value-type="float" office:value="95.2" calcext:value-type="float">
            <text:p>95</text:p>
          </table:table-cell>
          <table:table-cell/>
          <table:table-cell table:formula="of:=COM.MICROSOFT.STDEV.P([.C2:.C11])" office:value-type="float" office:value="52.0466765033081" calcext:value-type="float">
            <text:p>52</text:p>
          </table:table-cell>
          <table:table-cell table:formula="of:=COM.MICROSOFT.STDEV.P([.D2:.D11])" office:value-type="float" office:value="57.6469583620425" calcext:value-type="float">
            <text:p>58</text:p>
          </table:table-cell>
          <table:table-cell table:formula="of:=COM.MICROSOFT.STDEV.P([.E2:.E11])" office:value-type="float" office:value="28.5553930626073" calcext:value-type="float">
            <text:p>29</text:p>
          </table:table-cell>
          <table:table-cell/>
          <table:table-cell office:value-type="float" office:value="5" calcext:value-type="float">
            <text:p>5</text:p>
          </table:table-cell>
          <table:table-cell table:style-name="ce42" table:formula="of:=[.G32]" office:value-type="float" office:value="238.208" calcext:value-type="float">
            <text:p>238</text:p>
          </table:table-cell>
          <table:table-cell table:style-name="ce42" table:formula="of:=[.H32]" office:value-type="float" office:value="278.608" calcext:value-type="float">
            <text:p>279</text:p>
          </table:table-cell>
          <table:table-cell table:style-name="ce42" table:formula="of:=[.I32]" office:value-type="float" office:value="241.632" calcext:value-type="float">
            <text:p>242</text:p>
          </table:table-cell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table:formula="of:=[SummaryData.C7]*0.001" office:value-type="float" office:value="190.768" calcext:value-type="float">
            <text:p>191</text:p>
          </table:table-cell>
          <table:table-cell table:formula="of:=[SummaryData.D7]*0.001" office:value-type="float" office:value="247.504" calcext:value-type="float">
            <text:p>248</text:p>
          </table:table-cell>
          <table:table-cell table:formula="of:=[SummaryData.E7]*0.001" office:value-type="float" office:value="16.256" calcext:value-type="float">
            <text:p>16</text:p>
          </table:table-cell>
          <table:table-cell table:formula="of:=[SummaryData.F7]*0.001" office:value-type="float" office:value="247.504" calcext:value-type="float">
            <text:p>248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42" table:formula="of:=[.G42]" office:value-type="float" office:value="379.904" calcext:value-type="float">
            <text:p>380</text:p>
          </table:table-cell>
          <table:table-cell table:style-name="ce42" table:formula="of:=[.H42]" office:value-type="float" office:value="554.368" calcext:value-type="float">
            <text:p>554</text:p>
          </table:table-cell>
          <table:table-cell table:style-name="ce42" table:formula="of:=[.I42]" office:value-type="float" office:value="338.88" calcext:value-type="float">
            <text:p>339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formula="of:=[SummaryData.C8]*0.001" office:value-type="float" office:value="63.856" calcext:value-type="float">
            <text:p>64</text:p>
          </table:table-cell>
          <table:table-cell table:formula="of:=[SummaryData.D8]*0.001" office:value-type="float" office:value="174.992" calcext:value-type="float">
            <text:p>175</text:p>
          </table:table-cell>
          <table:table-cell table:formula="of:=[SummaryData.E8]*0.001" office:value-type="float" office:value="57.744" calcext:value-type="float">
            <text:p>58</text:p>
          </table:table-cell>
          <table:table-cell table:formula="of:=[SummaryData.F8]*0.001" office:value-type="float" office:value="174.992" calcext:value-type="float">
            <text:p>175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table:formula="of:=[SummaryData.C9]*0.001" office:value-type="float" office:value="205.056" calcext:value-type="float">
            <text:p>205</text:p>
          </table:table-cell>
          <table:table-cell table:formula="of:=[SummaryData.D9]*0.001" office:value-type="float" office:value="306.624" calcext:value-type="float">
            <text:p>307</text:p>
          </table:table-cell>
          <table:table-cell table:formula="of:=[SummaryData.E9]*0.001" office:value-type="float" office:value="95.008" calcext:value-type="float">
            <text:p>95</text:p>
          </table:table-cell>
          <table:table-cell table:formula="of:=[SummaryData.F9]*0.001" office:value-type="float" office:value="306.624" calcext:value-type="float">
            <text:p>307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table:formula="of:=[SummaryData.C10]*0.001" office:value-type="float" office:value="70.592" calcext:value-type="float">
            <text:p>71</text:p>
          </table:table-cell>
          <table:table-cell table:formula="of:=[SummaryData.D10]*0.001" office:value-type="float" office:value="129.648" calcext:value-type="float">
            <text:p>130</text:p>
          </table:table-cell>
          <table:table-cell table:formula="of:=[SummaryData.E10]*0.001" office:value-type="float" office:value="19.648" calcext:value-type="float">
            <text:p>20</text:p>
          </table:table-cell>
          <table:table-cell table:formula="of:=[SummaryData.F10]*0.001" office:value-type="float" office:value="129.648" calcext:value-type="float">
            <text:p>130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table:formula="of:=[SummaryData.C11]*0.001" office:value-type="float" office:value="118.064" calcext:value-type="float">
            <text:p>118</text:p>
          </table:table-cell>
          <table:table-cell table:formula="of:=[SummaryData.D11]*0.001" office:value-type="float" office:value="280.352" calcext:value-type="float">
            <text:p>280</text:p>
          </table:table-cell>
          <table:table-cell table:formula="of:=[SummaryData.E11]*0.001" office:value-type="float" office:value="63.168" calcext:value-type="float">
            <text:p>63</text:p>
          </table:table-cell>
          <table:table-cell table:formula="of:=[SummaryData.F11]*0.001" office:value-type="float" office:value="280.352" calcext:value-type="float">
            <text:p>280</text:p>
          </table:table-cell>
          <table:table-cell table:number-columns-repeated="8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table:style-name="ce296" table:formula="of:=[SummaryData.C12]*0.001" office:value-type="float" office:value="174.992" calcext:value-type="float">
            <text:p>175</text:p>
          </table:table-cell>
          <table:table-cell table:style-name="ce303" table:formula="of:=[SummaryData.D12]*0.001" office:value-type="float" office:value="221.104" calcext:value-type="float">
            <text:p>221</text:p>
          </table:table-cell>
          <table:table-cell table:style-name="ce303" table:formula="of:=[SummaryData.E12]*0.001" office:value-type="float" office:value="29.024" calcext:value-type="float">
            <text:p>29</text:p>
          </table:table-cell>
          <table:table-cell table:style-name="ce303" table:formula="of:=[SummaryData.F12]*0.001" office:value-type="float" office:value="221.104" calcext:value-type="float">
            <text:p>221</text:p>
          </table:table-cell>
          <table:table-cell table:number-columns-repeated="8"/>
        </table:table-row>
        <table:table-row table:style-name="ro1">
          <table:table-cell table:style-name="ce2" office:value-type="float" office:value="20" calcext:value-type="float" table:number-columns-spanned="1" table:number-rows-spanned="10">
            <text:p>20</text:p>
          </table:table-cell>
          <table:table-cell table:style-name="ce286" office:value-type="float" office:value="0" calcext:value-type="float">
            <text:p>0</text:p>
          </table:table-cell>
          <table:table-cell table:style-name="ce294" table:formula="of:=[SummaryData.C13]*0.001" office:value-type="float" office:value="121.632" calcext:value-type="float">
            <text:p>122</text:p>
          </table:table-cell>
          <table:table-cell table:style-name="ce301" table:formula="of:=[SummaryData.D13]*0.001" office:value-type="float" office:value="348.464" calcext:value-type="float">
            <text:p>348</text:p>
          </table:table-cell>
          <table:table-cell table:style-name="ce301" table:formula="of:=[SummaryData.E13]*0.001" office:value-type="float" office:value="104.016" calcext:value-type="float">
            <text:p>104</text:p>
          </table:table-cell>
          <table:table-cell table:style-name="ce301" table:formula="of:=[SummaryData.F13]*0.001" office:value-type="float" office:value="348.464" calcext:value-type="float">
            <text:p>348</text:p>
          </table:table-cell>
          <table:table-cell table:formula="of:=[SummaryData.G13] * 0.001" office:value-type="float" office:value="150.6688" calcext:value-type="float">
            <text:p>151</text:p>
          </table:table-cell>
          <table:table-cell table:formula="of:=[SummaryData.H13] * 0.001" office:value-type="float" office:value="239.368" calcext:value-type="float">
            <text:p>239</text:p>
          </table:table-cell>
          <table:table-cell table:formula="of:=[SummaryData.I13] * 0.001" office:value-type="float" office:value="90.4896" calcext:value-type="float">
            <text:p>90</text:p>
          </table:table-cell>
          <table:table-cell table:number-columns-repeated="5"/>
        </table:table-row>
        <table:table-row table:style-name="ro1">
          <table:covered-table-cell/>
          <table:table-cell table:style-name="ce287" office:value-type="float" office:value="1" calcext:value-type="float">
            <text:p>1</text:p>
          </table:table-cell>
          <table:table-cell table:formula="of:=[SummaryData.C14]*0.001" office:value-type="float" office:value="65.792" calcext:value-type="float">
            <text:p>66</text:p>
          </table:table-cell>
          <table:table-cell table:formula="of:=[SummaryData.D14]*0.001" office:value-type="float" office:value="167.744" calcext:value-type="float">
            <text:p>168</text:p>
          </table:table-cell>
          <table:table-cell table:formula="of:=[SummaryData.E14]*0.001" office:value-type="float" office:value="76.32" calcext:value-type="float">
            <text:p>76</text:p>
          </table:table-cell>
          <table:table-cell table:formula="of:=[SummaryData.F14]*0.001" office:value-type="float" office:value="167.744" calcext:value-type="float">
            <text:p>168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2" calcext:value-type="float">
            <text:p>2</text:p>
          </table:table-cell>
          <table:table-cell table:formula="of:=[SummaryData.C15]*0.001" office:value-type="float" office:value="175.776" calcext:value-type="float">
            <text:p>176</text:p>
          </table:table-cell>
          <table:table-cell table:formula="of:=[SummaryData.D15]*0.001" office:value-type="float" office:value="196.304" calcext:value-type="float">
            <text:p>196</text:p>
          </table:table-cell>
          <table:table-cell table:formula="of:=[SummaryData.E15]*0.001" office:value-type="float" office:value="40.576" calcext:value-type="float">
            <text:p>41</text:p>
          </table:table-cell>
          <table:table-cell table:formula="of:=[SummaryData.F15]*0.001" office:value-type="float" office:value="196.304" calcext:value-type="float">
            <text:p>196</text:p>
          </table:table-cell>
          <table:table-cell table:number-columns-repeated="3" office:value-type="string" calcext:value-type="string">
            <text:p>std dev</text:p>
          </table:table-cell>
          <table:table-cell table:number-columns-repeated="5"/>
        </table:table-row>
        <table:table-row table:style-name="ro1">
          <table:covered-table-cell/>
          <table:table-cell table:style-name="ce287" office:value-type="float" office:value="3" calcext:value-type="float">
            <text:p>3</text:p>
          </table:table-cell>
          <table:table-cell table:formula="of:=[SummaryData.C16]*0.001" office:value-type="float" office:value="60.656" calcext:value-type="float">
            <text:p>61</text:p>
          </table:table-cell>
          <table:table-cell table:formula="of:=[SummaryData.D16]*0.001" office:value-type="float" office:value="179.024" calcext:value-type="float">
            <text:p>179</text:p>
          </table:table-cell>
          <table:table-cell table:formula="of:=[SummaryData.E16]*0.001" office:value-type="float" office:value="22.4" calcext:value-type="float">
            <text:p>22</text:p>
          </table:table-cell>
          <table:table-cell table:formula="of:=[SummaryData.F16]*0.001" office:value-type="float" office:value="179.024" calcext:value-type="float">
            <text:p>179</text:p>
          </table:table-cell>
          <table:table-cell table:formula="of:=COM.MICROSOFT.STDEV.P([.C12:.C21])" office:value-type="float" office:value="61.7123226540697" calcext:value-type="float">
            <text:p>62</text:p>
          </table:table-cell>
          <table:table-cell table:formula="of:=COM.MICROSOFT.STDEV.P([.D12:.D21])" office:value-type="float" office:value="52.6208584042488" calcext:value-type="float">
            <text:p>53</text:p>
          </table:table-cell>
          <table:table-cell table:formula="of:=COM.MICROSOFT.STDEV.P([.E12:.E21])" office:value-type="float" office:value="68.4521402020419" calcext:value-type="float">
            <text:p>68</text:p>
          </table:table-cell>
          <table:table-cell table:number-columns-repeated="5"/>
        </table:table-row>
        <table:table-row table:style-name="ro1">
          <table:covered-table-cell/>
          <table:table-cell table:style-name="ce287" office:value-type="float" office:value="4" calcext:value-type="float">
            <text:p>4</text:p>
          </table:table-cell>
          <table:table-cell table:formula="of:=[SummaryData.C17]*0.001" office:value-type="float" office:value="144.224" calcext:value-type="float">
            <text:p>144</text:p>
          </table:table-cell>
          <table:table-cell table:formula="of:=[SummaryData.D17]*0.001" office:value-type="float" office:value="243.968" calcext:value-type="float">
            <text:p>244</text:p>
          </table:table-cell>
          <table:table-cell table:formula="of:=[SummaryData.E17]*0.001" office:value-type="float" office:value="20.416" calcext:value-type="float">
            <text:p>20</text:p>
          </table:table-cell>
          <table:table-cell table:formula="of:=[SummaryData.F17]*0.001" office:value-type="float" office:value="243.968" calcext:value-type="float">
            <text:p>244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5" calcext:value-type="float">
            <text:p>5</text:p>
          </table:table-cell>
          <table:table-cell table:formula="of:=[SummaryData.C18]*0.001" office:value-type="float" office:value="117.136" calcext:value-type="float">
            <text:p>117</text:p>
          </table:table-cell>
          <table:table-cell table:formula="of:=[SummaryData.D18]*0.001" office:value-type="float" office:value="238.08" calcext:value-type="float">
            <text:p>238</text:p>
          </table:table-cell>
          <table:table-cell table:formula="of:=[SummaryData.E18]*0.001" office:value-type="float" office:value="106.944" calcext:value-type="float">
            <text:p>107</text:p>
          </table:table-cell>
          <table:table-cell table:formula="of:=[SummaryData.F18]*0.001" office:value-type="float" office:value="238.08" calcext:value-type="float">
            <text:p>238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6" calcext:value-type="float">
            <text:p>6</text:p>
          </table:table-cell>
          <table:table-cell table:formula="of:=[SummaryData.C19]*0.001" office:value-type="float" office:value="238.336" calcext:value-type="float">
            <text:p>238</text:p>
          </table:table-cell>
          <table:table-cell table:formula="of:=[SummaryData.D19]*0.001" office:value-type="float" office:value="259.936" calcext:value-type="float">
            <text:p>260</text:p>
          </table:table-cell>
          <table:table-cell table:formula="of:=[SummaryData.E19]*0.001" office:value-type="float" office:value="73.728" calcext:value-type="float">
            <text:p>74</text:p>
          </table:table-cell>
          <table:table-cell table:formula="of:=[SummaryData.F19]*0.001" office:value-type="float" office:value="259.936" calcext:value-type="float">
            <text:p>260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7" calcext:value-type="float">
            <text:p>7</text:p>
          </table:table-cell>
          <table:table-cell table:formula="of:=[SummaryData.C20]*0.001" office:value-type="float" office:value="165.984" calcext:value-type="float">
            <text:p>166</text:p>
          </table:table-cell>
          <table:table-cell table:formula="of:=[SummaryData.D20]*0.001" office:value-type="float" office:value="209.072" calcext:value-type="float">
            <text:p>209</text:p>
          </table:table-cell>
          <table:table-cell table:formula="of:=[SummaryData.E20]*0.001" office:value-type="float" office:value="157.2" calcext:value-type="float">
            <text:p>157</text:p>
          </table:table-cell>
          <table:table-cell table:formula="of:=[SummaryData.F20]*0.001" office:value-type="float" office:value="209.072" calcext:value-type="float">
            <text:p>209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8" calcext:value-type="float">
            <text:p>8</text:p>
          </table:table-cell>
          <table:table-cell table:formula="of:=[SummaryData.C21]*0.001" office:value-type="float" office:value="261.072" calcext:value-type="float">
            <text:p>261</text:p>
          </table:table-cell>
          <table:table-cell table:formula="of:=[SummaryData.D21]*0.001" office:value-type="float" office:value="299.84" calcext:value-type="float">
            <text:p>300</text:p>
          </table:table-cell>
          <table:table-cell table:formula="of:=[SummaryData.E21]*0.001" office:value-type="float" office:value="256.416" calcext:value-type="float">
            <text:p>256</text:p>
          </table:table-cell>
          <table:table-cell table:formula="of:=[SummaryData.F21]*0.001" office:value-type="float" office:value="299.84" calcext:value-type="float">
            <text:p>300</text:p>
          </table:table-cell>
          <table:table-cell table:number-columns-repeated="8"/>
        </table:table-row>
        <table:table-row table:style-name="ro1">
          <table:covered-table-cell/>
          <table:table-cell table:style-name="ce287" office:value-type="float" office:value="9" calcext:value-type="float">
            <text:p>9</text:p>
          </table:table-cell>
          <table:table-cell table:style-name="ce296" table:formula="of:=[SummaryData.C22]*0.001" office:value-type="float" office:value="156.08" calcext:value-type="float">
            <text:p>156</text:p>
          </table:table-cell>
          <table:table-cell table:style-name="ce303" table:formula="of:=[SummaryData.D22]*0.001" office:value-type="float" office:value="251.248" calcext:value-type="float">
            <text:p>251</text:p>
          </table:table-cell>
          <table:table-cell table:style-name="ce303" table:formula="of:=[SummaryData.E22]*0.001" office:value-type="float" office:value="46.88" calcext:value-type="float">
            <text:p>47</text:p>
          </table:table-cell>
          <table:table-cell table:style-name="ce303" table:formula="of:=[SummaryData.F22]*0.001" office:value-type="float" office:value="251.248" calcext:value-type="float">
            <text:p>251</text:p>
          </table:table-cell>
          <table:table-cell table:number-columns-repeated="8"/>
        </table:table-row>
        <table:table-row table:style-name="ro1">
          <table:table-cell table:style-name="ce2" office:value-type="float" office:value="10" calcext:value-type="float" table:number-columns-spanned="1" table:number-rows-spanned="10">
            <text:p>10</text:p>
          </table:table-cell>
          <table:table-cell table:style-name="ce288" office:value-type="float" office:value="0" calcext:value-type="float">
            <text:p>0</text:p>
          </table:table-cell>
          <table:table-cell table:style-name="ce294" table:formula="of:=[SummaryData.C23]*0.001" office:value-type="float" office:value="118.96" calcext:value-type="float">
            <text:p>119</text:p>
          </table:table-cell>
          <table:table-cell table:style-name="ce301" table:formula="of:=[SummaryData.D23]*0.001" office:value-type="float" office:value="305.152" calcext:value-type="float">
            <text:p>305</text:p>
          </table:table-cell>
          <table:table-cell table:style-name="ce301" table:formula="of:=[SummaryData.E23]*0.001" office:value-type="float" office:value="117.408" calcext:value-type="float">
            <text:p>117</text:p>
          </table:table-cell>
          <table:table-cell table:style-name="ce301" table:formula="of:=[SummaryData.F23]*0.001" office:value-type="float" office:value="305.152" calcext:value-type="float">
            <text:p>305</text:p>
          </table:table-cell>
          <table:table-cell table:formula="of:=[SummaryData.G23] * 0.001" office:value-type="float" office:value="116.0592" calcext:value-type="float">
            <text:p>116</text:p>
          </table:table-cell>
          <table:table-cell table:formula="of:=[SummaryData.H23] * 0.001" office:value-type="float" office:value="230.714666666667" calcext:value-type="float">
            <text:p>231</text:p>
          </table:table-cell>
          <table:table-cell table:formula="of:=[SummaryData.I23] * 0.001" office:value-type="float" office:value="94.5152" calcext:value-type="float">
            <text:p>95</text:p>
          </table:table-cell>
          <table:table-cell table:number-columns-repeated="5"/>
        </table:table-row>
        <table:table-row table:style-name="ro1">
          <table:covered-table-cell/>
          <table:table-cell table:style-name="ce289" office:value-type="float" office:value="1" calcext:value-type="float">
            <text:p>1</text:p>
          </table:table-cell>
          <table:table-cell table:formula="of:=[SummaryData.C24]*0.001" office:value-type="float" office:value="101.696" calcext:value-type="float">
            <text:p>102</text:p>
          </table:table-cell>
          <table:table-cell table:formula="of:=[SummaryData.D24]*0.001" office:value-type="float" office:value="377.984" calcext:value-type="float">
            <text:p>378</text:p>
          </table:table-cell>
          <table:table-cell table:formula="of:=[SummaryData.E24]*0.001" office:value-type="float" office:value="143.872" calcext:value-type="float">
            <text:p>144</text:p>
          </table:table-cell>
          <table:table-cell table:formula="of:=[SummaryData.F24]*0.001" office:value-type="float" office:value="377.984" calcext:value-type="float">
            <text:p>378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2" calcext:value-type="float">
            <text:p>2</text:p>
          </table:table-cell>
          <table:table-cell table:formula="of:=[SummaryData.C25]*0.001" office:value-type="float" office:value="217.104" calcext:value-type="float">
            <text:p>217</text:p>
          </table:table-cell>
          <table:table-cell table:formula="of:=[SummaryData.D25]*0.001" office:value-type="float" office:value="293.792" calcext:value-type="float">
            <text:p>294</text:p>
          </table:table-cell>
          <table:table-cell table:formula="of:=[SummaryData.E25]*0.001" office:value-type="float" office:value="103.776" calcext:value-type="float">
            <text:p>104</text:p>
          </table:table-cell>
          <table:table-cell table:formula="of:=[SummaryData.F25]*0.001" office:value-type="float" office:value="293.792" calcext:value-type="float">
            <text:p>294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3" calcext:value-type="float">
            <text:p>3</text:p>
          </table:table-cell>
          <table:table-cell table:formula="of:=[SummaryData.C26]*0.001" office:value-type="float" office:value="54.912" calcext:value-type="float">
            <text:p>55</text:p>
          </table:table-cell>
          <table:table-cell/>
          <table:table-cell table:formula="of:=[SummaryData.E26]*0.001" office:value-type="float" office:value="40.624" calcext:value-type="float">
            <text:p>41</text:p>
          </table:table-cell>
          <table:table-cell table:number-columns-repeated="9"/>
        </table:table-row>
        <table:table-row table:style-name="ro5">
          <table:covered-table-cell/>
          <table:table-cell table:style-name="ce289" office:value-type="float" office:value="4" calcext:value-type="float">
            <text:p>4</text:p>
          </table:table-cell>
          <table:table-cell table:formula="of:=[SummaryData.C27]*0.001" office:value-type="float" office:value="74.112" calcext:value-type="float">
            <text:p>74</text:p>
          </table:table-cell>
          <table:table-cell table:formula="of:=[SummaryData.D27]*0.001" office:value-type="float" office:value="173.92" calcext:value-type="float">
            <text:p>174</text:p>
          </table:table-cell>
          <table:table-cell table:formula="of:=[SummaryData.E27]*0.001" office:value-type="float" office:value="18.784" calcext:value-type="float">
            <text:p>19</text:p>
          </table:table-cell>
          <table:table-cell table:formula="of:=[SummaryData.F27]*0.001" office:value-type="float" office:value="173.92" calcext:value-type="float">
            <text:p>174</text:p>
          </table:table-cell>
          <table:table-cell table:number-columns-repeated="3" office:value-type="string" calcext:value-type="string">
            <text:p>std dev</text:p>
          </table:table-cell>
          <table:table-cell table:number-columns-repeated="5"/>
        </table:table-row>
        <table:table-row table:style-name="ro1">
          <table:covered-table-cell/>
          <table:table-cell table:style-name="ce289" office:value-type="float" office:value="5" calcext:value-type="float">
            <text:p>5</text:p>
          </table:table-cell>
          <table:table-cell table:formula="of:=[SummaryData.C28]*0.001" office:value-type="float" office:value="197.888" calcext:value-type="float">
            <text:p>198</text:p>
          </table:table-cell>
          <table:table-cell table:formula="of:=[SummaryData.D28]*0.001" office:value-type="float" office:value="243.744" calcext:value-type="float">
            <text:p>244</text:p>
          </table:table-cell>
          <table:table-cell table:formula="of:=[SummaryData.E28]*0.001" office:value-type="float" office:value="183.536" calcext:value-type="float">
            <text:p>184</text:p>
          </table:table-cell>
          <table:table-cell table:formula="of:=[SummaryData.F28]*0.001" office:value-type="float" office:value="243.744" calcext:value-type="float">
            <text:p>244</text:p>
          </table:table-cell>
          <table:table-cell table:style-name="ce304" table:formula="of:=COM.MICROSOFT.STDEV.P([.C22:.C31])" office:value-type="float" office:value="52.8382896558925" calcext:value-type="float">
            <text:p>53</text:p>
          </table:table-cell>
          <table:table-cell table:style-name="ce304" table:formula="of:=COM.MICROSOFT.STDEV.P([.D22:.D31])" office:value-type="float" office:value="77.3504131943284" calcext:value-type="float">
            <text:p>77</text:p>
          </table:table-cell>
          <table:table-cell table:style-name="ce304" table:formula="of:=COM.MICROSOFT.STDEV.P([.E22:.E31])" office:value-type="float" office:value="47.8803654722894" calcext:value-type="float">
            <text:p>48</text:p>
          </table:table-cell>
          <table:table-cell table:number-columns-repeated="5"/>
        </table:table-row>
        <table:table-row table:style-name="ro1">
          <table:covered-table-cell/>
          <table:table-cell table:style-name="ce289" office:value-type="float" office:value="6" calcext:value-type="float">
            <text:p>6</text:p>
          </table:table-cell>
          <table:table-cell table:formula="of:=[SummaryData.C29]*0.001" office:value-type="float" office:value="119.072" calcext:value-type="float">
            <text:p>119</text:p>
          </table:table-cell>
          <table:table-cell table:formula="of:=[SummaryData.D29]*0.001" office:value-type="float" office:value="169.568" calcext:value-type="float">
            <text:p>170</text:p>
          </table:table-cell>
          <table:table-cell table:formula="of:=[SummaryData.E29]*0.001" office:value-type="float" office:value="91.392" calcext:value-type="float">
            <text:p>91</text:p>
          </table:table-cell>
          <table:table-cell table:formula="of:=[SummaryData.F29]*0.001" office:value-type="float" office:value="169.568" calcext:value-type="float">
            <text:p>170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7" calcext:value-type="float">
            <text:p>7</text:p>
          </table:table-cell>
          <table:table-cell table:formula="of:=[SummaryData.C30]*0.001" office:value-type="float" office:value="109.344" calcext:value-type="float">
            <text:p>109</text:p>
          </table:table-cell>
          <table:table-cell table:formula="of:=[SummaryData.D30]*0.001" office:value-type="float" office:value="222" calcext:value-type="float">
            <text:p>222</text:p>
          </table:table-cell>
          <table:table-cell table:formula="of:=[SummaryData.E30]*0.001" office:value-type="float" office:value="52.624" calcext:value-type="float">
            <text:p>53</text:p>
          </table:table-cell>
          <table:table-cell table:formula="of:=[SummaryData.F30]*0.001" office:value-type="float" office:value="222" calcext:value-type="float">
            <text:p>222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8" calcext:value-type="float">
            <text:p>8</text:p>
          </table:table-cell>
          <table:table-cell table:formula="of:=[SummaryData.C31]*0.001" office:value-type="float" office:value="123.488" calcext:value-type="float">
            <text:p>123</text:p>
          </table:table-cell>
          <table:table-cell table:formula="of:=[SummaryData.D31]*0.001" office:value-type="float" office:value="164.912" calcext:value-type="float">
            <text:p>165</text:p>
          </table:table-cell>
          <table:table-cell table:formula="of:=[SummaryData.E31]*0.001" office:value-type="float" office:value="124.336" calcext:value-type="float">
            <text:p>124</text:p>
          </table:table-cell>
          <table:table-cell table:formula="of:=[SummaryData.F31]*0.001" office:value-type="float" office:value="164.912" calcext:value-type="float">
            <text:p>165</text:p>
          </table:table-cell>
          <table:table-cell table:number-columns-repeated="8"/>
        </table:table-row>
        <table:table-row table:style-name="ro1">
          <table:covered-table-cell/>
          <table:table-cell table:style-name="ce289" office:value-type="float" office:value="9" calcext:value-type="float">
            <text:p>9</text:p>
          </table:table-cell>
          <table:table-cell table:style-name="ce296" table:formula="of:=[SummaryData.C32]*0.001" office:value-type="float" office:value="44.016" calcext:value-type="float">
            <text:p>44</text:p>
          </table:table-cell>
          <table:table-cell table:style-name="ce303" table:formula="of:=[SummaryData.D32]*0.001" office:value-type="float" office:value="125.36" calcext:value-type="float">
            <text:p>125</text:p>
          </table:table-cell>
          <table:table-cell table:style-name="ce303" table:formula="of:=[SummaryData.E32]*0.001" office:value-type="float" office:value="68.8" calcext:value-type="float">
            <text:p>69</text:p>
          </table:table-cell>
          <table:table-cell table:style-name="ce303" table:formula="of:=[SummaryData.F32]*0.001" office:value-type="float" office:value="125.36" calcext:value-type="float">
            <text:p>125</text:p>
          </table:table-cell>
          <table:table-cell table:number-columns-repeated="8"/>
        </table:table-row>
        <table:table-row table:style-name="ro1">
          <table:table-cell table:style-name="ce2" office:value-type="float" office:value="5" calcext:value-type="float" table:number-columns-spanned="1" table:number-rows-spanned="10">
            <text:p>5</text:p>
          </table:table-cell>
          <table:table-cell table:style-name="ce290" office:value-type="float" office:value="0" calcext:value-type="float">
            <text:p>0</text:p>
          </table:table-cell>
          <table:table-cell table:style-name="ce297" table:formula="of:=[SummaryData.C33] * 0.001" office:value-type="float" office:value="238.208" calcext:value-type="float">
            <text:p>238</text:p>
          </table:table-cell>
          <table:table-cell table:style-name="ce297" table:formula="of:=[SummaryData.D33] * 0.001" office:value-type="float" office:value="278.608" calcext:value-type="float">
            <text:p>279</text:p>
          </table:table-cell>
          <table:table-cell table:style-name="ce297" table:formula="of:=[SummaryData.E33] * 0.001" office:value-type="float" office:value="241.632" calcext:value-type="float">
            <text:p>242</text:p>
          </table:table-cell>
          <table:table-cell table:style-name="ce297" table:formula="of:=[SummaryData.F33] * 0.001" office:value-type="float" office:value="278.608" calcext:value-type="float">
            <text:p>279</text:p>
          </table:table-cell>
          <table:table-cell table:formula="of:=[SummaryData.C33] * 0.001" office:value-type="float" office:value="238.208" calcext:value-type="float">
            <text:p>238</text:p>
          </table:table-cell>
          <table:table-cell table:formula="of:=[SummaryData.D33] * 0.001" office:value-type="float" office:value="278.608" calcext:value-type="float">
            <text:p>279</text:p>
          </table:table-cell>
          <table:table-cell table:formula="of:=[SummaryData.E33] * 0.001" office:value-type="float" office:value="241.632" calcext:value-type="float">
            <text:p>242</text:p>
          </table:table-cell>
          <table:table-cell table:number-columns-repeated="5"/>
        </table:table-row>
        <table:table-row table:style-name="ro1">
          <table:covered-table-cell/>
          <table:table-cell table:style-name="ce291" office:value-type="float" office:value="1" calcext:value-type="float">
            <text:p>1</text:p>
          </table:table-cell>
          <table:table-cell table:style-name="ce298" table:formula="of:=[SummaryData.C34] * 0.001" office:value-type="float" office:value="112.016" calcext:value-type="float">
            <text:p>112</text:p>
          </table:table-cell>
          <table:table-cell table:style-name="ce298" table:formula="of:=[SummaryData.D34] * 0.001" office:value-type="float" office:value="236.784" calcext:value-type="float">
            <text:p>237</text:p>
          </table:table-cell>
          <table:table-cell table:style-name="ce298" table:formula="of:=[SummaryData.E34] * 0.001" office:value-type="float" office:value="123.168" calcext:value-type="float">
            <text:p>123</text:p>
          </table:table-cell>
          <table:table-cell table:style-name="ce298" table:formula="of:=[SummaryData.F34] * 0.001" office:value-type="float" office:value="236.784" calcext:value-type="float">
            <text:p>237</text:p>
          </table:table-cell>
          <table:table-cell table:number-columns-repeated="8"/>
        </table:table-row>
        <table:table-row table:style-name="ro1">
          <table:covered-table-cell/>
          <table:table-cell table:style-name="ce291" office:value-type="float" office:value="2" calcext:value-type="float">
            <text:p>2</text:p>
          </table:table-cell>
          <table:table-cell table:style-name="ce298" table:formula="of:=[SummaryData.C35] * 0.001" office:value-type="float" office:value="163.824" calcext:value-type="float">
            <text:p>164</text:p>
          </table:table-cell>
          <table:table-cell table:style-name="ce298" table:formula="of:=[SummaryData.D35] * 0.001" office:value-type="float" office:value="198.56" calcext:value-type="float">
            <text:p>199</text:p>
          </table:table-cell>
          <table:table-cell table:style-name="ce298" table:formula="of:=[SummaryData.E35] * 0.001" office:value-type="float" office:value="85.136" calcext:value-type="float">
            <text:p>85</text:p>
          </table:table-cell>
          <table:table-cell table:style-name="ce298" table:formula="of:=[SummaryData.F35] * 0.001" office:value-type="float" office:value="198.56" calcext:value-type="float">
            <text:p>199</text:p>
          </table:table-cell>
          <table:table-cell table:number-columns-repeated="5"/>
          <table:table-cell office:value-type="string" calcext:value-type="string">
            <text:p>stats</text:p>
          </table:table-cell>
          <table:table-cell table:number-columns-repeated="2"/>
        </table:table-row>
        <table:table-row table:style-name="ro1">
          <table:covered-table-cell/>
          <table:table-cell table:style-name="ce291" office:value-type="float" office:value="3" calcext:value-type="float">
            <text:p>3</text:p>
          </table:table-cell>
          <table:table-cell table:style-name="ce298" table:formula="of:=[SummaryData.C36] * 0.001" office:value-type="float" office:value="54.912" calcext:value-type="float">
            <text:p>55</text:p>
          </table:table-cell>
          <table:table-cell table:style-name="ce298" table:formula="of:=[SummaryData.D36] * 0.001" office:value-type="float" office:value="350.944" calcext:value-type="float">
            <text:p>351</text:p>
          </table:table-cell>
          <table:table-cell table:style-name="ce298" table:formula="of:=[SummaryData.E36] * 0.001" office:value-type="float" office:value="65.152" calcext:value-type="float">
            <text:p>65</text:p>
          </table:table-cell>
          <table:table-cell table:style-name="ce298" table:formula="of:=[SummaryData.F36] * 0.001" office:value-type="float" office:value="350.944" calcext:value-type="float">
            <text:p>351</text:p>
          </table:table-cell>
          <table:table-cell table:number-columns-repeated="4"/>
          <table:table-cell office:value-type="string" calcext:value-type="string">
            <text:p>min</text:p>
          </table:table-cell>
          <table:table-cell table:formula="of:=MIN([.C2:.C11])" office:value-type="float" office:value="63.856" calcext:value-type="float">
            <text:p>63.856</text:p>
          </table:table-cell>
          <table:table-cell table:number-columns-repeated="2"/>
        </table:table-row>
        <table:table-row table:style-name="ro1">
          <table:covered-table-cell/>
          <table:table-cell table:style-name="ce291" office:value-type="float" office:value="4" calcext:value-type="float">
            <text:p>4</text:p>
          </table:table-cell>
          <table:table-cell table:style-name="ce298" table:formula="of:=[SummaryData.C37] * 0.001" office:value-type="float" office:value="76.32" calcext:value-type="float">
            <text:p>76</text:p>
          </table:table-cell>
          <table:table-cell table:style-name="ce298"/>
          <table:table-cell table:style-name="ce298" table:formula="of:=[SummaryData.E37] * 0.001" office:value-type="float" office:value="65.84" calcext:value-type="float">
            <text:p>66</text:p>
          </table:table-cell>
          <table:table-cell table:style-name="ce298"/>
          <table:table-cell table:number-columns-repeated="4"/>
          <table:table-cell office:value-type="string" calcext:value-type="string">
            <text:p>lower</text:p>
          </table:table-cell>
          <table:table-cell table:formula="of:=QUARTILE([.C2:.C11];1)" office:value-type="float" office:value="71.384" calcext:value-type="float">
            <text:p>71.384</text:p>
          </table:table-cell>
          <table:table-cell table:number-columns-repeated="2"/>
        </table:table-row>
        <table:table-row table:style-name="ro5">
          <table:covered-table-cell/>
          <table:table-cell table:style-name="ce291" office:value-type="float" office:value="5" calcext:value-type="float">
            <text:p>5</text:p>
          </table:table-cell>
          <table:table-cell table:style-name="ce298" table:formula="of:=[SummaryData.C38] * 0.001" office:value-type="float" office:value="170.768" calcext:value-type="float">
            <text:p>171</text:p>
          </table:table-cell>
          <table:table-cell table:style-name="ce298" table:formula="of:=[SummaryData.D38] * 0.001" office:value-type="float" office:value="263.088" calcext:value-type="float">
            <text:p>263</text:p>
          </table:table-cell>
          <table:table-cell table:style-name="ce298" table:formula="of:=[SummaryData.E38] * 0.001" office:value-type="float" office:value="136.192" calcext:value-type="float">
            <text:p>136</text:p>
          </table:table-cell>
          <table:table-cell table:style-name="ce298" table:formula="of:=[SummaryData.F38] * 0.001" office:value-type="float" office:value="263.088" calcext:value-type="float">
            <text:p>263</text:p>
          </table:table-cell>
          <table:table-cell table:number-columns-repeated="3" office:value-type="string" calcext:value-type="string">
            <text:p>std dev</text:p>
          </table:table-cell>
          <table:table-cell/>
          <table:table-cell office:value-type="string" calcext:value-type="string">
            <text:p>median</text:p>
          </table:table-cell>
          <table:table-cell table:formula="of:=MEDIAN([.C2:.C11])" office:value-type="float" office:value="98.952" calcext:value-type="float">
            <text:p>98.952</text:p>
          </table:table-cell>
          <table:table-cell table:number-columns-repeated="2"/>
        </table:table-row>
        <table:table-row table:style-name="ro1">
          <table:covered-table-cell/>
          <table:table-cell table:style-name="ce291" office:value-type="float" office:value="6" calcext:value-type="float">
            <text:p>6</text:p>
          </table:table-cell>
          <table:table-cell table:style-name="ce298" table:formula="of:=[SummaryData.C39] * 0.001" office:value-type="float" office:value="394.016" calcext:value-type="float">
            <text:p>394</text:p>
          </table:table-cell>
          <table:table-cell table:style-name="ce298" table:formula="of:=[SummaryData.D39] * 0.001" office:value-type="float" office:value="424.416" calcext:value-type="float">
            <text:p>424</text:p>
          </table:table-cell>
          <table:table-cell table:style-name="ce298" table:formula="of:=[SummaryData.E39] * 0.001" office:value-type="float" office:value="161.056" calcext:value-type="float">
            <text:p>161</text:p>
          </table:table-cell>
          <table:table-cell table:style-name="ce298" table:formula="of:=[SummaryData.F39] * 0.001" office:value-type="float" office:value="424.416" calcext:value-type="float">
            <text:p>424</text:p>
          </table:table-cell>
          <table:table-cell table:formula="of:=COM.MICROSOFT.STDEV.P([.C32:.C41])" office:value-type="float" office:value="92.6174436235421" calcext:value-type="float">
            <text:p>93</text:p>
          </table:table-cell>
          <table:table-cell table:formula="of:=COM.MICROSOFT.STDEV.P([.D32:.D41])" office:value-type="float" office:value="84.714045494239" calcext:value-type="float">
            <text:p>85</text:p>
          </table:table-cell>
          <table:table-cell table:formula="of:=COM.MICROSOFT.STDEV.P([.E32:.E41])" office:value-type="float" office:value="49.881097688002" calcext:value-type="float">
            <text:p>50</text:p>
          </table:table-cell>
          <table:table-cell/>
          <table:table-cell office:value-type="string" calcext:value-type="string">
            <text:p>upper</text:p>
          </table:table-cell>
          <table:table-cell table:formula="of:=QUARTILE([.C2:.C11];3)" office:value-type="float" office:value="160.76" calcext:value-type="float">
            <text:p>160.76</text:p>
          </table:table-cell>
          <table:table-cell table:number-columns-repeated="2"/>
        </table:table-row>
        <table:table-row table:style-name="ro1">
          <table:covered-table-cell/>
          <table:table-cell table:style-name="ce291" office:value-type="float" office:value="7" calcext:value-type="float">
            <text:p>7</text:p>
          </table:table-cell>
          <table:table-cell table:style-name="ce298" table:formula="of:=[SummaryData.C40] * 0.001" office:value-type="float" office:value="171.92" calcext:value-type="float">
            <text:p>172</text:p>
          </table:table-cell>
          <table:table-cell table:style-name="ce298" table:formula="of:=[SummaryData.D40] * 0.001" office:value-type="float" office:value="439.712" calcext:value-type="float">
            <text:p>440</text:p>
          </table:table-cell>
          <table:table-cell table:style-name="ce298" table:formula="of:=[SummaryData.E40] * 0.001" office:value-type="float" office:value="141.68" calcext:value-type="float">
            <text:p>142</text:p>
          </table:table-cell>
          <table:table-cell table:style-name="ce298" table:formula="of:=[SummaryData.F40] * 0.001" office:value-type="float" office:value="439.712" calcext:value-type="float">
            <text:p>440</text:p>
          </table:table-cell>
          <table:table-cell table:number-columns-repeated="4"/>
          <table:table-cell office:value-type="string" calcext:value-type="string">
            <text:p>max</text:p>
          </table:table-cell>
          <table:table-cell table:formula="of:=MAX([.C2:.C11])" office:value-type="float" office:value="205.056" calcext:value-type="float">
            <text:p>205.056</text:p>
          </table:table-cell>
          <table:table-cell table:number-columns-repeated="2"/>
        </table:table-row>
        <table:table-row table:style-name="ro1">
          <table:covered-table-cell/>
          <table:table-cell table:style-name="ce291" office:value-type="float" office:value="8" calcext:value-type="float">
            <text:p>8</text:p>
          </table:table-cell>
          <table:table-cell table:style-name="ce298" table:formula="of:=[SummaryData.C41] * 0.001" office:value-type="float" office:value="132.592" calcext:value-type="float">
            <text:p>133</text:p>
          </table:table-cell>
          <table:table-cell table:style-name="ce298" table:formula="of:=[SummaryData.D41] * 0.001" office:value-type="float" office:value="244.176" calcext:value-type="float">
            <text:p>244</text:p>
          </table:table-cell>
          <table:table-cell table:style-name="ce298" table:formula="of:=[SummaryData.E41] * 0.001" office:value-type="float" office:value="156.048" calcext:value-type="float">
            <text:p>156</text:p>
          </table:table-cell>
          <table:table-cell table:style-name="ce298" table:formula="of:=[SummaryData.F41] * 0.001" office:value-type="float" office:value="244.176" calcext:value-type="float">
            <text:p>244</text:p>
          </table:table-cell>
          <table:table-cell table:number-columns-repeated="4"/>
          <table:table-cell office:value-type="string" calcext:value-type="string">
            <text:p>mean</text:p>
          </table:table-cell>
          <table:table-cell table:formula="of:=AVERAGE([.C2:.C11])" office:value-type="float" office:value="115.9744" calcext:value-type="float">
            <text:p>115.9744</text:p>
          </table:table-cell>
          <table:table-cell table:number-columns-repeated="2"/>
        </table:table-row>
        <table:table-row table:style-name="ro1">
          <table:covered-table-cell/>
          <table:table-cell table:style-name="ce291" office:value-type="float" office:value="9" calcext:value-type="float">
            <text:p>9</text:p>
          </table:table-cell>
          <table:table-cell table:style-name="ce298" table:formula="of:=[SummaryData.C42] * 0.001" office:value-type="float" office:value="100.416" calcext:value-type="float">
            <text:p>100</text:p>
          </table:table-cell>
          <table:table-cell table:style-name="ce298" table:formula="of:=[SummaryData.D42] * 0.001" office:value-type="float" office:value="210.048" calcext:value-type="float">
            <text:p>210</text:p>
          </table:table-cell>
          <table:table-cell table:style-name="ce298" table:formula="of:=[SummaryData.E42] * 0.001" office:value-type="float" office:value="114.864" calcext:value-type="float">
            <text:p>115</text:p>
          </table:table-cell>
          <table:table-cell table:style-name="ce298" table:formula="of:=[SummaryData.F42] * 0.001" office:value-type="float" office:value="210.048" calcext:value-type="float">
            <text:p>210</text:p>
          </table:table-cell>
          <table:table-cell table:number-columns-repeated="4"/>
          <table:table-cell office:value-type="string" calcext:value-type="string">
            <text:p>stddev</text:p>
          </table:table-cell>
          <table:table-cell table:formula="of:=COM.MICROSOFT.STDEV.P([.C2:.C11])" office:value-type="float" office:value="52.0466765033081" calcext:value-type="float">
            <text:p>52.0466765033</text:p>
          </table:table-cell>
          <table:table-cell table:number-columns-repeated="2"/>
        </table:table-row>
        <table:table-row table:style-name="ro1">
          <table:table-cell table:style-name="ce2" office:value-type="float" office:value="2" calcext:value-type="float" table:number-columns-spanned="1" table:number-rows-spanned="10">
            <text:p>2</text:p>
          </table:table-cell>
          <table:table-cell table:style-name="ce292" office:value-type="float" office:value="0" calcext:value-type="float">
            <text:p>0</text:p>
          </table:table-cell>
          <table:table-cell table:style-name="ce299" table:formula="of:=[SummaryData.C43] * 0.001" office:value-type="float" office:value="379.904" calcext:value-type="float">
            <text:p>380</text:p>
          </table:table-cell>
          <table:table-cell table:style-name="ce299" table:formula="of:=[SummaryData.D43] * 0.001" office:value-type="float" office:value="554.368" calcext:value-type="float">
            <text:p>554</text:p>
          </table:table-cell>
          <table:table-cell table:style-name="ce299" table:formula="of:=[SummaryData.E43] * 0.001" office:value-type="float" office:value="338.88" calcext:value-type="float">
            <text:p>339</text:p>
          </table:table-cell>
          <table:table-cell table:style-name="ce299" table:formula="of:=[SummaryData.F43] * 0.001" office:value-type="float" office:value="554.368" calcext:value-type="float">
            <text:p>554</text:p>
          </table:table-cell>
          <table:table-cell table:formula="of:=[SummaryData.C43] * 0.001" office:value-type="float" office:value="379.904" calcext:value-type="float">
            <text:p>380</text:p>
          </table:table-cell>
          <table:table-cell table:formula="of:=[SummaryData.D43] * 0.001" office:value-type="float" office:value="554.368" calcext:value-type="float">
            <text:p>554</text:p>
          </table:table-cell>
          <table:table-cell table:formula="of:=[SummaryData.E43] * 0.001" office:value-type="float" office:value="338.88" calcext:value-type="float">
            <text:p>339</text:p>
          </table:table-cell>
          <table:table-cell table:number-columns-repeated="5"/>
        </table:table-row>
        <table:table-row table:style-name="ro1">
          <table:covered-table-cell/>
          <table:table-cell table:style-name="ce293" office:value-type="float" office:value="1" calcext:value-type="float">
            <text:p>1</text:p>
          </table:table-cell>
          <table:table-cell table:style-name="ce300" table:formula="of:=[SummaryData.C44] * 0.001" office:value-type="float" office:value="167.184" calcext:value-type="float">
            <text:p>167</text:p>
          </table:table-cell>
          <table:table-cell table:style-name="ce300" table:formula="of:=[SummaryData.D44] * 0.001" office:value-type="float" office:value="497.616" calcext:value-type="float">
            <text:p>498</text:p>
          </table:table-cell>
          <table:table-cell table:style-name="ce300" table:formula="of:=[SummaryData.E44] * 0.001" office:value-type="float" office:value="468.192" calcext:value-type="float">
            <text:p>468</text:p>
          </table:table-cell>
          <table:table-cell table:style-name="ce300" table:formula="of:=[SummaryData.F44] * 0.001" office:value-type="float" office:value="497.616" calcext:value-type="float">
            <text:p>498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2" calcext:value-type="float">
            <text:p>2</text:p>
          </table:table-cell>
          <table:table-cell table:style-name="ce300" table:formula="of:=[SummaryData.C45] * 0.001" office:value-type="float" office:value="287.584" calcext:value-type="float">
            <text:p>288</text:p>
          </table:table-cell>
          <table:table-cell table:style-name="ce300" table:formula="of:=[SummaryData.D45] * 0.001" office:value-type="float" office:value="596.32" calcext:value-type="float">
            <text:p>596</text:p>
          </table:table-cell>
          <table:table-cell table:style-name="ce300" table:formula="of:=[SummaryData.E45] * 0.001" office:value-type="float" office:value="233.264" calcext:value-type="float">
            <text:p>233</text:p>
          </table:table-cell>
          <table:table-cell table:style-name="ce300" table:formula="of:=[SummaryData.F45] * 0.001" office:value-type="float" office:value="596.32" calcext:value-type="float">
            <text:p>596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3" calcext:value-type="float">
            <text:p>3</text:p>
          </table:table-cell>
          <table:table-cell table:style-name="ce300" table:formula="of:=[SummaryData.C46] * 0.001" office:value-type="float" office:value="50.144" calcext:value-type="float">
            <text:p>50</text:p>
          </table:table-cell>
          <table:table-cell table:style-name="ce300"/>
          <table:table-cell table:style-name="ce300" table:formula="of:=[SummaryData.E46] * 0.001" office:value-type="float" office:value="164.352" calcext:value-type="float">
            <text:p>164</text:p>
          </table:table-cell>
          <table:table-cell table:style-name="ce300"/>
          <table:table-cell table:number-columns-repeated="8"/>
        </table:table-row>
        <table:table-row table:style-name="ro5">
          <table:covered-table-cell/>
          <table:table-cell table:style-name="ce293" office:value-type="float" office:value="4" calcext:value-type="float">
            <text:p>4</text:p>
          </table:table-cell>
          <table:table-cell table:style-name="ce300" table:formula="of:=[SummaryData.C47] * 0.001" office:value-type="float" office:value="269.056" calcext:value-type="float">
            <text:p>269</text:p>
          </table:table-cell>
          <table:table-cell table:style-name="ce300" table:formula="of:=[SummaryData.D47] * 0.001" office:value-type="float" office:value="336.528" calcext:value-type="float">
            <text:p>337</text:p>
          </table:table-cell>
          <table:table-cell table:style-name="ce300" table:formula="of:=[SummaryData.E47] * 0.001" office:value-type="float" office:value="92.544" calcext:value-type="float">
            <text:p>93</text:p>
          </table:table-cell>
          <table:table-cell table:style-name="ce300" table:formula="of:=[SummaryData.F47] * 0.001" office:value-type="float" office:value="336.528" calcext:value-type="float">
            <text:p>337</text:p>
          </table:table-cell>
          <table:table-cell table:number-columns-repeated="3" office:value-type="string" calcext:value-type="string">
            <text:p>std dev</text:p>
          </table:table-cell>
          <table:table-cell table:number-columns-repeated="5"/>
        </table:table-row>
        <table:table-row table:style-name="ro1">
          <table:covered-table-cell/>
          <table:table-cell table:style-name="ce293" office:value-type="float" office:value="5" calcext:value-type="float">
            <text:p>5</text:p>
          </table:table-cell>
          <table:table-cell table:style-name="ce300" table:formula="of:=[SummaryData.C48] * 0.001" office:value-type="float" office:value="260.816" calcext:value-type="float">
            <text:p>261</text:p>
          </table:table-cell>
          <table:table-cell table:style-name="ce300" table:formula="of:=[SummaryData.D48] * 0.001" office:value-type="float" office:value="298.864" calcext:value-type="float">
            <text:p>299</text:p>
          </table:table-cell>
          <table:table-cell table:style-name="ce300" table:formula="of:=[SummaryData.E48] * 0.001" office:value-type="float" office:value="165.744" calcext:value-type="float">
            <text:p>166</text:p>
          </table:table-cell>
          <table:table-cell table:style-name="ce300" table:formula="of:=[SummaryData.F48] * 0.001" office:value-type="float" office:value="298.864" calcext:value-type="float">
            <text:p>299</text:p>
          </table:table-cell>
          <table:table-cell table:formula="of:=COM.MICROSOFT.STDEV.P([.C42:.C51])" office:value-type="float" office:value="90.3029068821154" calcext:value-type="float">
            <text:p>90</text:p>
          </table:table-cell>
          <table:table-cell table:formula="of:=COM.MICROSOFT.STDEV.P([.D42:.D51])" office:value-type="float" office:value="104.594811878984" calcext:value-type="float">
            <text:p>105</text:p>
          </table:table-cell>
          <table:table-cell table:formula="of:=COM.MICROSOFT.STDEV.P([.E42:.E51])" office:value-type="float" office:value="112.360678320487" calcext:value-type="float">
            <text:p>112</text:p>
          </table:table-cell>
          <table:table-cell table:number-columns-repeated="5"/>
        </table:table-row>
        <table:table-row table:style-name="ro1">
          <table:covered-table-cell/>
          <table:table-cell table:style-name="ce293" office:value-type="float" office:value="6" calcext:value-type="float">
            <text:p>6</text:p>
          </table:table-cell>
          <table:table-cell table:style-name="ce300" table:formula="of:=[SummaryData.C49] * 0.001" office:value-type="float" office:value="198.576" calcext:value-type="float">
            <text:p>199</text:p>
          </table:table-cell>
          <table:table-cell table:style-name="ce300" table:formula="of:=[SummaryData.D49] * 0.001" office:value-type="float" office:value="395.376" calcext:value-type="float">
            <text:p>395</text:p>
          </table:table-cell>
          <table:table-cell table:style-name="ce300" table:formula="of:=[SummaryData.E49] * 0.001" office:value-type="float" office:value="331.568" calcext:value-type="float">
            <text:p>332</text:p>
          </table:table-cell>
          <table:table-cell table:style-name="ce300" table:formula="of:=[SummaryData.F49] * 0.001" office:value-type="float" office:value="395.376" calcext:value-type="float">
            <text:p>395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7" calcext:value-type="float">
            <text:p>7</text:p>
          </table:table-cell>
          <table:table-cell table:style-name="ce300" table:formula="of:=[SummaryData.C50] * 0.001" office:value-type="float" office:value="256.624" calcext:value-type="float">
            <text:p>257</text:p>
          </table:table-cell>
          <table:table-cell table:style-name="ce300" table:formula="of:=[SummaryData.D50] * 0.001" office:value-type="float" office:value="467.952" calcext:value-type="float">
            <text:p>468</text:p>
          </table:table-cell>
          <table:table-cell table:style-name="ce300" table:formula="of:=[SummaryData.E50] * 0.001" office:value-type="float" office:value="183.04" calcext:value-type="float">
            <text:p>183</text:p>
          </table:table-cell>
          <table:table-cell table:style-name="ce300" table:formula="of:=[SummaryData.F50] * 0.001" office:value-type="float" office:value="467.952" calcext:value-type="float">
            <text:p>468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8" calcext:value-type="float">
            <text:p>8</text:p>
          </table:table-cell>
          <table:table-cell table:style-name="ce300" table:formula="of:=[SummaryData.C51] * 0.001" office:value-type="float" office:value="233.52" calcext:value-type="float">
            <text:p>234</text:p>
          </table:table-cell>
          <table:table-cell table:style-name="ce300" table:formula="of:=[SummaryData.D51] * 0.001" office:value-type="float" office:value="323.408" calcext:value-type="float">
            <text:p>323</text:p>
          </table:table-cell>
          <table:table-cell table:style-name="ce300" table:formula="of:=[SummaryData.E51] * 0.001" office:value-type="float" office:value="293.008" calcext:value-type="float">
            <text:p>293</text:p>
          </table:table-cell>
          <table:table-cell table:style-name="ce300" table:formula="of:=[SummaryData.F51] * 0.001" office:value-type="float" office:value="323.408" calcext:value-type="float">
            <text:p>323</text:p>
          </table:table-cell>
          <table:table-cell table:number-columns-repeated="8"/>
        </table:table-row>
        <table:table-row table:style-name="ro1">
          <table:covered-table-cell/>
          <table:table-cell table:style-name="ce293" office:value-type="float" office:value="9" calcext:value-type="float">
            <text:p>9</text:p>
          </table:table-cell>
          <table:table-cell table:style-name="ce300" table:formula="of:=[SummaryData.C52] * 0.001" office:value-type="float" office:value="102.88" calcext:value-type="float">
            <text:p>103</text:p>
          </table:table-cell>
          <table:table-cell table:style-name="ce300"/>
          <table:table-cell table:style-name="ce300" table:formula="of:=[SummaryData.E52] * 0.001" office:value-type="float" office:value="109.712" calcext:value-type="float">
            <text:p>110</text:p>
          </table:table-cell>
          <table:table-cell table:style-name="ce300"/>
          <table:table-cell table:number-columns-repeated="8"/>
        </table:table-row>
        <calcext:conditional-formats>
          <calcext:conditional-format calcext:target-range-address="SummaryDataUnits.B12:SummaryDataUnits.B21">
            <calcext:condition calcext:apply-style-name="GrayRow" calcext:value="formula-is(ISEVEN(ROW()))" calcext:base-cell-address="SummaryDataUnits.B12"/>
          </calcext:conditional-format>
          <calcext:conditional-format calcext:target-range-address="SummaryDataUnits.B22:SummaryDataUnits.B31">
            <calcext:condition calcext:apply-style-name="GrayRow" calcext:value="formula-is(ISEVEN(ROW()))" calcext:base-cell-address="SummaryDataUnits.B22"/>
          </calcext:conditional-format>
          <calcext:conditional-format calcext:target-range-address="SummaryDataUnits.B3:SummaryDataUnits.B11 SummaryDataUnits.B2:SummaryDataUnits.B2 SummaryDataUnits.D2:SummaryDataUnits.F2 SummaryDataUnits.D3:SummaryDataUnits.F31">
            <calcext:condition calcext:apply-style-name="GrayRow" calcext:value="formula-is(ISEVEN(ROW()))" calcext:base-cell-address="SummaryDataUnits.B2"/>
          </calcext:conditional-format>
          <calcext:conditional-format calcext:target-range-address="SummaryDataUnits.C2:SummaryDataUnits.C31">
            <calcext:condition calcext:apply-style-name="GrayRow" calcext:value="formula-is(ISEVEN(ROW()))" calcext:base-cell-address="SummaryDataUnits.C2"/>
          </calcext:conditional-format>
          <calcext:conditional-format calcext:target-range-address="SummaryDataUnits.B32:SummaryDataUnits.B41">
            <calcext:condition calcext:apply-style-name="GrayRow" calcext:value="formula-is(ISEVEN(ROW()))" calcext:base-cell-address="SummaryDataUnits.B32"/>
          </calcext:conditional-format>
          <calcext:conditional-format calcext:target-range-address="SummaryDataUnits.B42:SummaryDataUnits.B51">
            <calcext:condition calcext:apply-style-name="GrayRow" calcext:value="formula-is(ISEVEN(ROW()))" calcext:base-cell-address="SummaryDataUnits.B42"/>
          </calcext:conditional-format>
          <calcext:conditional-format calcext:target-range-address="SummaryDataUnits.C42:SummaryDataUnits.F51">
            <calcext:condition calcext:apply-style-name="GrayRow" calcext:value="formula-is(ISEVEN(ROW()))" calcext:base-cell-address="SummaryDataUnits.C42"/>
          </calcext:conditional-format>
          <calcext:conditional-format calcext:target-range-address="SummaryDataUnits.C32:SummaryDataUnits.F41">
            <calcext:condition calcext:apply-style-name="GrayRow" calcext:value="formula-is(ISEVEN(ROW()))" calcext:base-cell-address="SummaryDataUnits.C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ayRow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2">00/00/0000</text:date>, <text:time style:data-style-name="N2" text:time-value="14:17:48.7494423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9T16:40:17.861843907</meta:creation-date>
    <dc:date>2017-01-02T15:08:43.889384069</dc:date>
    <meta:editing-duration>PT3H14M29S</meta:editing-duration>
    <meta:editing-cycles>20</meta:editing-cycles>
    <meta:generator>LibreOffice/5.1.4.2$Linux_X86_64 LibreOffice_project/10m0$Build-2</meta:generator>
    <meta:document-statistic meta:table-count="3" meta:cell-count="105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4.659cm" svg:y="0.315cm" chart:style-name="ch2">
          <text:p>Overall time to complete mission</text:p>
        </chart:title>
        <chart:legend chart:legend-position="end" svg:x="13.143cm" svg:y="3.196cm" style:legend-expansion="high" chart:style-name="ch3"/>
        <chart:plot-area chart:style-name="ch4" table:cell-range-address="SummaryData.F3:SummaryData.F52 SummaryData.B3:SummaryData.B12" chart:data-source-has-labels="both" svg:x="1.33cm" svg:y="1.273cm" svg:width="11.494cm" svg:height="6.55cm">
          <chartooo:coordinate-region svg:x="2.692cm" svg:y="1.472cm" svg:width="9.945cm" svg:height="5.704cm"/>
          <chart:axis chart:dimension="x" chart:name="primary-x" chart:style-name="ch5" chartooo:axis-type="auto">
            <chart:title svg:x="6.477cm" svg:y="8.002cm" chart:style-name="ch6">
              <text:p>World #</text:p>
            </chart:title>
            <chart:categories table:cell-range-address="SummaryData.F43:SummaryData.F52"/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F3:SummaryData.F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F43:SummaryData.F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F33:SummaryData.F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F13:SummaryData.F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F23:SummaryData.F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float" office:value="554368">
                <text:p>554368</text:p>
                <draw:g>
                  <svg:desc>SummaryData.F43:SummaryData.F52</svg:desc>
                </draw:g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171952">
                <text:p>171952</text:p>
                <draw:g>
                  <svg:desc>SummaryData.F3:SummaryData.F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554368">
                <text:p>554368</text:p>
                <draw:g>
                  <svg:desc>SummaryData.F43:SummaryData.F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78608">
                <text:p>278608</text:p>
                <draw:g>
                  <svg:desc>SummaryData.F33:SummaryData.F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348464">
                <text:p>348464</text:p>
                <draw:g>
                  <svg:desc>SummaryData.F13:SummaryData.F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305152">
                <text:p>305152</text:p>
                <draw:g>
                  <svg:desc>SummaryData.F23:SummaryData.F32</svg:desc>
                </draw:g>
              </table:table-cell>
            </table:table-row>
            <table:table-row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159136">
                <text:p>159136</text:p>
              </table:table-cell>
              <table:table-cell office:value-type="float" office:value="1">
                <text:p>1</text:p>
              </table:table-cell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236784">
                <text:p>236784</text:p>
              </table:table-cell>
              <table:table-cell office:value-type="float" office:value="1">
                <text:p>1</text:p>
              </table:table-cell>
              <table:table-cell office:value-type="float" office:value="167744">
                <text:p>167744</text:p>
              </table:table-cell>
              <table:table-cell office:value-type="float" office:value="1">
                <text:p>1</text:p>
              </table:table-cell>
              <table:table-cell office:value-type="float" office:value="377984">
                <text:p>377984</text:p>
              </table:table-cell>
            </table:table-row>
            <table:table-row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59536">
                <text:p>159536</text:p>
              </table:table-cell>
              <table:table-cell office:value-type="float" office:value="2">
                <text:p>2</text:p>
              </table:table-cell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98560">
                <text:p>198560</text:p>
              </table:table-cell>
              <table:table-cell office:value-type="float" office:value="2">
                <text:p>2</text:p>
              </table:table-cell>
              <table:table-cell office:value-type="float" office:value="196304">
                <text:p>196304</text:p>
              </table:table-cell>
              <table:table-cell office:value-type="float" office:value="2">
                <text:p>2</text:p>
              </table:table-cell>
              <table:table-cell office:value-type="float" office:value="293792">
                <text:p>29379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50944">
                <text:p>350944</text:p>
              </table:table-cell>
              <table:table-cell office:value-type="float" office:value="3">
                <text:p>3</text:p>
              </table:table-cell>
              <table:table-cell office:value-type="float" office:value="179024">
                <text:p>1790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247504">
                <text:p>247504</text:p>
              </table:table-cell>
              <table:table-cell office:value-type="float" office:value="4">
                <text:p>4</text:p>
              </table:table-cell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3968">
                <text:p>243968</text:p>
              </table:table-cell>
              <table:table-cell office:value-type="float" office:value="4">
                <text:p>4</text:p>
              </table:table-cell>
              <table:table-cell office:value-type="float" office:value="173920">
                <text:p>173920</text:p>
              </table:table-cell>
            </table:table-row>
            <table:table-row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174992">
                <text:p>174992</text:p>
              </table:table-cell>
              <table:table-cell office:value-type="float" office:value="5">
                <text:p>5</text:p>
              </table:table-cell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263088">
                <text:p>263088</text:p>
              </table:table-cell>
              <table:table-cell office:value-type="float" office:value="5">
                <text:p>5</text:p>
              </table:table-cell>
              <table:table-cell office:value-type="float" office:value="238080">
                <text:p>238080</text:p>
              </table:table-cell>
              <table:table-cell office:value-type="float" office:value="5">
                <text:p>5</text:p>
              </table:table-cell>
              <table:table-cell office:value-type="float" office:value="243744">
                <text:p>243744</text:p>
              </table:table-cell>
            </table:table-row>
            <table:table-row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306624">
                <text:p>306624</text:p>
              </table:table-cell>
              <table:table-cell office:value-type="float" office:value="6">
                <text:p>6</text:p>
              </table:table-cell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424416">
                <text:p>424416</text:p>
              </table:table-cell>
              <table:table-cell office:value-type="float" office:value="6">
                <text:p>6</text:p>
              </table:table-cell>
              <table:table-cell office:value-type="float" office:value="259936">
                <text:p>259936</text:p>
              </table:table-cell>
              <table:table-cell office:value-type="float" office:value="6">
                <text:p>6</text:p>
              </table:table-cell>
              <table:table-cell office:value-type="float" office:value="169568">
                <text:p>169568</text:p>
              </table:table-cell>
            </table:table-row>
            <table:table-row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129648">
                <text:p>129648</text:p>
              </table:table-cell>
              <table:table-cell office:value-type="float" office:value="7">
                <text:p>7</text:p>
              </table:table-cell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439712">
                <text:p>439712</text:p>
              </table:table-cell>
              <table:table-cell office:value-type="float" office:value="7">
                <text:p>7</text:p>
              </table:table-cell>
              <table:table-cell office:value-type="float" office:value="209072">
                <text:p>209072</text:p>
              </table:table-cell>
              <table:table-cell office:value-type="float" office:value="7">
                <text:p>7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80352">
                <text:p>280352</text:p>
              </table:table-cell>
              <table:table-cell office:value-type="float" office:value="8">
                <text:p>8</text:p>
              </table:table-cell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44176">
                <text:p>244176</text:p>
              </table:table-cell>
              <table:table-cell office:value-type="float" office:value="8">
                <text:p>8</text:p>
              </table:table-cell>
              <table:table-cell office:value-type="float" office:value="299840">
                <text:p>299840</text:p>
              </table:table-cell>
              <table:table-cell office:value-type="float" office:value="8">
                <text:p>8</text:p>
              </table:table-cell>
              <table:table-cell office:value-type="float" office:value="164912">
                <text:p>16491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221104">
                <text:p>2211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0048">
                <text:p>210048</text:p>
              </table:table-cell>
              <table:table-cell office:value-type="float" office:value="9">
                <text:p>9</text:p>
              </table:table-cell>
              <table:table-cell office:value-type="float" office:value="251248">
                <text:p>251248</text:p>
              </table:table-cell>
              <table:table-cell office:value-type="float" office:value="9">
                <text:p>9</text:p>
              </table:table-cell>
              <table:table-cell office:value-type="float" office:value="125360">
                <text:p>125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466cm" svg:y="0.315cm" chart:style-name="ch2">
          <text:p>Time to detect all targets</text:p>
        </chart:title>
        <chart:legend chart:legend-position="end" svg:x="13.143cm" svg:y="3.196cm" style:legend-expansion="high" chart:style-name="ch3"/>
        <chart:plot-area chart:style-name="ch4" table:cell-range-address="SummaryData.B3:SummaryData.C12 SummaryData.C13:SummaryData.C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C3:SummaryData.C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C43:SummaryData.C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C33:SummaryData.C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C13:SummaryData.C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C23:SummaryData.C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86496">
                <text:p>86496</text:p>
                <draw:g>
                  <svg:desc>SummaryData.C3:SummaryData.C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379904">
                <text:p>379904</text:p>
                <draw:g>
                  <svg:desc>SummaryData.C43:SummaryData.C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38208">
                <text:p>238208</text:p>
                <draw:g>
                  <svg:desc>SummaryData.C33:SummaryData.C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121632">
                <text:p>121632</text:p>
                <draw:g>
                  <svg:desc>SummaryData.C13:SummaryData.C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118960">
                <text:p>118960</text:p>
                <draw:g>
                  <svg:desc>SummaryData.C23:SummaryData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73760">
                <text:p>73760</text:p>
              </table:table-cell>
              <table:table-cell office:value-type="float" office:value="1">
                <text:p>1</text:p>
              </table:table-cell>
              <table:table-cell office:value-type="float" office:value="167184">
                <text:p>167184</text:p>
              </table:table-cell>
              <table:table-cell office:value-type="float" office:value="1">
                <text:p>1</text:p>
              </table:table-cell>
              <table:table-cell office:value-type="float" office:value="112016">
                <text:p>112016</text:p>
              </table:table-cell>
              <table:table-cell office:value-type="float" office:value="1">
                <text:p>1</text:p>
              </table:table-cell>
              <table:table-cell office:value-type="float" office:value="65792">
                <text:p>65792</text:p>
              </table:table-cell>
              <table:table-cell office:value-type="float" office:value="1">
                <text:p>1</text:p>
              </table:table-cell>
              <table:table-cell office:value-type="float" office:value="101696">
                <text:p>1016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11408">
                <text:p>111408</text:p>
              </table:table-cell>
              <table:table-cell office:value-type="float" office:value="2">
                <text:p>2</text:p>
              </table:table-cell>
              <table:table-cell office:value-type="float" office:value="287584">
                <text:p>287584</text:p>
              </table:table-cell>
              <table:table-cell office:value-type="float" office:value="2">
                <text:p>2</text:p>
              </table:table-cell>
              <table:table-cell office:value-type="float" office:value="163824">
                <text:p>163824</text:p>
              </table:table-cell>
              <table:table-cell office:value-type="float" office:value="2">
                <text:p>2</text:p>
              </table:table-cell>
              <table:table-cell office:value-type="float" office:value="175776">
                <text:p>175776</text:p>
              </table:table-cell>
              <table:table-cell office:value-type="float" office:value="2">
                <text:p>2</text:p>
              </table:table-cell>
              <table:table-cell office:value-type="float" office:value="217104">
                <text:p>21710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64752">
                <text:p>64752</text:p>
              </table:table-cell>
              <table:table-cell office:value-type="float" office:value="3">
                <text:p>3</text:p>
              </table:table-cell>
              <table:table-cell office:value-type="float" office:value="50144">
                <text:p>50144</text:p>
              </table:table-cell>
              <table:table-cell office:value-type="float" office:value="3">
                <text:p>3</text:p>
              </table:table-cell>
              <table:table-cell office:value-type="float" office:value="54912">
                <text:p>54912</text:p>
              </table:table-cell>
              <table:table-cell office:value-type="float" office:value="3">
                <text:p>3</text:p>
              </table:table-cell>
              <table:table-cell office:value-type="float" office:value="60656">
                <text:p>60656</text:p>
              </table:table-cell>
              <table:table-cell office:value-type="float" office:value="3">
                <text:p>3</text:p>
              </table:table-cell>
              <table:table-cell office:value-type="float" office:value="54912">
                <text:p>549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90768">
                <text:p>190768</text:p>
              </table:table-cell>
              <table:table-cell office:value-type="float" office:value="4">
                <text:p>4</text:p>
              </table:table-cell>
              <table:table-cell office:value-type="float" office:value="269056">
                <text:p>269056</text:p>
              </table:table-cell>
              <table:table-cell office:value-type="float" office:value="4">
                <text:p>4</text:p>
              </table:table-cell>
              <table:table-cell office:value-type="float" office:value="76320">
                <text:p>76320</text:p>
              </table:table-cell>
              <table:table-cell office:value-type="float" office:value="4">
                <text:p>4</text:p>
              </table:table-cell>
              <table:table-cell office:value-type="float" office:value="144224">
                <text:p>144224</text:p>
              </table:table-cell>
              <table:table-cell office:value-type="float" office:value="4">
                <text:p>4</text:p>
              </table:table-cell>
              <table:table-cell office:value-type="float" office:value="74112">
                <text:p>741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63856">
                <text:p>63856</text:p>
              </table:table-cell>
              <table:table-cell office:value-type="float" office:value="5">
                <text:p>5</text:p>
              </table:table-cell>
              <table:table-cell office:value-type="float" office:value="260816">
                <text:p>260816</text:p>
              </table:table-cell>
              <table:table-cell office:value-type="float" office:value="5">
                <text:p>5</text:p>
              </table:table-cell>
              <table:table-cell office:value-type="float" office:value="170768">
                <text:p>170768</text:p>
              </table:table-cell>
              <table:table-cell office:value-type="float" office:value="5">
                <text:p>5</text:p>
              </table:table-cell>
              <table:table-cell office:value-type="float" office:value="117136">
                <text:p>117136</text:p>
              </table:table-cell>
              <table:table-cell office:value-type="float" office:value="5">
                <text:p>5</text:p>
              </table:table-cell>
              <table:table-cell office:value-type="float" office:value="197888">
                <text:p>1978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05056">
                <text:p>205056</text:p>
              </table:table-cell>
              <table:table-cell office:value-type="float" office:value="6">
                <text:p>6</text:p>
              </table:table-cell>
              <table:table-cell office:value-type="float" office:value="198576">
                <text:p>198576</text:p>
              </table:table-cell>
              <table:table-cell office:value-type="float" office:value="6">
                <text:p>6</text:p>
              </table:table-cell>
              <table:table-cell office:value-type="float" office:value="394016">
                <text:p>394016</text:p>
              </table:table-cell>
              <table:table-cell office:value-type="float" office:value="6">
                <text:p>6</text:p>
              </table:table-cell>
              <table:table-cell office:value-type="float" office:value="238336">
                <text:p>238336</text:p>
              </table:table-cell>
              <table:table-cell office:value-type="float" office:value="6">
                <text:p>6</text:p>
              </table:table-cell>
              <table:table-cell office:value-type="float" office:value="119072">
                <text:p>1190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70592">
                <text:p>70592</text:p>
              </table:table-cell>
              <table:table-cell office:value-type="float" office:value="7">
                <text:p>7</text:p>
              </table:table-cell>
              <table:table-cell office:value-type="float" office:value="256624">
                <text:p>256624</text:p>
              </table:table-cell>
              <table:table-cell office:value-type="float" office:value="7">
                <text:p>7</text:p>
              </table:table-cell>
              <table:table-cell office:value-type="float" office:value="171920">
                <text:p>171920</text:p>
              </table:table-cell>
              <table:table-cell office:value-type="float" office:value="7">
                <text:p>7</text:p>
              </table:table-cell>
              <table:table-cell office:value-type="float" office:value="165984">
                <text:p>165984</text:p>
              </table:table-cell>
              <table:table-cell office:value-type="float" office:value="7">
                <text:p>7</text:p>
              </table:table-cell>
              <table:table-cell office:value-type="float" office:value="109344">
                <text:p>1093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18064">
                <text:p>118064</text:p>
              </table:table-cell>
              <table:table-cell office:value-type="float" office:value="8">
                <text:p>8</text:p>
              </table:table-cell>
              <table:table-cell office:value-type="float" office:value="233520">
                <text:p>233520</text:p>
              </table:table-cell>
              <table:table-cell office:value-type="float" office:value="8">
                <text:p>8</text:p>
              </table:table-cell>
              <table:table-cell office:value-type="float" office:value="132592">
                <text:p>132592</text:p>
              </table:table-cell>
              <table:table-cell office:value-type="float" office:value="8">
                <text:p>8</text:p>
              </table:table-cell>
              <table:table-cell office:value-type="float" office:value="261072">
                <text:p>261072</text:p>
              </table:table-cell>
              <table:table-cell office:value-type="float" office:value="8">
                <text:p>8</text:p>
              </table:table-cell>
              <table:table-cell office:value-type="float" office:value="123488">
                <text:p>1234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74992">
                <text:p>174992</text:p>
              </table:table-cell>
              <table:table-cell office:value-type="float" office:value="9">
                <text:p>9</text:p>
              </table:table-cell>
              <table:table-cell office:value-type="float" office:value="102880">
                <text:p>102880</text:p>
              </table:table-cell>
              <table:table-cell office:value-type="float" office:value="9">
                <text:p>9</text:p>
              </table:table-cell>
              <table:table-cell office:value-type="float" office:value="100416">
                <text:p>100416</text:p>
              </table:table-cell>
              <table:table-cell office:value-type="float" office:value="9">
                <text:p>9</text:p>
              </table:table-cell>
              <table:table-cell office:value-type="float" office:value="156080">
                <text:p>156080</text:p>
              </table:table-cell>
              <table:table-cell office:value-type="float" office:value="9">
                <text:p>9</text:p>
              </table:table-cell>
              <table:table-cell office:value-type="float" office:value="44016">
                <text:p>440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334cm" svg:y="0.315cm" chart:style-name="ch2">
          <text:p>Time to destroy all targets</text:p>
        </chart:title>
        <chart:legend chart:legend-position="end" svg:x="13.143cm" svg:y="3.196cm" style:legend-expansion="high" chart:style-name="ch3"/>
        <chart:plot-area chart:style-name="ch4" table:cell-range-address="SummaryData.B3:SummaryData.B12 SummaryData.D3:SummaryData.D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D3:SummaryData.D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D43:SummaryData.D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D33:SummaryData.D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D13:SummaryData.D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D23:SummaryData.D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171952">
                <text:p>171952</text:p>
                <draw:g>
                  <svg:desc>SummaryData.D3:SummaryData.D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554368">
                <text:p>554368</text:p>
                <draw:g>
                  <svg:desc>SummaryData.D43:SummaryData.D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78608">
                <text:p>278608</text:p>
                <draw:g>
                  <svg:desc>SummaryData.D33:SummaryData.D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348464">
                <text:p>348464</text:p>
                <draw:g>
                  <svg:desc>SummaryData.D13:SummaryData.D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305152">
                <text:p>305152</text:p>
                <draw:g>
                  <svg:desc>SummaryData.D23:SummaryData.D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59136">
                <text:p>159136</text:p>
              </table:table-cell>
              <table:table-cell office:value-type="float" office:value="1">
                <text:p>1</text:p>
              </table:table-cell>
              <table:table-cell office:value-type="float" office:value="497616">
                <text:p>497616</text:p>
              </table:table-cell>
              <table:table-cell office:value-type="float" office:value="1">
                <text:p>1</text:p>
              </table:table-cell>
              <table:table-cell office:value-type="float" office:value="236784">
                <text:p>236784</text:p>
              </table:table-cell>
              <table:table-cell office:value-type="float" office:value="1">
                <text:p>1</text:p>
              </table:table-cell>
              <table:table-cell office:value-type="float" office:value="167744">
                <text:p>167744</text:p>
              </table:table-cell>
              <table:table-cell office:value-type="float" office:value="1">
                <text:p>1</text:p>
              </table:table-cell>
              <table:table-cell office:value-type="float" office:value="377984">
                <text:p>377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59536">
                <text:p>159536</text:p>
              </table:table-cell>
              <table:table-cell office:value-type="float" office:value="2">
                <text:p>2</text:p>
              </table:table-cell>
              <table:table-cell office:value-type="float" office:value="596320">
                <text:p>596320</text:p>
              </table:table-cell>
              <table:table-cell office:value-type="float" office:value="2">
                <text:p>2</text:p>
              </table:table-cell>
              <table:table-cell office:value-type="float" office:value="198560">
                <text:p>198560</text:p>
              </table:table-cell>
              <table:table-cell office:value-type="float" office:value="2">
                <text:p>2</text:p>
              </table:table-cell>
              <table:table-cell office:value-type="float" office:value="196304">
                <text:p>196304</text:p>
              </table:table-cell>
              <table:table-cell office:value-type="float" office:value="2">
                <text:p>2</text:p>
              </table:table-cell>
              <table:table-cell office:value-type="float" office:value="293792">
                <text:p>293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350944">
                <text:p>350944</text:p>
              </table:table-cell>
              <table:table-cell office:value-type="float" office:value="3">
                <text:p>3</text:p>
              </table:table-cell>
              <table:table-cell office:value-type="float" office:value="179024">
                <text:p>179024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47504">
                <text:p>247504</text:p>
              </table:table-cell>
              <table:table-cell office:value-type="float" office:value="4">
                <text:p>4</text:p>
              </table:table-cell>
              <table:table-cell office:value-type="float" office:value="336528">
                <text:p>336528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43968">
                <text:p>243968</text:p>
              </table:table-cell>
              <table:table-cell office:value-type="float" office:value="4">
                <text:p>4</text:p>
              </table:table-cell>
              <table:table-cell office:value-type="float" office:value="173920">
                <text:p>1739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4992">
                <text:p>174992</text:p>
              </table:table-cell>
              <table:table-cell office:value-type="float" office:value="5">
                <text:p>5</text:p>
              </table:table-cell>
              <table:table-cell office:value-type="float" office:value="298864">
                <text:p>298864</text:p>
              </table:table-cell>
              <table:table-cell office:value-type="float" office:value="5">
                <text:p>5</text:p>
              </table:table-cell>
              <table:table-cell office:value-type="float" office:value="263088">
                <text:p>263088</text:p>
              </table:table-cell>
              <table:table-cell office:value-type="float" office:value="5">
                <text:p>5</text:p>
              </table:table-cell>
              <table:table-cell office:value-type="float" office:value="238080">
                <text:p>238080</text:p>
              </table:table-cell>
              <table:table-cell office:value-type="float" office:value="5">
                <text:p>5</text:p>
              </table:table-cell>
              <table:table-cell office:value-type="float" office:value="243744">
                <text:p>2437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06624">
                <text:p>306624</text:p>
              </table:table-cell>
              <table:table-cell office:value-type="float" office:value="6">
                <text:p>6</text:p>
              </table:table-cell>
              <table:table-cell office:value-type="float" office:value="395376">
                <text:p>395376</text:p>
              </table:table-cell>
              <table:table-cell office:value-type="float" office:value="6">
                <text:p>6</text:p>
              </table:table-cell>
              <table:table-cell office:value-type="float" office:value="424416">
                <text:p>424416</text:p>
              </table:table-cell>
              <table:table-cell office:value-type="float" office:value="6">
                <text:p>6</text:p>
              </table:table-cell>
              <table:table-cell office:value-type="float" office:value="259936">
                <text:p>259936</text:p>
              </table:table-cell>
              <table:table-cell office:value-type="float" office:value="6">
                <text:p>6</text:p>
              </table:table-cell>
              <table:table-cell office:value-type="float" office:value="169568">
                <text:p>1695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29648">
                <text:p>129648</text:p>
              </table:table-cell>
              <table:table-cell office:value-type="float" office:value="7">
                <text:p>7</text:p>
              </table:table-cell>
              <table:table-cell office:value-type="float" office:value="467952">
                <text:p>467952</text:p>
              </table:table-cell>
              <table:table-cell office:value-type="float" office:value="7">
                <text:p>7</text:p>
              </table:table-cell>
              <table:table-cell office:value-type="float" office:value="439712">
                <text:p>439712</text:p>
              </table:table-cell>
              <table:table-cell office:value-type="float" office:value="7">
                <text:p>7</text:p>
              </table:table-cell>
              <table:table-cell office:value-type="float" office:value="209072">
                <text:p>209072</text:p>
              </table:table-cell>
              <table:table-cell office:value-type="float" office:value="7">
                <text:p>7</text:p>
              </table:table-cell>
              <table:table-cell office:value-type="float" office:value="222000">
                <text:p>22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80352">
                <text:p>280352</text:p>
              </table:table-cell>
              <table:table-cell office:value-type="float" office:value="8">
                <text:p>8</text:p>
              </table:table-cell>
              <table:table-cell office:value-type="float" office:value="323408">
                <text:p>323408</text:p>
              </table:table-cell>
              <table:table-cell office:value-type="float" office:value="8">
                <text:p>8</text:p>
              </table:table-cell>
              <table:table-cell office:value-type="float" office:value="244176">
                <text:p>244176</text:p>
              </table:table-cell>
              <table:table-cell office:value-type="float" office:value="8">
                <text:p>8</text:p>
              </table:table-cell>
              <table:table-cell office:value-type="float" office:value="299840">
                <text:p>299840</text:p>
              </table:table-cell>
              <table:table-cell office:value-type="float" office:value="8">
                <text:p>8</text:p>
              </table:table-cell>
              <table:table-cell office:value-type="float" office:value="164912">
                <text:p>1649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21104">
                <text:p>22110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10048">
                <text:p>210048</text:p>
              </table:table-cell>
              <table:table-cell office:value-type="float" office:value="9">
                <text:p>9</text:p>
              </table:table-cell>
              <table:table-cell office:value-type="float" office:value="251248">
                <text:p>251248</text:p>
              </table:table-cell>
              <table:table-cell office:value-type="float" office:value="9">
                <text:p>9</text:p>
              </table:table-cell>
              <table:table-cell office:value-type="float" office:value="125360">
                <text:p>1253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5cm" svg:height="8.983cm" xlink:href=".." xlink:type="simple" chart:class="chart:scatter" chart:style-name="ch1">
        <chart:title svg:x="5.599cm" svg:y="0.315cm" chart:style-name="ch2">
          <text:p>Time all of world known</text:p>
        </chart:title>
        <chart:legend chart:legend-position="end" svg:x="13.143cm" svg:y="3.196cm" style:legend-expansion="high" chart:style-name="ch3"/>
        <chart:plot-area chart:style-name="ch4" table:cell-range-address="SummaryData.B3:SummaryData.B12 SummaryData.E3:SummaryData.E52" chart:data-source-has-labels="row" svg:x="1.33cm" svg:y="1.273cm" svg:width="11.494cm" svg:height="6.55cm">
          <chartooo:coordinate-region svg:x="2.692cm" svg:y="1.472cm" svg:width="9.945cm" svg:height="5.704cm"/>
          <chart:axis chart:dimension="x" chart:name="primary-x" chart:style-name="ch5">
            <chart:title svg:x="6.477cm" svg:y="8.002cm" chart:style-name="ch6">
              <text:p>World #</text:p>
            </chart:title>
          </chart:axis>
          <chart:axis chart:dimension="y" chart:name="primary-y" chart:style-name="ch5">
            <chart:title svg:x="0.451cm" svg:y="5.306cm" chart:style-name="ch7">
              <text:p>Time (ms)</text:p>
            </chart:title>
            <chart:grid chart:style-name="ch8" chart:class="major"/>
          </chart:axis>
          <chart:series chart:style-name="ch9" chart:values-cell-range-address="SummaryData.E3:SummaryData.E12" loext:label-string="comm100" chart:class="chart:scatter">
            <chart:domain table:cell-range-address="SummaryData.B3:SummaryData.B12"/>
            <chart:data-point chart:repeated="10"/>
          </chart:series>
          <chart:series chart:style-name="ch10" chart:values-cell-range-address="SummaryData.E43:SummaryData.E52" loext:label-string="comm2" chart:class="chart:scatter">
            <chart:domain table:cell-range-address="SummaryData.B43:SummaryData.B52"/>
            <chart:data-point chart:repeated="10"/>
          </chart:series>
          <chart:series chart:style-name="ch11" chart:values-cell-range-address="SummaryData.E33:SummaryData.E42" loext:label-string="comm5" chart:class="chart:scatter">
            <chart:domain table:cell-range-address="SummaryData.B33:SummaryData.B42"/>
            <chart:data-point chart:repeated="10"/>
          </chart:series>
          <chart:series chart:style-name="ch12" chart:values-cell-range-address="SummaryData.E13:SummaryData.E22" loext:label-string="comm20" chart:class="chart:scatter">
            <chart:domain table:cell-range-address="SummaryData.B13:SummaryData.B22"/>
            <chart:data-point chart:repeated="10"/>
          </chart:series>
          <chart:series chart:style-name="ch13" chart:values-cell-range-address="SummaryData.E23:SummaryData.E32" loext:label-string="comm10" chart:class="chart:scatter">
            <chart:domain table:cell-range-address="SummaryData.B23:SummaryData.B32"/>
            <chart:data-point chart:repeated="1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mm100</text:p>
              </table:table-cell>
              <table:table-cell office:value-type="string">
                <text:p>Column B</text:p>
              </table:table-cell>
              <table:table-cell office:value-type="string">
                <text:p>comm2</text:p>
              </table:table-cell>
              <table:table-cell office:value-type="string">
                <text:p>Column B</text:p>
              </table:table-cell>
              <table:table-cell office:value-type="string">
                <text:p>comm5</text:p>
              </table:table-cell>
              <table:table-cell office:value-type="string">
                <text:p>Column B</text:p>
              </table:table-cell>
              <table:table-cell office:value-type="string">
                <text:p>comm20</text:p>
              </table:table-cell>
              <table:table-cell office:value-type="string">
                <text:p>Column B</text:p>
              </table:table-cell>
              <table:table-cell office:value-type="string">
                <text:p>comm1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ummaryData.B3:SummaryData.B12</svg:desc>
                </draw:g>
              </table:table-cell>
              <table:table-cell office:value-type="float" office:value="85120">
                <text:p>85120</text:p>
                <draw:g>
                  <svg:desc>SummaryData.E3:SummaryData.E12</svg:desc>
                </draw:g>
              </table:table-cell>
              <table:table-cell office:value-type="float" office:value="0">
                <text:p>0</text:p>
                <draw:g>
                  <svg:desc>SummaryData.B43:SummaryData.B52</svg:desc>
                </draw:g>
              </table:table-cell>
              <table:table-cell office:value-type="float" office:value="338880">
                <text:p>338880</text:p>
                <draw:g>
                  <svg:desc>SummaryData.E43:SummaryData.E52</svg:desc>
                </draw:g>
              </table:table-cell>
              <table:table-cell office:value-type="float" office:value="0">
                <text:p>0</text:p>
                <draw:g>
                  <svg:desc>SummaryData.B33:SummaryData.B42</svg:desc>
                </draw:g>
              </table:table-cell>
              <table:table-cell office:value-type="float" office:value="241632">
                <text:p>241632</text:p>
                <draw:g>
                  <svg:desc>SummaryData.E33:SummaryData.E42</svg:desc>
                </draw:g>
              </table:table-cell>
              <table:table-cell office:value-type="float" office:value="0">
                <text:p>0</text:p>
                <draw:g>
                  <svg:desc>SummaryData.B13:SummaryData.B22</svg:desc>
                </draw:g>
              </table:table-cell>
              <table:table-cell office:value-type="float" office:value="104016">
                <text:p>104016</text:p>
                <draw:g>
                  <svg:desc>SummaryData.E13:SummaryData.E22</svg:desc>
                </draw:g>
              </table:table-cell>
              <table:table-cell office:value-type="float" office:value="0">
                <text:p>0</text:p>
                <draw:g>
                  <svg:desc>SummaryData.B23:SummaryData.B32</svg:desc>
                </draw:g>
              </table:table-cell>
              <table:table-cell office:value-type="float" office:value="117408">
                <text:p>117408</text:p>
                <draw:g>
                  <svg:desc>SummaryData.E23:SummaryData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7632">
                <text:p>67632</text:p>
              </table:table-cell>
              <table:table-cell office:value-type="float" office:value="1">
                <text:p>1</text:p>
              </table:table-cell>
              <table:table-cell office:value-type="float" office:value="468192">
                <text:p>468192</text:p>
              </table:table-cell>
              <table:table-cell office:value-type="float" office:value="1">
                <text:p>1</text:p>
              </table:table-cell>
              <table:table-cell office:value-type="float" office:value="123168">
                <text:p>123168</text:p>
              </table:table-cell>
              <table:table-cell office:value-type="float" office:value="1">
                <text:p>1</text:p>
              </table:table-cell>
              <table:table-cell office:value-type="float" office:value="76320">
                <text:p>76320</text:p>
              </table:table-cell>
              <table:table-cell office:value-type="float" office:value="1">
                <text:p>1</text:p>
              </table:table-cell>
              <table:table-cell office:value-type="float" office:value="143872">
                <text:p>1438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82272">
                <text:p>82272</text:p>
              </table:table-cell>
              <table:table-cell office:value-type="float" office:value="2">
                <text:p>2</text:p>
              </table:table-cell>
              <table:table-cell office:value-type="float" office:value="233264">
                <text:p>233264</text:p>
              </table:table-cell>
              <table:table-cell office:value-type="float" office:value="2">
                <text:p>2</text:p>
              </table:table-cell>
              <table:table-cell office:value-type="float" office:value="85136">
                <text:p>85136</text:p>
              </table:table-cell>
              <table:table-cell office:value-type="float" office:value="2">
                <text:p>2</text:p>
              </table:table-cell>
              <table:table-cell office:value-type="float" office:value="40576">
                <text:p>40576</text:p>
              </table:table-cell>
              <table:table-cell office:value-type="float" office:value="2">
                <text:p>2</text:p>
              </table:table-cell>
              <table:table-cell office:value-type="float" office:value="103776">
                <text:p>1037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95200">
                <text:p>95200</text:p>
              </table:table-cell>
              <table:table-cell office:value-type="float" office:value="3">
                <text:p>3</text:p>
              </table:table-cell>
              <table:table-cell office:value-type="float" office:value="164352">
                <text:p>164352</text:p>
              </table:table-cell>
              <table:table-cell office:value-type="float" office:value="3">
                <text:p>3</text:p>
              </table:table-cell>
              <table:table-cell office:value-type="float" office:value="65152">
                <text:p>65152</text:p>
              </table:table-cell>
              <table:table-cell office:value-type="float" office:value="3">
                <text:p>3</text:p>
              </table:table-cell>
              <table:table-cell office:value-type="float" office:value="22400">
                <text:p>22400</text:p>
              </table:table-cell>
              <table:table-cell office:value-type="float" office:value="3">
                <text:p>3</text:p>
              </table:table-cell>
              <table:table-cell office:value-type="float" office:value="40624">
                <text:p>406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6256">
                <text:p>16256</text:p>
              </table:table-cell>
              <table:table-cell office:value-type="float" office:value="4">
                <text:p>4</text:p>
              </table:table-cell>
              <table:table-cell office:value-type="float" office:value="92544">
                <text:p>92544</text:p>
              </table:table-cell>
              <table:table-cell office:value-type="float" office:value="4">
                <text:p>4</text:p>
              </table:table-cell>
              <table:table-cell office:value-type="float" office:value="65840">
                <text:p>65840</text:p>
              </table:table-cell>
              <table:table-cell office:value-type="float" office:value="4">
                <text:p>4</text:p>
              </table:table-cell>
              <table:table-cell office:value-type="float" office:value="20416">
                <text:p>20416</text:p>
              </table:table-cell>
              <table:table-cell office:value-type="float" office:value="4">
                <text:p>4</text:p>
              </table:table-cell>
              <table:table-cell office:value-type="float" office:value="18784">
                <text:p>18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57744">
                <text:p>57744</text:p>
              </table:table-cell>
              <table:table-cell office:value-type="float" office:value="5">
                <text:p>5</text:p>
              </table:table-cell>
              <table:table-cell office:value-type="float" office:value="165744">
                <text:p>165744</text:p>
              </table:table-cell>
              <table:table-cell office:value-type="float" office:value="5">
                <text:p>5</text:p>
              </table:table-cell>
              <table:table-cell office:value-type="float" office:value="136192">
                <text:p>136192</text:p>
              </table:table-cell>
              <table:table-cell office:value-type="float" office:value="5">
                <text:p>5</text:p>
              </table:table-cell>
              <table:table-cell office:value-type="float" office:value="106944">
                <text:p>106944</text:p>
              </table:table-cell>
              <table:table-cell office:value-type="float" office:value="5">
                <text:p>5</text:p>
              </table:table-cell>
              <table:table-cell office:value-type="float" office:value="183536">
                <text:p>1835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95008">
                <text:p>95008</text:p>
              </table:table-cell>
              <table:table-cell office:value-type="float" office:value="6">
                <text:p>6</text:p>
              </table:table-cell>
              <table:table-cell office:value-type="float" office:value="331568">
                <text:p>331568</text:p>
              </table:table-cell>
              <table:table-cell office:value-type="float" office:value="6">
                <text:p>6</text:p>
              </table:table-cell>
              <table:table-cell office:value-type="float" office:value="161056">
                <text:p>161056</text:p>
              </table:table-cell>
              <table:table-cell office:value-type="float" office:value="6">
                <text:p>6</text:p>
              </table:table-cell>
              <table:table-cell office:value-type="float" office:value="73728">
                <text:p>73728</text:p>
              </table:table-cell>
              <table:table-cell office:value-type="float" office:value="6">
                <text:p>6</text:p>
              </table:table-cell>
              <table:table-cell office:value-type="float" office:value="91392">
                <text:p>913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9648">
                <text:p>19648</text:p>
              </table:table-cell>
              <table:table-cell office:value-type="float" office:value="7">
                <text:p>7</text:p>
              </table:table-cell>
              <table:table-cell office:value-type="float" office:value="183040">
                <text:p>183040</text:p>
              </table:table-cell>
              <table:table-cell office:value-type="float" office:value="7">
                <text:p>7</text:p>
              </table:table-cell>
              <table:table-cell office:value-type="float" office:value="141680">
                <text:p>141680</text:p>
              </table:table-cell>
              <table:table-cell office:value-type="float" office:value="7">
                <text:p>7</text:p>
              </table:table-cell>
              <table:table-cell office:value-type="float" office:value="157200">
                <text:p>157200</text:p>
              </table:table-cell>
              <table:table-cell office:value-type="float" office:value="7">
                <text:p>7</text:p>
              </table:table-cell>
              <table:table-cell office:value-type="float" office:value="52624">
                <text:p>526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63168">
                <text:p>63168</text:p>
              </table:table-cell>
              <table:table-cell office:value-type="float" office:value="8">
                <text:p>8</text:p>
              </table:table-cell>
              <table:table-cell office:value-type="float" office:value="293008">
                <text:p>293008</text:p>
              </table:table-cell>
              <table:table-cell office:value-type="float" office:value="8">
                <text:p>8</text:p>
              </table:table-cell>
              <table:table-cell office:value-type="float" office:value="156048">
                <text:p>156048</text:p>
              </table:table-cell>
              <table:table-cell office:value-type="float" office:value="8">
                <text:p>8</text:p>
              </table:table-cell>
              <table:table-cell office:value-type="float" office:value="256416">
                <text:p>256416</text:p>
              </table:table-cell>
              <table:table-cell office:value-type="float" office:value="8">
                <text:p>8</text:p>
              </table:table-cell>
              <table:table-cell office:value-type="float" office:value="124336">
                <text:p>1243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9024">
                <text:p>29024</text:p>
              </table:table-cell>
              <table:table-cell office:value-type="float" office:value="9">
                <text:p>9</text:p>
              </table:table-cell>
              <table:table-cell office:value-type="float" office:value="109712">
                <text:p>109712</text:p>
              </table:table-cell>
              <table:table-cell office:value-type="float" office:value="9">
                <text:p>9</text:p>
              </table:table-cell>
              <table:table-cell office:value-type="float" office:value="114864">
                <text:p>114864</text:p>
              </table:table-cell>
              <table:table-cell office:value-type="float" office:value="9">
                <text:p>9</text:p>
              </table:table-cell>
              <table:table-cell office:value-type="float" office:value="46880">
                <text:p>46880</text:p>
              </table:table-cell>
              <table:table-cell office:value-type="float" office:value="9">
                <text:p>9</text:p>
              </table:table-cell>
              <table:table-cell office:value-type="float" office:value="68800">
                <text:p>6880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tick-marks-minor-inner="false" chart:tick-marks-minor-outer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2.202cm" svg:y="0.316cm" chart:style-name="ch2">
          <text:p>Average time to complete objectives per comms. range %</text:p>
        </chart:title>
        <chart:legend chart:legend-position="end" svg:x="12.301cm" svg:y="3.703cm" style:legend-expansion="high" chart:style-name="ch3"/>
        <chart:plot-area chart:style-name="ch4" table:cell-range-address="SummaryDataUnits.K2:SummaryDataUnits.N6" chart:data-source-has-labels="row" svg:x="1.331cm" svg:y="1.275cm" svg:width="10.65cm" svg:height="6.564cm">
          <chartooo:coordinate-region svg:x="2.138cm" svg:y="1.474cm" svg:width="9.563cm" svg:height="5.718cm"/>
          <chart:axis chart:dimension="x" chart:name="primary-x" chart:style-name="ch5">
            <chart:title svg:x="5.395cm" svg:y="8.019cm" chart:style-name="ch6">
              <text:p>Comms range %</text:p>
            </chart:title>
          </chart:axis>
          <chart:axis chart:dimension="y" chart:name="primary-y" chart:style-name="ch7">
            <chart:title svg:x="0.451cm" svg:y="5.183cm" chart:style-name="ch8">
              <text:p>Time (s)</text:p>
            </chart:title>
            <chart:grid chart:style-name="ch9" chart:class="major"/>
          </chart:axis>
          <chart:series chart:style-name="ch10" chart:values-cell-range-address="SummaryDataUnits.L2:SummaryDataUnits.L6" loext:label-string="avgtimedetect" chart:class="chart:scatter">
            <chart:domain table:cell-range-address="SummaryDataUnits.K2:SummaryDataUnits.K6"/>
            <chart:data-point chart:repeated="5"/>
          </chart:series>
          <chart:series chart:style-name="ch11" chart:values-cell-range-address="SummaryDataUnits.M2:SummaryDataUnits.M6" loext:label-string="avgtimedestroy" chart:class="chart:scatter">
            <chart:data-point chart:repeated="5"/>
          </chart:series>
          <chart:series chart:style-name="ch12" chart:values-cell-range-address="SummaryDataUnits.N2:SummaryDataUnits.N6" loext:label-string="avgtimeknown" chart:class="chart:scatter"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avgtimedetect</text:p>
              </table:table-cell>
              <table:table-cell office:value-type="string">
                <text:p>avgtimedestroy</text:p>
              </table:table-cell>
              <table:table-cell office:value-type="string">
                <text:p>avgtimeknow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ummaryDataUnits.K2:SummaryDataUnits.K6</svg:desc>
                </draw:g>
              </table:table-cell>
              <table:table-cell office:value-type="float" office:value="115.9744">
                <text:p>115.9744</text:p>
                <draw:g>
                  <svg:desc>SummaryDataUnits.L2:SummaryDataUnits.L6</svg:desc>
                </draw:g>
              </table:table-cell>
              <table:table-cell office:value-type="float" office:value="205.649777777778">
                <text:p>205.649777777778</text:p>
                <draw:g>
                  <svg:desc>SummaryDataUnits.M2:SummaryDataUnits.M6</svg:desc>
                </draw:g>
              </table:table-cell>
              <table:table-cell office:value-type="float" office:value="61.1072">
                <text:p>61.1072</text:p>
                <draw:g>
                  <svg:desc>SummaryDataUnits.N2:SummaryDataUnits.N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150.6688">
                <text:p>150.6688</text:p>
              </table:table-cell>
              <table:table-cell office:value-type="float" office:value="239.368">
                <text:p>239.368</text:p>
              </table:table-cell>
              <table:table-cell office:value-type="float" office:value="90.4896">
                <text:p>90.48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16.0592">
                <text:p>116.0592</text:p>
              </table:table-cell>
              <table:table-cell office:value-type="float" office:value="230.714666666667">
                <text:p>230.714666666667</text:p>
              </table:table-cell>
              <table:table-cell office:value-type="float" office:value="94.5152">
                <text:p>94.51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238.208">
                <text:p>238.208</text:p>
              </table:table-cell>
              <table:table-cell office:value-type="float" office:value="278.608">
                <text:p>278.608</text:p>
              </table:table-cell>
              <table:table-cell office:value-type="float" office:value="241.632">
                <text:p>241.63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79.904">
                <text:p>379.904</text:p>
              </table:table-cell>
              <table:table-cell office:value-type="float" office:value="554.368">
                <text:p>554.368</text:p>
              </table:table-cell>
              <table:table-cell office:value-type="float" office:value="338.88">
                <text:p>338.8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